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CMyungjo" svg:font-family="PCMyungjo"/>
    <style:font-face style:name="TH Sarabun New" svg:font-family="'TH Sarabun New'"/>
    <style:font-face style:name="SimSun" svg:font-family="SimSun" style:font-pitch="variable"/>
    <style:font-face style:name="TH Sarabun New1" svg:font-family="'TH Sarabun New'"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office:font-face-decls>
  <office:automatic-styles>
    <style:style style:name="Table1" style:family="table">
      <style:table-properties style:width="15.931cm" table:align="left" style:writing-mode="lr-tb"/>
    </style:style>
    <style:style style:name="Table1.A" style:family="table-column">
      <style:table-column-properties style:column-width="15.931cm"/>
    </style:style>
    <style:style style:name="Table1.1" style:family="table-row">
      <style:table-row-properties fo:keep-together="auto"/>
    </style:style>
    <style:style style:name="Table1.A1" style:family="table-cell">
      <style:table-cell-properties style:vertical-align="top" fo:padding="0.499cm" fo:border="1pt solid #000000" style:writing-mode="lr-tb"/>
    </style:style>
    <style:style style:name="P1" style:family="paragraph" style:parent-style-name="Header">
      <style:text-properties officeooo:paragraph-rsid="002296de"/>
    </style:style>
    <style:style style:name="P2" style:family="paragraph" style:parent-style-name="Standard">
      <style:paragraph-properties>
        <style:tab-stops>
          <style:tab-stop style:position="11cm"/>
        </style:tab-stops>
      </style:paragraph-properties>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style:tab-stops>
          <style:tab-stop style:position="14cm" style:type="right"/>
          <style:tab-stop style:position="16cm" style:type="right"/>
        </style:tab-stops>
      </style:paragraph-properties>
      <style:text-properties officeooo:paragraph-rsid="001a31d2" style:font-name-asian="Cordia New"/>
    </style:style>
    <style:style style:name="P5" style:family="paragraph" style:parent-style-name="Standard">
      <style:paragraph-properties fo:margin-left="2cm" fo:margin-right="0cm" fo:orphans="2" fo:widows="2" fo:text-indent="0cm" style:auto-text-indent="false" style:writing-mode="lr-tb"/>
    </style:style>
    <style:style style:name="P6" style:family="paragraph" style:parent-style-name="Standard">
      <style:paragraph-properties fo:margin-left="2cm" fo:margin-right="0cm" fo:text-indent="0cm" style:auto-text-indent="false"/>
    </style:style>
    <style:style style:name="P7" style:family="paragraph" style:parent-style-name="Standard">
      <style:paragraph-properties fo:margin-left="2cm" fo:margin-right="0cm" fo:orphans="2" fo:widows="2" fo:text-indent="1cm" style:auto-text-indent="false" style:writing-mode="lr-tb"/>
    </style:style>
    <style:style style:name="P8" style:family="paragraph" style:parent-style-name="Title">
      <style:text-properties officeooo:paragraph-rsid="00219429"/>
    </style:style>
    <style:style style:name="P9" style:family="paragraph" style:parent-style-name="HRC-TOC" style:list-style-name="WW8Num2">
      <style:text-properties officeooo:paragraph-rsid="001a31d2"/>
    </style:style>
    <style:style style:name="P10" style:family="paragraph" style:parent-style-name="HRC-Heading_20_2">
      <style:text-properties fo:font-weight="bold" style:font-weight-asian="bold" style:font-weight-complex="bold"/>
    </style:style>
    <style:style style:name="P11" style:family="paragraph" style:parent-style-name="HRC-Heading_20_2">
      <style:paragraph-properties fo:break-before="page"/>
      <style:text-properties fo:font-weight="bold" style:font-weight-asian="bold" style:font-weight-complex="bold"/>
    </style:style>
    <style:style style:name="P12" style:family="paragraph" style:parent-style-name="Footnote">
      <style:text-properties officeooo:paragraph-rsid="002e862a"/>
    </style:style>
    <style:style style:name="P13" style:family="paragraph" style:parent-style-name="HRC-Text" style:list-style-name="HRC-Text-Numbering"/>
    <style:style style:name="P14" style:family="paragraph" style:parent-style-name="HRC-Text" style:list-style-name="HRC-Text-Numbering">
      <style:text-properties officeooo:paragraph-rsid="002862b4"/>
    </style:style>
    <style:style style:name="P15" style:family="paragraph" style:parent-style-name="HRC-Heading_20_1">
      <style:text-properties fo:font-weight="bold" style:font-weight-asian="bold" style:font-weight-complex="bold"/>
    </style:style>
    <style:style style:name="P16" style:family="paragraph" style:parent-style-name="HRC-Heading_20_1">
      <style:paragraph-properties fo:break-before="page"/>
    </style:style>
    <style:style style:name="P17" style:family="paragraph" style:parent-style-name="HRC-Text-Conclusion" style:list-style-name="HRC-Text-Numbering"/>
    <style:style style:name="P18" style:family="paragraph" style:parent-style-name="HRC-Text-Conclusion" style:list-style-name="HRC-Text-Numbering">
      <style:paragraph-properties fo:margin-top="0cm" fo:margin-bottom="0.212cm" style:contextual-spacing="false"/>
    </style:style>
    <style:style style:name="P19" style:family="paragraph" style:parent-style-name="Contents_20_Heading" style:master-page-name="Convert_20_1">
      <style:paragraph-properties style:page-number="auto" fo:break-before="page"/>
    </style:style>
    <style:style style:name="P20" style:family="paragraph" style:parent-style-name="Standard" style:master-page-name="Standard">
      <style:paragraph-properties style:page-number="auto">
        <style:tab-stops>
          <style:tab-stop style:position="16cm" style:type="right"/>
        </style:tab-stops>
      </style:paragraph-properties>
    </style:style>
    <style:style style:name="P21" style:family="paragraph">
      <style:paragraph-properties fo:text-align="center"/>
    </style:style>
    <style:style style:name="T1" style:family="text">
      <style:text-properties fo:font-size="16pt" style:font-size-asian="16pt" style:font-size-complex="16pt"/>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style:font-name="TH Sarabun New1" fo:font-size="20pt" fo:font-weight="bold" style:font-size-asian="20pt" style:font-weight-asian="bold" style:font-size-complex="20pt"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style:font-name="Arial" style:font-name-complex="Arial"/>
    </style:style>
    <style:style style:name="T8" style:family="text">
      <style:text-properties officeooo:rsid="001225ba"/>
    </style:style>
    <style:style style:name="T9" style:family="text">
      <style:text-properties officeooo:rsid="00173a81"/>
    </style:style>
    <style:style style:name="T10" style:family="text">
      <style:text-properties officeooo:rsid="001a31d2"/>
    </style:style>
    <style:style style:name="T11" style:family="text">
      <style:text-properties officeooo:rsid="00257ec2"/>
    </style:style>
    <style:style style:name="T12" style:family="text">
      <style:text-properties officeooo:rsid="00275491"/>
    </style:style>
    <style:style style:name="T13" style:family="text">
      <style:text-properties officeooo:rsid="002862b4"/>
    </style:style>
    <style:style style:name="T14" style:family="text">
      <style:text-properties officeooo:rsid="002b9b18"/>
    </style:style>
    <style:style style:name="T15" style:family="text">
      <style:text-properties officeooo:rsid="002bd8a2"/>
    </style:style>
    <style:style style:name="T16" style:family="text">
      <style:text-properties officeooo:rsid="002e862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19cm" svg:stroke-color="#000000" draw:marker-start-width="0.383cm" draw:marker-end-width="0.383cm" draw:fill="solid" draw:fill-color="#000000" draw:textarea-horizontal-align="center" draw:textarea-vertical-align="middle"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องค์การสหประชาชาติ<text:tab/></text:span><text:span text:style-name="T3">A</text:span>/HRC/23/40</text:p>
      <text:p text:style-name="P2"><text:span text:style-name="T4">สมัชชาใหญ่แห่งสหประชาชาติ<text:tab/></text:span>การแจกจ่าย: ทั่วไป<text:line-break/><text:tab/>17 เมษายน 2556</text:p>
      <text:p text:style-name="P2"><text:tab/>ภาษาเดิม: อังกฤษ</text:p>
      <text:p text:style-name="P2"><text:tab/><text:span text:style-name="Emphasis"><text:span text:style-name="T11">(Unofficial Thai Translation)</text:span></text:span></text:p>
      <text:p text:style-name="Standard"/>
      <text:p text:style-name="Standard"><text:span text:style-name="Strong_20_Emphasis"><text:span text:style-name="T1">คณะมนตรีสิทธิมนุษยชนแห่งสหประชาชาติ</text:span></text:span></text:p>
      <text:p text:style-name="Standard"><text:span text:style-name="Strong_20_Emphasis">สมัยประชุมที่ 23</text:span></text:p>
      <text:p text:style-name="Standard">วาระที่ 3</text:p>
      <text:p text:style-name="Standard"><text:span text:style-name="Strong_20_Emphasis">การส่งเสริมและคุ้มครองสิทธิมนุษยชน สิทธิพลเมือง<text:line-break/>การเมือง เศรษฐกิจ สังคมและวัฒนธรรม<text:line-break/>รวมทั้งสิทธิด้านการพัฒนา</text:span></text:p>
      <text:p text:style-name="Standard"><text:span text:style-name="Strong_20_Emphasis"/></text:p>
      <text:p text:style-name="P6"><text:span text:style-name="T6">Report of the Special Rapporteur on the promotion and protection of the right to freedom of opinion and expression, Frank La Rue</text:span><text:span text:style-name="Footnote_20_anchor"><text:span text:style-name="T6"><text:note text:id="ftn1" text:note-class="footnote"><text:note-citation text:label="*">*</text:note-citation><text:note-body><text:p text:style-name="Footnote">การส่งมอบล่าช้า</text:p></text:note-body></text:note></text:span></text:span></text:p>
      <text:h text:style-name="P8" text:outline-level="1"><text:span text:style-name="T6">รายงานของผู้รายงานพิเศษว่าด้วยการส่งเสริมและคุ้มครองสิทธิและเสรีภาพด้านความเห็นและการแสดงออก แฟรงค์ ลารัว</text:span><text:span text:style-name="Footnote_20_anchor"><text:span text:style-name="T5"><text:note text:id="ftn2" text:note-class="footnote"><text:note-citation text:label="+">+</text:note-citation><text:note-body><text:p text:style-name="P12">ฉบับภาษาไทยอย่างไม่เป็นทางการโดยเครือข่ายพลเมืองเน็ต แปลโดย พิภพ อุดมอิทธิพงศ์ เผยแพร่ครั้งแรก 1<text:span text:style-name="T12">9</text:span> พ.ย. 2556 <text:span text:style-name="T16">(ปรับปรุงคำแปล 23 พ.ย. 2556)</text:span> <text:a xlink:type="simple" xlink:href="https://thainetizen.org/docs/a-hrc-23-40-surveillance-of-communications/"><text:span text:style-name="T8">https://thainetizen.org/docs/a-hrc-23-40-surveillance-of-communications/</text:span></text:a><text:span text:style-name="T8"> <text:s/><text:line-break/>ดาวน์โหลดต้นฉบับภาษาอังกฤษได้ที่ </text:span><text:a xlink:type="simple" xlink:href="http://www.ohchr.org/Documents/HRBodies/HRCouncil/RegularSession/Session23/A.HRC.23.40_EN.pdf"><text:span text:style-name="T8">http://www.ohchr.org/Documents/HRBodies/HRCouncil/RegularSession/Session23/A.HRC.23.40_EN.pdf</text:span></text:a><text:span text:style-name="T8"> </text:span></text:p></text:note-body></text:note></text:span></text:span></text:h>
      <text:p text:style-name="P5"/>
      <table:table table:name="Table1" table:style-name="Table1">
        <table:table-column table:style-name="Table1.A"/>
        <table:table-row table:style-name="Table1.1">
          <table:table-cell table:style-name="Table1.A1" office:value-type="string">
            <text:p text:style-name="P3">สรุป</text:p>
            <text:p text:style-name="P7">รายงานฉบับนี้ส่งมอบให้ตามมติของคณะมนตรีสิทธิมนุษยชนแห่งสหประชาชาติที่ 16/4 เป็นการวิเคราะห์ผลกระทบของการสอดแนมการสื่อสารโดยรัฐต่อการใช้สิทธิมนุษยชนเพื่อเข้าถึงความเป็นส่วนตัวและเสรีภาพด้านความเห็นและการแสดงออก เมื่อคำนึงถึงผลกระทบจากความก้าวหน้าด้านเทคโนโลยีที่สำคัญด้านการสื่อสาร รายงานเน้นย้ำถึงความจำเป็นเร่งด่วนที่จะต้องศึกษาวิธีการใหม่ ๆ ในการสอดแนมข้อมูล และการแก้ไขเพิ่มเติมกฎหมายในประเทศที่ควบคุมการปฏิบัติดังกล่าวให้สอดคล้องกับมาตรฐานสิทธิมนุษยชน</text:p>
          </table:table-cell>
        </table:table-row>
      </table:table>
      <text:table-of-content text:style-name="Sect1" text:name="Table of Contents1">
        <text:table-of-content-source text:outline-level="2">
          <text:index-title-template text:style-name="Contents_20_Heading">สารบัญ</text:index-title-template>
          <text:table-of-content-entry-template text:outline-level="1" text:style-name="HRC-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RC-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9" text:outline-level="1">สารบัญ</text:h>
          </text:index-title>
          <text:p text:style-name="P4"><text:tab/>ย่อหน้า<text:tab/>หน้า</text:p>
          <text:list xml:id="list4969908455416912123" text:style-name="WW8Num2">
            <text:list-item>
              <text:p text:style-name="P9"><text:a xlink:type="simple" xlink:href="#__RefHeading__10838_981571041" text:style-name="Index_20_Link" text:visited-style-name="Index_20_Link">อารัมภบท<text:tab/><text:tab/>1</text:a><text:a xlink:type="simple" xlink:href="#__RefHeading__10838_981571041" text:style-name="Index_20_Link" text:visited-style-name="Index_20_Link"><text:span text:style-name="T7">−</text:span></text:a><text:a xlink:type="simple" xlink:href="#__RefHeading__10838_981571041" text:style-name="Index_20_Link" text:visited-style-name="Index_20_Link">6<text:tab/></text:a><text:span text:style-name="T10">3</text:span></text:p>
            </text:list-item>
            <text:list-item>
              <text:p text:style-name="P9"><text:a xlink:type="simple" xlink:href="#__RefHeading__10840_981571041" text:style-name="Index_20_Link" text:visited-style-name="Index_20_Link">กิจกรรมของผู้รายงานพิเศษ<text:tab/><text:tab/>7</text:a><text:a xlink:type="simple" xlink:href="#__RefHeading__10840_981571041" text:style-name="Index_20_Link" text:visited-style-name="Index_20_Link"><text:span text:style-name="T7">−</text:span></text:a><text:a xlink:type="simple" xlink:href="#__RefHeading__10840_981571041" text:style-name="Index_20_Link" text:visited-style-name="Index_20_Link">10</text:a><text:tab/><text:span text:style-name="T10">4</text:span></text:p>
            </text:list-item>
            <text:list-item>
              <text:p text:style-name="P9"><text:a xlink:type="simple" xlink:href="#__RefHeading__10842_981571041" text:style-name="Index_20_Link" text:visited-style-name="Index_20_Link">การพัฒนาเทคโนโลยีการสอดแนม<text:tab/><text:tab/>11</text:a><text:a xlink:type="simple" xlink:href="#__RefHeading__10842_981571041" text:style-name="Index_20_Link" text:visited-style-name="Index_20_Link"><text:span text:style-name="T7">−</text:span></text:a><text:a xlink:type="simple" xlink:href="#__RefHeading__10842_981571041" text:style-name="Index_20_Link" text:visited-style-name="Index_20_Link">18<text:tab/></text:a><text:span text:style-name="T10">4</text:span></text:p>
            </text:list-item>
            <text:list-item>
              <text:p text:style-name="P9"><text:a xlink:type="simple" xlink:href="#__RefHeading__10844_981571041" text:style-name="Index_20_Link" text:visited-style-name="Index_20_Link">กรอบสิทธิมนุษยชนระหว่างประเทศ<text:tab/><text:tab/>19</text:a><text:a xlink:type="simple" xlink:href="#__RefHeading__10844_981571041" text:style-name="Index_20_Link" text:visited-style-name="Index_20_Link"><text:span text:style-name="T7">−</text:span></text:a><text:a xlink:type="simple" xlink:href="#__RefHeading__10844_981571041" text:style-name="Index_20_Link" text:visited-style-name="Index_20_Link">32<text:tab/></text:a><text:span text:style-name="T10">6</text:span></text:p>
              <text:list>
                <text:list-item>
                  <text:p text:style-name="P9"><text:a xlink:type="simple" xlink:href="#__RefHeading__10846_981571041" text:style-name="Index_20_Link" text:visited-style-name="Index_20_Link">ความสัมพันธ์ระหว่างสิทธิความเป็นส่วนตัวกับเสรีภาพด้านความเห็นและ<text:line-break/>การแสดงออก<text:tab/><text:tab/>24</text:a><text:a xlink:type="simple" xlink:href="#__RefHeading__10846_981571041" text:style-name="Index_20_Link" text:visited-style-name="Index_20_Link"><text:span text:style-name="T7">−</text:span></text:a><text:a xlink:type="simple" xlink:href="#__RefHeading__10846_981571041" text:style-name="Index_20_Link" text:visited-style-name="Index_20_Link">27<text:tab/></text:a><text:span text:style-name="T10">7</text:span></text:p>
                </text:list-item>
                <text:list-item>
                  <text:p text:style-name="P9"><text:a xlink:type="simple" xlink:href="#__RefHeading__10848_981571041" text:style-name="Index_20_Link" text:visited-style-name="Index_20_Link">การจำกัดที่เป็นไปได้กรณีความเป็นส่วนตัวและเสรีภาพในการแสดงออก<text:tab/><text:tab/>28</text:a><text:a xlink:type="simple" xlink:href="#__RefHeading__10848_981571041" text:style-name="Index_20_Link" text:visited-style-name="Index_20_Link"><text:span text:style-name="T7">−</text:span></text:a><text:a xlink:type="simple" xlink:href="#__RefHeading__10848_981571041" text:style-name="Index_20_Link" text:visited-style-name="Index_20_Link">29<text:tab/></text:a><text:span text:style-name="T10">8</text:span></text:p>
                </text:list-item>
                <text:list-item>
                  <text:p text:style-name="P9"><text:a xlink:type="simple" xlink:href="#__RefHeading__10850_981571041" text:style-name="Index_20_Link" text:visited-style-name="Index_20_Link">การพิจารณาล่าสุดของกลไกสิทธิมนุษยชนเพื่อคุ้มครองสิทธิมนุษยชน<text:tab/><text:tab/>30</text:a><text:a xlink:type="simple" xlink:href="#__RefHeading__10850_981571041" text:style-name="Index_20_Link" text:visited-style-name="Index_20_Link"><text:span text:style-name="T7">−</text:span></text:a><text:a xlink:type="simple" xlink:href="#__RefHeading__10850_981571041" text:style-name="Index_20_Link" text:visited-style-name="Index_20_Link">32<text:tab/></text:a><text:span text:style-name="T10">9</text:span></text:p>
                </text:list-item>
              </text:list>
            </text:list-item>
            <text:list-item>
              <text:p text:style-name="P9"><text:a xlink:type="simple" xlink:href="#__RefHeading__10852_981571041" text:style-name="Index_20_Link" text:visited-style-name="Index_20_Link">วิธีการสอดแนมการสื่อสาร<text:tab/><text:tab/>33</text:a><text:a xlink:type="simple" xlink:href="#__RefHeading__10852_981571041" text:style-name="Index_20_Link" text:visited-style-name="Index_20_Link"><text:span text:style-name="T7">−</text:span></text:a><text:a xlink:type="simple" xlink:href="#__RefHeading__10852_981571041" text:style-name="Index_20_Link" text:visited-style-name="Index_20_Link">49<text:tab/>1</text:a><text:span text:style-name="T10">0</text:span></text:p>
              <text:list>
                <text:list-item>
                  <text:p text:style-name="P9"><text:a xlink:type="simple" xlink:href="#__RefHeading__10854_981571041" text:style-name="Index_20_Link" text:visited-style-name="Index_20_Link">การสอดแนมการสื่อสารอย่างเจาะจงเป้าหมาย<text:tab/><text:tab/>34</text:a><text:a xlink:type="simple" xlink:href="#__RefHeading__10854_981571041" text:style-name="Index_20_Link" text:visited-style-name="Index_20_Link"><text:span text:style-name="T7">−</text:span></text:a><text:a xlink:type="simple" xlink:href="#__RefHeading__10854_981571041" text:style-name="Index_20_Link" text:visited-style-name="Index_20_Link">37<text:tab/>1</text:a><text:span text:style-name="T10">0</text:span></text:p>
                </text:list-item>
                <text:list-item>
                  <text:p text:style-name="P9"><text:a xlink:type="simple" xlink:href="#__RefHeading__10856_981571041" text:style-name="Index_20_Link" text:visited-style-name="Index_20_Link">การสอดแนมการสื่อสารในวงกว้าง<text:tab/><text:tab/>38</text:a><text:a xlink:type="simple" xlink:href="#__RefHeading__10856_981571041" text:style-name="Index_20_Link" text:visited-style-name="Index_20_Link"><text:span text:style-name="T7">−</text:span></text:a><text:a xlink:type="simple" xlink:href="#__RefHeading__10856_981571041" text:style-name="Index_20_Link" text:visited-style-name="Index_20_Link">40<text:tab/>1</text:a><text:span text:style-name="T10">1</text:span></text:p>
                </text:list-item>
                <text:list-item>
                  <text:p text:style-name="P9"><text:a xlink:type="simple" xlink:href="#__RefHeading__10858_981571041" text:style-name="Index_20_Link" text:visited-style-name="Index_20_Link">การเข้าถึงข้อมูลการสื่อสาร<text:tab/><text:tab/>41</text:a><text:a xlink:type="simple" xlink:href="#__RefHeading__10858_981571041" text:style-name="Index_20_Link" text:visited-style-name="Index_20_Link"><text:span text:style-name="T7">−</text:span></text:a><text:a xlink:type="simple" xlink:href="#__RefHeading__10858_981571041" text:style-name="Index_20_Link" text:visited-style-name="Index_20_Link">43<text:tab/>1</text:a><text:span text:style-name="T10">1</text:span></text:p>
                </text:list-item>
                <text:list-item>
                  <text:p text:style-name="P9"><text:a xlink:type="simple" xlink:href="#__RefHeading__10860_981571041" text:style-name="Index_20_Link" text:visited-style-name="Index_20_Link">การกรองเนื้อหาอินเทอร์เน็ตและการเซ็นเซอร์<text:tab/><text:tab/>44</text:a><text:a xlink:type="simple" xlink:href="#__RefHeading__10860_981571041" text:style-name="Index_20_Link" text:visited-style-name="Index_20_Link"><text:span text:style-name="T7">−</text:span></text:a><text:a xlink:type="simple" xlink:href="#__RefHeading__10860_981571041" text:style-name="Index_20_Link" text:visited-style-name="Index_20_Link">46<text:tab/>1</text:a><text:span text:style-name="T10">2</text:span></text:p>
                </text:list-item>
                <text:list-item>
                  <text:p text:style-name="P9"><text:a xlink:type="simple" xlink:href="#__RefHeading__10862_981571041" text:style-name="Index_20_Link" text:visited-style-name="Index_20_Link">การห้ามไม่ให้ปกปิดชื่อ<text:tab/><text:tab/>47</text:a><text:a xlink:type="simple" xlink:href="#__RefHeading__10862_981571041" text:style-name="Index_20_Link" text:visited-style-name="Index_20_Link"><text:span text:style-name="T7">−</text:span></text:a><text:a xlink:type="simple" xlink:href="#__RefHeading__10862_981571041" text:style-name="Index_20_Link" text:visited-style-name="Index_20_Link">49<text:tab/>1</text:a><text:span text:style-name="T10">3</text:span></text:p>
                </text:list-item>
              </text:list>
            </text:list-item>
            <text:list-item>
              <text:p text:style-name="P9"><text:a xlink:type="simple" xlink:href="#__RefHeading__10864_981571041" text:style-name="Index_20_Link" text:visited-style-name="Index_20_Link">ข้อกังวลเกี่ยวกับมาตรฐานกฎหมายในประเทศ<text:tab/><text:tab/>50</text:a><text:a xlink:type="simple" xlink:href="#__RefHeading__10864_981571041" text:style-name="Index_20_Link" text:visited-style-name="Index_20_Link"><text:span text:style-name="T7">−</text:span></text:a><text:a xlink:type="simple" xlink:href="#__RefHeading__10864_981571041" text:style-name="Index_20_Link" text:visited-style-name="Index_20_Link">71<text:tab/>1</text:a><text:span text:style-name="T10">3</text:span></text:p>
              <text:list>
                <text:list-item>
                  <text:p text:style-name="P9"><text:a xlink:type="simple" xlink:href="#__RefHeading__10866_981571041" text:style-name="Index_20_Link" text:visited-style-name="Index_20_Link">การขาดการกำกับดูแลจากศาล<text:tab/><text:tab/>54</text:a><text:a xlink:type="simple" xlink:href="#__RefHeading__10866_981571041" text:style-name="Index_20_Link" text:visited-style-name="Index_20_Link"><text:span text:style-name="T7">−</text:span></text:a><text:a xlink:type="simple" xlink:href="#__RefHeading__10866_981571041" text:style-name="Index_20_Link" text:visited-style-name="Index_20_Link">57<text:tab/>1</text:a><text:span text:style-name="T10">4</text:span></text:p>
                </text:list-item>
                <text:list-item>
                  <text:p text:style-name="P9"><text:a xlink:type="simple" xlink:href="#__RefHeading__10868_981571041" text:style-name="Index_20_Link" text:visited-style-name="Index_20_Link">ข้อยกเว้นด้านความมั่นคงของชาติ<text:tab/><text:tab/>58</text:a><text:a xlink:type="simple" xlink:href="#__RefHeading__10868_981571041" text:style-name="Index_20_Link" text:visited-style-name="Index_20_Link"><text:span text:style-name="T7">−</text:span></text:a><text:a xlink:type="simple" xlink:href="#__RefHeading__10868_981571041" text:style-name="Index_20_Link" text:visited-style-name="Index_20_Link">60<text:tab/>1</text:a><text:span text:style-name="T10">5</text:span></text:p>
                </text:list-item>
                <text:list-item>
                  <text:p text:style-name="HRC-TOC"><text:a xlink:type="simple" xlink:href="#__RefHeading__10870_981571041" text:style-name="Index_20_Link" text:visited-style-name="Index_20_Link">การเข้าถึงข้อมูลการสื่อสารที่ขาดการควบคุม<text:tab/><text:tab/></text:a><text:a xlink:type="simple" xlink:href="#__RefHeading__10870_981571041" text:style-name="Index_20_Link" text:visited-style-name="Index_20_Link"><text:span text:style-name="T10">61<text:tab/></text:span></text:a><text:a xlink:type="simple" xlink:href="#__RefHeading__10870_981571041" text:style-name="Index_20_Link" text:visited-style-name="Index_20_Link">1</text:a><text:span text:style-name="T10">6</text:span></text:p>
                </text:list-item>
                <text:list-item>
                  <text:p text:style-name="P9"><text:a xlink:type="simple" xlink:href="#__RefHeading__10872_981571041" text:style-name="Index_20_Link" text:visited-style-name="Index_20_Link">การสอดแนมนอกเหนือจากกฎหมาย<text:tab/><text:tab/>62</text:a><text:a xlink:type="simple" xlink:href="#__RefHeading__10872_981571041" text:style-name="Index_20_Link" text:visited-style-name="Index_20_Link"><text:span text:style-name="T7">−</text:span></text:a><text:a xlink:type="simple" xlink:href="#__RefHeading__10872_981571041" text:style-name="Index_20_Link" text:visited-style-name="Index_20_Link">63<text:tab/>1</text:a><text:span text:style-name="T10">6</text:span></text:p>
                </text:list-item>
                <text:list-item>
                  <text:p text:style-name="P9"><text:a xlink:type="simple" xlink:href="#__RefHeading__10874_981571041" text:style-name="Index_20_Link" text:visited-style-name="Index_20_Link">การใช้กฎหมายการสอดแนมข้อมูลนอกอาณาเขต<text:tab/><text:tab/></text:a><text:a xlink:type="simple" xlink:href="#__RefHeading__10874_981571041" text:style-name="Index_20_Link" text:visited-style-name="Index_20_Link"><text:span text:style-name="T10">64<text:tab/></text:span></text:a><text:span text:style-name="T10">17</text:span></text:p>
                </text:list-item>
                <text:list-item>
                  <text:p text:style-name="P9"><text:a xlink:type="simple" xlink:href="#__RefHeading__10876_981571041" text:style-name="Index_20_Link" text:visited-style-name="Index_20_Link">การบังคับให้เก็บข้อมูล<text:tab/><text:tab/></text:a><text:a xlink:type="simple" xlink:href="#__RefHeading__10874_981571041" text:style-name="Index_20_Link" text:visited-style-name="Index_20_Link">65</text:a><text:a xlink:type="simple" xlink:href="#__RefHeading__10874_981571041" text:style-name="Index_20_Link" text:visited-style-name="Index_20_Link"><text:span text:style-name="T7">−</text:span></text:a><text:a xlink:type="simple" xlink:href="#__RefHeading__10874_981571041" text:style-name="Index_20_Link" text:visited-style-name="Index_20_Link">67</text:a><text:tab/><text:span text:style-name="T10">17</text:span></text:p>
                </text:list-item>
                <text:list-item>
                  <text:p text:style-name="P9"><text:a xlink:type="simple" xlink:href="#__RefHeading__10878_981571041" text:style-name="Index_20_Link" text:visited-style-name="Index_20_Link">กฎหมายบังคับให้เปิดเผยตัวตน<text:tab/><text:tab/>68</text:a><text:a xlink:type="simple" xlink:href="#__RefHeading__10878_981571041" text:style-name="Index_20_Link" text:visited-style-name="Index_20_Link"><text:span text:style-name="T7">−</text:span></text:a><text:a xlink:type="simple" xlink:href="#__RefHeading__10878_981571041" text:style-name="Index_20_Link" text:visited-style-name="Index_20_Link">70<text:tab/></text:a><text:span text:style-name="T10">18</text:span></text:p>
                </text:list-item>
                <text:list-item>
                  <text:p text:style-name="HRC-TOC"><text:a xlink:type="simple" xlink:href="#__RefHeading__10880_981571041" text:style-name="Index_20_Link" text:visited-style-name="Index_20_Link">ข้อจำกัดต่อการเข้ารหัสและกฎหมายบังคับให้เปิดเผยกุญแจ<text:tab/><text:tab/></text:a><text:a xlink:type="simple" xlink:href="#__RefHeading__10880_981571041" text:style-name="Index_20_Link" text:visited-style-name="Index_20_Link"><text:span text:style-name="T10">71<text:tab/></text:span></text:a><text:span text:style-name="T10">19</text:span></text:p>
                </text:list-item>
              </text:list>
            </text:list-item>
            <text:list-item>
              <text:p text:style-name="P9"><text:a xlink:type="simple" xlink:href="#__RefHeading__10882_981571041" text:style-name="Index_20_Link" text:visited-style-name="Index_20_Link">บทบาทและความรับผิดชอบของภาคเอกชน<text:tab/><text:tab/>72</text:a><text:a xlink:type="simple" xlink:href="#__RefHeading__10882_981571041" text:style-name="Index_20_Link" text:visited-style-name="Index_20_Link"><text:span text:style-name="T7">−</text:span></text:a><text:a xlink:type="simple" xlink:href="#__RefHeading__10882_981571041" text:style-name="Index_20_Link" text:visited-style-name="Index_20_Link">77<text:tab/></text:a><text:span text:style-name="T10">19</text:span></text:p>
            </text:list-item>
            <text:list-item>
              <text:p text:style-name="P9"><text:a xlink:type="simple" xlink:href="#__RefHeading__10884_981571041" text:style-name="Index_20_Link" text:visited-style-name="Index_20_Link">ข้อสรุปและข้อเสนอแนะ<text:tab/><text:tab/>78</text:a><text:a xlink:type="simple" xlink:href="#__RefHeading__10884_981571041" text:style-name="Index_20_Link" text:visited-style-name="Index_20_Link"><text:span text:style-name="T7">−</text:span></text:a><text:a xlink:type="simple" xlink:href="#__RefHeading__10884_981571041" text:style-name="Index_20_Link" text:visited-style-name="Index_20_Link">99<text:tab/></text:a><text:span text:style-name="T10">20</text:span></text:p>
              <text:list>
                <text:list-item>
                  <text:p text:style-name="P9"><text:a xlink:type="simple" xlink:href="#__RefHeading__10886_981571041" text:style-name="Index_20_Link" text:visited-style-name="Index_20_Link">การปรับปรุงและพัฒนากฎหมายและมาตรฐานกฎหมาย<text:tab/><text:tab/>81</text:a><text:a xlink:type="simple" xlink:href="#__RefHeading__10886_981571041" text:style-name="Index_20_Link" text:visited-style-name="Index_20_Link"><text:span text:style-name="T7">−</text:span></text:a><text:a xlink:type="simple" xlink:href="#__RefHeading__10886_981571041" text:style-name="Index_20_Link" text:visited-style-name="Index_20_Link">87<text:tab/>2</text:a><text:span text:style-name="T10">1</text:span></text:p>
                </text:list-item>
                <text:list-item>
                  <text:p text:style-name="P9"><text:a xlink:type="simple" xlink:href="#__RefHeading__10888_981571041" text:style-name="Index_20_Link" text:visited-style-name="Index_20_Link">สนับสนุนการสื่อสารอย่างเป็นส่วนตัว ปลอดภัย และมีการปกปิดชื่อ<text:tab/><text:tab/>88</text:a><text:a xlink:type="simple" xlink:href="#__RefHeading__10888_981571041" text:style-name="Index_20_Link" text:visited-style-name="Index_20_Link"><text:span text:style-name="T7">−</text:span></text:a><text:a xlink:type="simple" xlink:href="#__RefHeading__10888_981571041" text:style-name="Index_20_Link" text:visited-style-name="Index_20_Link">90<text:tab/>2</text:a><text:span text:style-name="T10">2</text:span></text:p>
                </text:list-item>
                <text:list-item>
                  <text:p text:style-name="P9"><text:a xlink:type="simple" xlink:href="#__RefHeading__10890_981571041" text:style-name="Index_20_Link" text:visited-style-name="Index_20_Link">การเพิ่มโอกาสการเข้าถึงข้อมูลของสาธารณะ การเพิ่มความเข้าใจ<text:line-break/>และความตระหนักรู้ถึงภัยคุกคามต่อความเป็นส่วนตัว<text:tab/><text:tab/>91–94<text:tab/>2</text:a><text:span text:style-name="T10">2</text:span></text:p>
                </text:list-item>
                <text:list-item>
                  <text:p text:style-name="P9"><text:a xlink:type="simple" xlink:href="#__RefHeading__10998_981571041" text:style-name="Index_20_Link" text:visited-style-name="Index_20_Link">ควบคุมการใช้ประโยชน์เชิงพาณิชย์ของเทคโนโลยีการสอดแนมข้อมูล<text:tab/><text:tab/>95</text:a><text:a xlink:type="simple" xlink:href="#__RefHeading__10998_981571041" text:style-name="Index_20_Link" text:visited-style-name="Index_20_Link"><text:span text:style-name="T7">−</text:span></text:a><text:a xlink:type="simple" xlink:href="#__RefHeading__10998_981571041" text:style-name="Index_20_Link" text:visited-style-name="Index_20_Link">97<text:tab/>2</text:a><text:span text:style-name="T10">2</text:span></text:p>
                </text:list-item>
                <text:list-item>
                  <text:p text:style-name="P9"><text:a xlink:type="simple" xlink:href="#__RefHeading__10894_981571041" text:style-name="Index_20_Link" text:visited-style-name="Index_20_Link">ส่งเสริมการประเมินพันธกรณีด้านสิทธิมนุษยชนระหว่างประเทศที่เกี่ยวข้อง<text:tab/><text:tab/>98</text:a><text:a xlink:type="simple" xlink:href="#__RefHeading__10894_981571041" text:style-name="Index_20_Link" text:visited-style-name="Index_20_Link"><text:span text:style-name="T7">−</text:span></text:a><text:a xlink:type="simple" xlink:href="#__RefHeading__10894_981571041" text:style-name="Index_20_Link" text:visited-style-name="Index_20_Link">99<text:tab/>2</text:a><text:span text:style-name="T10">3</text:span></text:p>
                </text:list-item>
              </text:list>
            </text:list-item>
          </text:list>
        </text:index-body>
      </text:table-of-content>
      <text:list xml:id="list8235276987813730411" text:style-name="WW8Num4">
        <text:list-item>
          <text:h text:style-name="P16" text:outline-level="1"><text:bookmark-start text:name="__RefHeading__10838_981571041"/>อารัมภบท<text:bookmark-end text:name="__RefHeading__10838_981571041"/></text:h>
        </text:list-item>
      </text:list>
      <text:list xml:id="list4499710429516972328" text:style-name="HRC-Text-Numbering">
        <text:list-item>
          <text:p text:style-name="HRC-Text">รายงานฉบับนี้เป็นการวิเคราะห์ผลกระทบของการสอดแนมการสื่อสารโดยรัฐต่อการใช้สิทธิมนุษยชนเพื่อเข้าถึงความเป็นส่วนตัวและเสรีภาพด้านความเห็นและการแสดงออก เมื่อคำนึงถึงผลกระทบจากความก้าวหน้าด้านเทคโนโลยีที่สำคัญด้านการสื่อสาร รายงานเน้นย้ำถึงความจำเป็นเร่งด่วนที่จะต้องศึกษาวิธีการใหม่ ๆ ในการสอดแนมข้อมูล และการแก้ไขเพิ่มเติมกฎหมายในประเทศที่ควบคุมการปฏิบัติดังกล่าวให้สอดคล้องกับมาตรฐานสิทธิมนุษยชน</text:p>
        </text:list-item>
        <text:list-item>
          <text:p text:style-name="P13">นวัตกรรมด้านเทคโนโลยีได้เพิ่มโอกาสด้านการสื่อสาร และการคุ้มครองการแสดงออกอย่างเสรีและการแสดงความเห็น ทำให้สามารถปกปิดตัวตน มีการแลกเปลี่ยนข้อมูลอย่างรวดเร็ว และมีการสานเสวนาข้ามวัฒนธรรม ในขณะเดียวกัน การเปลี่ยนแปลงด้านเทคโนโลยีเพิ่มโอกาสที่รัฐจะสอดแนมและแทรกแซงการสื่อสารอย่างเป็นส่วนตัวของบุคคลเช่นกัน</text:p>
        </text:list-item>
        <text:list-item>
          <text:p text:style-name="P13">ข้อกังวลเกี่ยวกับความมั่นคงของชาติและการก่ออาชญากรรม อาจเป็นเหตุผลสนับสนุนข้อยกเว้นให้สามารถใช้เทคโนโลยีการสอดแนมการสื่อสารได้ในบางกรณี อย่างไรก็ดี ยังมีข้อบกพร่องด้านกฎหมายระดับประเทศที่ควบคุมบทบาทที่จำเป็น ชอบด้วยกฎหมายและมีสัดส่วนเหมาะสมของรัฐในการสอดแนมการสื่อสาร หรือไม่มีกฎหมายเช่นนั้นอยู่เลย กรอบกฎหมายในประเทศที่บกพร่องเป็นผลให้มีการละเมิดสิทธิการสื่อสารอย่างเป็นส่วนตัวโดยพลการและไม่ชอบด้วยกฎหมาย และยังคุกคามต่อการคุ้มครองสิทธิที่จะมีเสรีภาพด้านความเห็นและการแสดงออก</text:p>
        </text:list-item>
        <text:list-item>
          <text:p text:style-name="P13">ในรายงานฉบับก่อนหน้า (A/HRC/17/27 และ A/66/290) ผู้รายงานพิเศษได้วิเคราะห์ผลกระทบด้านอินเทอร์เน็ตซึ่งไม่เคยเป็นมาก่อน โดยเป็นการเพิ่มโอกาสที่บุคคลจะใช้สิทธิที่จะมีเสรีภาพด้านความเห็นและการแสดงออก เขาได้แสดงข้อกังวลเกี่ยวกับมาตรการในหลายระดับของรัฐที่ใช้เพื่อป้องกันและควบคุมกระแสข้อมูลทางอินเทอร์เน็ต และเน้นย้ำถึงข้อบกพร่องในการคุ้มครองสิทธิความเป็นส่วนตัวทางอินเทอร์เน็ต</text:p>
        </text:list-item>
        <text:list-item>
          <text:p text:style-name="P13">จากการวิเคราะห์ดังกล่าว เป็นเหตุให้รายงานฉบับนี้มีเป้าหมายเพื่อจำแนกความเสี่ยงที่มีต่อสิทธิมนุษยชน โดยเป็นผลมาจากวิธีการและรูปแบบการสอดแนมการสื่อสารสมัยใหม่ รวมทั้งผลกระทบต่อสิทธิความเป็นส่วนตัวและ เสรีภาพด้านความเห็นและการแสดงออก</text:p>
        </text:list-item>
        <text:list-item>
          <text:p text:style-name="P13">คำศัพท์ต่อไปนี้ได้ถูกนำมาใช้ในรายงานฉบับนี้เพื่ออธิบายถึงรูปแบบทั่วไปของการสอดแนมการสื่อสาร:</text:p>
          <text:list>
            <text:list-item>
              <text:p text:style-name="P13">การสอดแนมการสื่อสาร: การติดตาม ดักรับ เก็บข้อมูล รักษาข้อมูล และกักข้อมูลที่มีการสื่อสาร ส่งต่อ หรือสร้างขึ้นมาในโครงข่ายการสื่อสาร</text:p>
            </text:list-item>
            <text:list-item>
              <text:p text:style-name="P13">ข้อมูลการสื่อสาร: ข้อมูลเกี่ยวกับการสื่อสารของบุคคล (อีเมล โทรศัพท์ และการส่งและรับข้อความสั้น ข้อความและสิ่งที่เขียนทางสื่อสังคมออนไลน์) เกี่ยวกับอัตลักษณ์ของบุคคล ข้อมูลด้านเครือข่าย ที่อยู่ เว็บไซต์ที่เข้าเยี่ยมชม หนังสือและเอกสารอื่น ๆ ที่อ่าน รับชมหรือรับฟัง ข้อมูลเกี่ยวกับการสืบค้น ข้อมูลที่นำไปใช้ประโยชน์ การปฏิสัมพันธ์ (จุดเริ่มต้นและจุดสิ้นสุดของการสื่อสาร คนที่มีปฏิสัมพันธ์ด้วย เพื่อน ครอบครัว คนที่คุ้นเคย) และช่วงเวลาและตำแหน่งของบุคคล รวมทั้งจุดที่อยู่ใกล้เคียงกับบุคคลอื่น)</text:p>
            </text:list-item>
            <text:list-item>
              <text:p text:style-name="P13">การกรองเนื้อหาอินเทอร์เน็ต: การติดตามเนื้อหาในอินเทอร์เน็ตในระบบอัตโนมัติหรือระบบที่ทำขึ้นเป็นการเฉพาะ (รวมทั้งเนื้อหาในเว็บไซต์ เว็บบล็อก และแหล่งข้อมูลของสื่อออนไลน์ รวมทั้งอีเมล) ทั้งนี้เพื่อจำกัดหรือห้ามการส่งต่อข้อความ ภาพ เว็บไซต์ เครือข่าย โปรโตคอล บริการหรือกิจกรรมอื่นใด</text:p>
            </text:list-item>
          </text:list>
        </text:list-item>
      </text:list>
      <text:list xml:id="list214860610796091" text:continue-list="list8235276987813730411" text:style-name="WW8Num4">
        <text:list-item>
          <text:h text:style-name="P16" text:outline-level="1"><text:bookmark-start text:name="__RefHeading__10840_981571041"/>กิจกรรมของผู้รายงานพิเศษ<text:bookmark-end text:name="__RefHeading__10840_981571041"/></text:h>
        </text:list-item>
      </text:list>
      <text:list xml:id="list214858806004356" text:continue-list="list4499710429516972328" text:style-name="HRC-Text-Numbering">
        <text:list-item>
          <text:p text:style-name="P13">ในระหว่างการรายงาน ผู้รายงานพิเศษได้เข้าร่วมกิจกรรมระหว่างประเทศและในประเทศหลายครั้งที่เกี่ยวข้องกับประเด็นที่ทำการศึกษาในรายงานที่ผ่านมา รวมทั้งเสรีภาพในการแสดงออกทางอินเทอร์เน็ต การป้องกันถ้อยคำที่สร้างความเกลียดชัง (hate speech) และการคุ้มครองผู้สื่อข่าว เขาให้ความสนใจเป็นพิเศษต่อกิจกรรมระดับชาติเพื่อส่งเสริมการคุ้มครองผู้สื่อข่าว ด้วยเหตุดังกล่าว เขาจึงเข้าร่วมประชุมเพื่อจัดทำมาตรการเหล่านั้น ทั้งในบราซิล โคลอมเบีย ฮอนดูรัส และเม็กซิโก เขายังได้เข้าร่วมในการประชุมระหว่างหน่วยงานแห่งสหประชาชาติว่าด้วยความปลอดภัยของผู้สื่อข่าวและปัญหาการลอยนวลพ้นผิด (“United Nations Inter-Agency Meeting on the Safety of Journalists and the Issues of Impunity”) ซึ่งจัดขึ้นเมื่อเดือนพฤศจิกายน 2555 ที่กรุงเวียนนา</text:p>
        </text:list-item>
        <text:list-item>
          <text:p text:style-name="P13">รายงานฉบับสุดท้ายที่เขานำเสนอต่อสมัชชาใหญ่แห่งสหประชาชาติ เน้นการป้องกันถ้อยคำที่แสดงความเกลียดชังและการยุยงให้เกิดความเกลียดชัง<text:span text:style-name="Footnote_20_Symbol"><text:note text:id="ftn3" text:note-class="footnote"><text:note-citation>1</text:note-citation><text:note-body><text:p text:style-name="Footnote">A/67/357</text:p></text:note-body></text:note></text:span> และมีการพูดถึงประเด็นดังกล่าวอีกในการประชุมนอกรอบของสมัชชาใหญ่แห่งสหประชาชาติ ซึ่งเป็นกิจกรรมที่จัดร่วมกันระหว่างผู้รายงานพิเศษกับที่ปรึกษาพิเศษด้านการป้องกันการสังหารล้างเผ่าพันธุ์มนุษย์ (Special Adviser on the Prevention of Genocide) ในเดือนกุมภาพันธ์ 2556 ในเดือนเดียวกัน เขายังได้กล่าวถึงประเด็นนี้อีกในการเปิดตัวแผนปฏิบัติการราบัตว่าด้วยการห้ามการส่งเสริมความเกลียดชังเกี่ยวกับชาติ เชื้อชาติ หรือศาสนาที่ถือว่าเป็นการยุยงให้เกิดการเลือกปฏิบัติ ความเกลียดชัง หรือความรุนแรง (“Rabat Plan of Action on the prohibition of advocacy of national, racial or religious hatred that constitutes incitement to discrimination, hostility or violence”) ที่กรุงเจนีวา และในการประชุมเวทีระดับโลกของพันธมิตรด้านอารยธรรมแห่งสหประชาชาติครั้งที่ 5 (the Fifth United Nations Alliance of Civilizations Global Forum) ที่กรุงเวียนนา</text:p>
        </text:list-item>
        <text:list-item>
          <text:p text:style-name="P13">ผู้รายงานพิเศษได้เดินทางไปยังประเทศฮอนดูรัสระหว่างวันที่ 7-14 สิงหาคม 2555 ข้อมูลการค้นพบและข้อเสนอแนะจากการเดินทางครั้งนั้นมีอยู่ในภาคผนวกของรายงานฉบับนี้ (A/HRC/20/40/Add.1) เขาได้รับเชิญจากรัฐบาลอินโดนีเซียให้ไปเยือนประเทศในเดือนมกราคม 2556 แต่เป็นที่น่าเสียดายว่า ทางรัฐบาลอินโดนีเซียแจ้งให้เลื่อนการเดินทาง และที่ผ่านมายังไม่มีการกำหนดช่วงเวลาใหม่ของการมาเยือนประเทศ</text:p>
        </text:list-item>
        <text:list-item>
          <text:p text:style-name="P14">ในการจัดเตรียมรายงานฉบับนี้ ผู้รายงานพิเศษได้แก้ไขการศึกษาที่เกี่ยวข้องและปรึกษาหารือกับผู้เชี่ยวชาญในประเด็นการสอดแนมการสื่อสาร ในเดือนธันวาคม 2555 เขาได้เข้าร่วมการสัมมนาเชิงปฏิบัติการว่าด้วยการสอดแนมด้านอิเล็กทรอนิกส์และสิทธิมนุษยชน (Workshop on Electronic Surveillance and Human Rights) ซึ่งจัดขึ้นโดยมูลนิธิ Electronic Frontier Foundation ในเดือนกุมภาพันธ์ 2556 เขาได้จัดการประชุมปรึกษาหารือผู้เชี่ยวชาญเพื่อจัดเตรียมรายงานฉบับนี้ โดยมีขึ้นคู่ขนานไปกับกิจกรรมระหว่าง<text:span text:style-name="T13">การประชุมสุดยอดระดับโลกว่าด้วยสังคมสารสนเทศ</text:span> (“World Summit on the Information Society+10 Meeting”) ที่มีขึ้นที่สำนักงานองค์การเพื่อการศึกษา วิทยาศาสตร์และวัฒนธรรมแห่งสหประชาชาติ (UN Educational, Scientific and Cultural Organization – UNESCO) กรุงปารีส และยังได้เข้าร่วมอภิปรายในเวทีเปิดการประชุมด้วย</text:p>
        </text:list-item>
      </text:list>
      <text:list xml:id="list214859812860380" text:continue-list="list214860610796091" text:style-name="WW8Num4">
        <text:list-item>
          <text:h text:style-name="P15" text:outline-level="1"><text:bookmark-start text:name="__RefHeading__10842_981571041"/>การพัฒนาเทคโนโลยีการสอดแนม<text:bookmark-end text:name="__RefHeading__10842_981571041"/></text:h>
        </text:list-item>
      </text:list>
      <text:list xml:id="list214858871173505" text:continue-list="list214858806004356" text:style-name="HRC-Text-Numbering">
        <text:list-item>
          <text:p text:style-name="P13"><text:tab/>นวัตกรรมด้านเทคโนโลยีได้เพิ่มโอกาสด้านการสื่อสาร และการคุ้มครองการแสดงออกอย่างเสรีและการแสดงความเห็น ทำให้สามารถปกปิดตัวตน มีการแลกเปลี่ยนข้อมูลอย่างรวดเร็ว และมีการสานเสวนาข้ามวัฒนธรรม ในขณะเดียวกัน การเปลี่ยนแปลงด้านเทคโนโลยีเพิ่มโอกาสที่รัฐจะสอดแนมและแทรกแซงการสื่อสารอย่างเป็นส่วนตัวของบุคคลเช่นกัน</text:p>
        </text:list-item>
        <text:list-item>
          <text:p text:style-name="P13"><text:tab/>นับแต่เริ่มมีการพัฒนารูปแบบการสื่อสารทางไกลเป็นครั้งแรก รัฐได้พยายามดักรับและติดตามการสื่อสารส่วนบุคคล เพื่อผลในการบังคับใช้กฎหมายและประโยชน์เกี่ยวกับความมั่นคงของชาติ การสื่อสารเหล่านี้เป็นผลทำให้มีการเปิดเผยข้อมูลส่วนตัวและเกี่ยวข้องกับ<text:soft-page-break/>บุคคลเป็นการเฉพาะ รวมทั้งการกระทำในอดีตหรืออนาคตของบุคคลหรือของกลุ่มก็ตาม การสื่อสารเป็นแหล่งข้อมูลที่มีคุณค่า ช่วยให้รัฐป้องกันหรือฟ้องร้องดำเนินคดีกรณีที่เกิดอาชญากรรมร้ายแรง หรือใช้เพื่อป้องกันไม่ให้เกิดภัยฉุกเฉินต่อความมั่นคงของชาติได้</text:p>
        </text:list-item>
        <text:list-item>
          <text:p text:style-name="P13">นวัตกรรมด้านเทคโนโลยีในช่วงศตวรรษที่ 20 ได้เปลี่ยนแปลงแบบแผนและส่งผลกระทบต่อการสอดแนมการสื่อสาร ประชาชนสามารถสื่อสารผ่านช่องทางต่าง ๆ ได้มากขึ้น และบ่อยครั้งขึ้น การเปลี่ยนแปลงจากระบบโทรศัพท์พื้นฐานไปสู่การสื่อสารแบบเคลื่อนที่ และการลดลงของค่าใช้จ่ายด้านบริการการสื่อสาร ส่งผลให้มีการเติบโตของการใช้โทรศัพท์เป็นอย่างมาก การเกิดขึ้นของอินเทอร์เน็ตทำให้เกิดเครื่องมือใหม่ ๆ และมีการนำไปใช้เพื่อการสื่อสารโดยไม่มีค่าใช้จ่าย หรือมีค่าใช้จ่ายในระดับที่เหมาะสม ความก้าวหน้าเหล่านี้ทำให้ความเชื่อมโยงกันมีเพิ่มมากขึ้น สนับสนุนการแลกเปลี่ยนด้านข้อมูลและแนวคิดทั่วโลก และเพิ่มโอกาสสำหรับการเติบโตทางเศรษฐกิจและการเปลี่ยนแปลงทางสังคม</text:p>
        </text:list-item>
        <text:list-item>
          <text:p text:style-name="P13">ในขณะที่เทคโนโลยีการสื่อสารพัฒนาไป วิธีการที่รัฐใช้เพื่อสอดส่องการสื่อสารส่วนบุคคลก็พัฒนาไปเช่นกัน การใช้โทรศัพท์มากขึ้นส่งผลให้มีการดักฟังมากขึ้น โดยมีการต่อสายจากโทรศัพท์เพื่อดักฟังข้อมูลการสนทนาเป็นการส่วนตัว จากการทดแทนเครือข่ายโทรศัพท์แบบอนาล็อกด้วยระบบไฟเบอร์ออพติกและดิจิทัลในช่วงปลายทศวรรษ 1990 เป็นเหตุให้รัฐออกแบบเครือข่ายเทคโนโลยีใหม่ โดยมีการติดตั้งระบบเพื่อดักรับข้อมูล (“backdoors”) ทำให้รัฐสามารถสอดแนมข้อมูล เป็นเหตุให้ระบบเครือข่ายโทรศัพท์สมัยใหม่เข้าถึงได้และถูกควบคุม</text:p>
        </text:list-item>
        <text:list-item>
          <text:p text:style-name="P13">เทคโนโลยีที่มีพลวัตสูงเช่นนี้ไม่เพียงเปลี่ยนแบบแผนการสอดแนม แต่ยังเปลี่ยน “ข้อมูล” ที่ถูกสอดแนมด้วย ระบบอินเทอร์เน็ตทำให้เกิดโอกาสที่หลากหลายในการสื่อสารและแลกเปลี่ยนข้อมูล ทั้งยังสนับสนุนให้บุคคลสามารถผลิตข้อมูลด้านธุรกรรมจำนวนมาก เราเรียกข้อมูลเหล่านี้ว่าข้อมูลการสื่อสารหรือ<text:span text:style-name="T14">เมทาดาทา</text:span> <text:span text:style-name="T9">(</text:span>metadata; ข้อมูลอธิบายข้อมูล<text:span text:style-name="T9">)</text:span> ซึ่งครอบคลุมข้อมูลส่วนบุคคล ตำแหน่งที่ตั้ง และการใช้บริการอินเทอร์เน็ต มีระบบบันทึกข้อมูลที่เกี่ยวข้องรวมทั้งอีเมลและข้อความที่ส่งหรือรับ ข้อมูลการสื่อสารเป็นข้อมูลที่จัดเก็บได้ เข้าถึงได้ และสืบค้นได้ และการเปิดเผยและใช้ประโยชน์ของข้อมูลเหล่านี้โดยรัฐ มักเป็นไปโดยขาดการควบคุมกำกับ การวิเคราะห์ข้อมูลเหล่านี้มีลักษณะเผยให้เห็นข้อมูลที่เป็นส่วนตัวอย่างมากและเป็นการรุกล้ำความเป็นส่วนตัว โดยเฉพาะกรณีที่นำข้อมูลมารวมกันและสะสมไว้ด้วยกัน เป็นเหตุให้รัฐพึ่งพาข้อมูลเหล่านี้มากขึ้นในการสนับสนุนการบังคับใช้กฎหมายหรือการสืบสวนเกี่ยวกับความมั่นคงของชาติ รัฐยังบังคับให้มีการเก็บรักษาและกักข้อมูลการสื่อสารเอาไว้ เพื่อช่วยให้สอดแนมย้อนหลังได้</text:p>
        </text:list-item>
        <text:list-item>
          <text:p text:style-name="P13">การเปลี่ยนแปลงด้านเทคโนโลยีเกิดขึ้นควบคู่ไปกับการเปลี่ยนแปลงด้านทัศนคติต่อการสอดแนมการสื่อสาร ตอนที่เริ่มมีการดักฟังโทรศัพท์อย่างเป็นทางการในสหรัฐฯ การดักฟังจะเกิดขึ้นเฉพาะกรณีที่จำกัด และศาลมักไม่อนุญาตให้ทำเช่นนั้น<text:span text:style-name="Footnote_20_Symbol"><text:note text:id="ftn4" text:note-class="footnote"><text:note-citation>2</text:note-citation><text:note-body><text:p text:style-name="Footnote">ในการไต่สวนความชอบด้วยกฎหมายกรณีการดักฟัง ผู้พิพากษา Brandeis ศาลสูงสุดแห่งสหรัฐอเมริกาได้เขียนคำสั่งแสดงความไม่เห็นด้วยและประณาม โดยมีข้อสังเกตว่าการดักฟังเป็น “วิธีการล่วงล้ำความเป็นส่วนตัวที่ลึกซึ้งและกว้างขวาง” ซึ่งไม่ชอบด้วยเหตุผลใด ๆ ตามรัฐธรรมนูญ รวมทั้งมีการทำนายไว้อย่างแม่นยำ โดยผู้พิพากษาผู้ทรงเกียรติได้ทำนายไว้ว่า “สักวันหนึ่งรัฐบาลจะสามารถพัฒนาวิธีการทำสำเนาเอกสารมาแสดงต่อศาล โดยไม่ต้องนำเอกสารนั้นออกมาจากตู้เก็บ ทำให้รัฐสามารถนำข้อมูลที่เป็นเรื่องส่วนตัวในครัวเรือนมาเปิดเผยต่อคณะลูกขุนได้ ความก้าวหน้าเรื่องการหยั่งรู้และศาสตร์<text:span text:style-name="T9">ที่เกี่ยวข้อง</text:span>อาจทำให้เกิดวิธีการค้นหาความเชื่อ ความคิดและอารมณ์ความรู้สึกที่ยังไม่มีการแสดงออกได้” คดี Olmstead v. United States, 277 U.S. 438 (1928)</text:p></text:note-body></text:note></text:span> โดยถือว่าเป็นภัยคุกคามร้ายแรงต่อสิทธิความเป็นส่วนตัว มีการจำกัดการใช้เฉพาะการสอบสวนและฟ้องร้องคดีที่ร้ายแรงสุดเท่านั้น แต่เมื่อเวลาผ่านไปรัฐได้ขยายอำนาจในการปฏิบัติการสอดแนม ทำให้ข้อยกเว้นมีน้อยลง และเพิ่มเหตุผลที่ชอบธรรมสำหรับการสอดแนมเช่นนั้น</text:p>
        </text:list-item>
        <text:list-item>
          <text:p text:style-name="P13">ในหลายประเทศ ที่ผ่านมาไม่มีการทบทวนและปรับปรุงกฎหมายและการปฏิบัติเพื่อให้สามารถรับมือกับภัยคุกคามและความท้าทายจากการสอดแนมการสื่อสารในโลกยุคดิจิทัลได้ มีการประยุกต์แนวคิดการเข้าถึงจดหมายโต้ตอบแบบทั่วไปให้เป็นส่วนหนึ่งของกฎหมาย เพื่ออนุญาตให้สามารถเข้าถึงข้อมูลในคอมพิวเตอร์ส่วนบุคคลและข้อมูลและเทคโนโลยีการสื่อสารอื่น ๆ โดยไม่คำนึงว่าการใช้เครื่องมือและการนำหลักกฎหมายไปใช้มากขึ้นเช่นนี้จะส่งผลกระทบต่อสิทธิของบุคคลอย่างไร ในเวลาเดียวกัน เนื่องจากไม่มีกฎหมายเพื่อกำกับดูแลการสอดแนมการสื่อสารระดับโลกและโครงสร้างการแลกเปลี่ยนข้อมูล เป็นเหตุให้เกิดการสอดแนมเฉพาะกิจที่อยู่นอกเหนือการกำกับดูแลของหน่วยงานอิสระ ในปัจจุบัน ในหลายรัฐ การเข้าถึงข้อมูลการสื่อสารอยู่ภายใต้อำนาจของหน่วยงานสาธารณะมากมาย และ<text:soft-page-break/>ตอบสนองจุดประสงค์ที่หลากหลาย โดยมักไม่จำเป็นต้องขออำนาจศาลและไม่มีการกำกับดูแลอย่างเป็นอิสระ นอกจากนั้น รัฐยังมักใช้แบบแผนการสอดแนมข้อมูลที่ส่งผลกระทบข้ามพรมแดนประเทศ</text:p>
        </text:list-item>
        <text:list-item>
          <text:p text:style-name="P13">กลไกสิทธิมนุษยชนยังตรวจสอบผลกระทบด้านสิทธิมนุษยชนของอินเทอร์เน็ตและเทคโนโลยีสมัยใหม่ด้าน การสอดแนมการสื่อสารและการเข้าถึงข้อมูลการสื่อสาร ได้ช้าเกินไปทั้งสองด้าน ในขณะเดียวกัน ที่ผ่านมาคณะมนตรีสิทธิมนุษยชน ผู้มีอำนาจหน้าที่ตามกลไกพิเศษ (special procedures) และหน่วยงานกำกับดูแลสนธิสัญญาสิทธิมนุษยชน ยังไม่สามารถพิจารณาได้อย่างรอบด้านถึงผลลัพธ์ของการขยายอำนาจและการปฏิบัติด้านการสอดแนมของรัฐมากขึ้นในแง่ผลกระทบที่มีต่อสิทธิความเป็นส่วนตัวและเสรีภาพด้านความเห็นและการแสดงออก รายงานฉบับนี้พยายามที่จะแก้ไขปัญหาดังกล่าว</text:p>
        </text:list-item>
      </text:list>
      <text:list xml:id="list214859981928064" text:continue-list="list214859812860380" text:style-name="WW8Num4">
        <text:list-item>
          <text:h text:style-name="P15" text:outline-level="1"><text:bookmark-start text:name="__RefHeading__10844_981571041"/>กรอบสิทธิมนุษยชนระหว่างประเทศ<text:bookmark-end text:name="__RefHeading__10844_981571041"/></text:h>
        </text:list-item>
      </text:list>
      <text:list xml:id="list214859169345393" text:continue-list="list214858871173505" text:style-name="HRC-Text-Numbering">
        <text:list-item>
          <text:p text:style-name="P13">สิทธิที่จะมีเสรีภาพด้านความเห็นและการแสดงออกเป็นสิทธิที่ได้รับการประกันตามข้อ 19 ของปฏิญญาสากลว่าด้วยสิทธิมนุษยชน (Universal Declaration of Human Rights – UDHR) และกติการะหว่างประเทศว่าด้วยสิทธิทางเศรษฐกิจ สังคม และวัฒนธรรม (International Covenant on Economic, Social and Cultural Rights – ICESCR) ซึ่งยืนยันว่าบุคคลทุกคนมีสิทธิในการมีความเห็นโดยต้องไม่ถูกแทรกแซง มีสิทธิที่จะแสวงหา ได้รับ และเผยแพร่ข้อมูลและแนวคิดใด ๆ โดยผ่านสื่อชนิดต่าง ๆ และโดยไม่มีขอบเขต ในระดับภูมิภาค สิทธิดังกล่าวได้รับการคุ้มครองตามกฎบัตรสิทธิมนุษยชนและสิทธิประชาชนแห่งแอฟริกา (African Charter on Human and Peoples’ Rights) (ข้อ 9) อนุสัญญาสิทธิมนุษยชนแห่งอเมริกา (American Convention on Human Rights) (ข้อ 13) และอนุสัญญาว่าด้วยการคุ้มครองสิทธิมนุษยชนและเสรีภาพขั้นพื้นฐานแห่งยุโรป (European Convention for the Protection of Human Rights and Fundamental Freedoms) (ข้อ 10)</text:p>
        </text:list-item>
        <text:list-item>
          <text:p text:style-name="P13">ทั้งในระดับระหว่างประเทศและภูมิภาค ความเป็นส่วนตัวถือได้ว่าเป็นสิทธิมนุษยชนขั้นพื้นฐานอย่างเป็นเอกฉันท์ สิทธิความเป็นส่วนตัวได้รับการรับรองตามปฏิญญาสากลว่าด้วยสิทธิมนุษยชน (ข้อ 12) กติการะหว่างประเทศว่าด้วยสิทธิพลเมืองและสิทธิทางการเมือง (ข้อ 17) อนุสัญญาว่าด้วยสิทธิเด็ก (Convention on the Rights of the Child – CRC) (ข้อ 16) และอนุสัญญาว่าด้วยการคุ้มครองสิทธิของคนงานอพยพและสมาชิกครอบครัว (International Convention on the Protection of the Rights of All Migrant Workers and Members of Their Families – ICRMW) (ข้อ 14). ในระดับภูมิภาค สิทธิความเป็นส่วนตัวได้รับการคุ้มครองตามอนุสัญญาสิทธิมนุษยชนแห่งยุโรป (European Convention on Human Rights) (ข้อ 8) และอนุสัญญาสิทธิมนุษยชนแห่งอเมริกา (American Convention on Human Rights) (ข้อ 11)</text:p>
        </text:list-item>
        <text:list-item>
          <text:p text:style-name="P13">แม้จะมีการยอมรับพันธกรณีในการคุ้มครองความเป็นส่วนตัวอย่างกว้างขวาง แต่ที่ผ่านมากลไกคุ้มครองสิทธิมนุษยชนระหว่างประเทศยังไม่ได้กำหนดเนื้อหาของสิทธิดังกล่าวที่ครอบคลุม แม้จะมีการบรรจุสิทธิความเป็นส่วนตัวเป็นส่วนหนึ่งของกฎบัตรสิทธิมนุษยชนข้างต้น แต่เนื่องจากไม่กำหนดเนื้อหาที่ชัดเจนของสิทธิดังกล่าว ทำให้เกิดอุปสรรคในการนำไปปฏิบัติและการบังคับใช้<text:span text:style-name="Footnote_20_Symbol"><text:note text:id="ftn5" text:note-class="footnote"><text:note-citation>3</text:note-citation><text:note-body><text:p text:style-name="Footnote">UNESCO, การสำรวจความเห็นระดับโลกเกี่ยวกับความเป็นส่วนตัวทางอินเทอร์เน็ตและเสรีภาพในการแสดงออก 2555, น. 51</text:p></text:note-body></text:note></text:span> เนื่องจากสิทธิความเป็นส่วนตัวเป็นสิทธิที่อาจถูกจำกัดได้ การตีความสิทธิดังกล่าวจึงต้องอยู่บนพื้นฐานการกำหนดเนื้อหาว่าครอบคลุมความเป็นส่วนตัวมากน้อยเพียงใด ทั้งนี้เพื่อจำแนกว่าเนื้อหาส่วนใดที่ถือว่าเป็นไปเพื่อประโยชน์ของสาธารณะ การเปลี่ยนแปลงอย่างรวดเร็วและกว้างขวางของเทคโนโลยีการสื่อสารและข้อมูลในช่วงหลายทศวรรษที่ผ่านมา ยังส่งผลกระทบต่อความเข้าใจของเราที่มีต่อพรมแดนระหว่างความเป็นส่วนตัวและสาธารณะ</text:p>
        </text:list-item>
        <text:list-item>
          <text:p text:style-name="P13">ความเป็นส่วนตัวอาจจำแนกตามสมมติฐานที่ว่า บุคคลควรมีพื้นที่ของการพัฒนา การปฏิสังสรรค์และอิสรภาพที่เป็นของตนเอง เป็น “พื้นที่ส่วนตัว” ที่อาจมีการปฏิสังสรรค์กับบุคคลอื่นหรือไม่ก็ได้ ปลอดจากการแทรกแซงของรัฐและการแทรกแซงที่ไม่คาดหมายและ<text:soft-page-break/>เกินกว่าเหตุของบุคคลอื่นที่ไม่ได้รับเชิญ<text:span text:style-name="Footnote_20_Symbol"><text:note text:id="ftn6" text:note-class="footnote"><text:note-citation>4</text:note-citation><text:note-body><text:p text:style-name="Footnote">Lord Lester and D. Pannick (บรรณาธิการ) Human Rights Law and Practice. London, Butterworth, 2004, ย่อหน้า 4.82</text:p></text:note-body></text:note></text:span> สิทธิความเป็นส่วนตัวยังหมายถึงความสามารถของบุคคลในการจำแนกว่าใครควรเป็นผู้เก็บรักษาข้อมูลเกี่ยวกับตัวพวกเขา และจะมีการนำข้อมูลนั้นไปใช้อย่างไร</text:p>
        </text:list-item>
        <text:list-item>
          <text:p text:style-name="P13">เพื่อส่งเสริมให้บุคคลใช้สิทธิความเป็นส่วนตัวด้านการสื่อสารได้ พวกเขาต้องมั่นใจได้ว่าการสื่อสารเหล่านี้เป็นไปอย่างเป็นส่วนตัว ปลอดภัย และไม่ปรากฏชื่อบุคคลตามที่ต้องการได้ ความเป็นส่วนตัวของการสื่อสารหมายถึงการที่บุคคลสามารถแลกเปลี่ยนข้อมูลและแนวคิดในพื้นที่ที่สมาชิกคนอื่นในสังคม ภาคเอกชน และรัฐเข้าไม่ถึง ความปลอดภัยด้านการสื่อสารหมายถึงการที่บุคคลสามารถตรวจสอบได้ว่า ข้อมูลการสื่อสารไปถึงเฉพาะเป้าหมายของการรับข้อมูลที่ตนเองกำหนดเท่านั้น โดยปราศจากการแทรกแซงหรือการแก้ไข และข้อมูลที่ได้รับก็ปลอดจากการแทรกแซงเช่นเดียวกัน การสื่อสารอย่างปกปิดชื่อเป็นหนึ่งในความก้าวหน้าที่สำคัญสุดของอินเทอร์เน็ต ช่วยให้บุคคลสามารถแสดงความเห็นอย่างเสรีโดยไม่ต้องกลัวว่าจะถูกตอบโต้หรือถูกประณาม</text:p>
        </text:list-item>
      </text:list>
      <text:list xml:id="list214858725227463" text:continue-list="list214859981928064" text:style-name="WW8Num4">
        <text:list-item>
          <text:list>
            <text:list-item>
              <text:h text:style-name="P10" text:outline-level="2"><text:bookmark-start text:name="__RefHeading__10846_981571041"/>ความสัมพันธ์ระหว่างสิทธิความเป็นส่วนตัวกับเสรีภาพด้านความเห็นและการแสดงออก<text:bookmark-end text:name="__RefHeading__10846_981571041"/></text:h>
            </text:list-item>
          </text:list>
        </text:list-item>
      </text:list>
      <text:list xml:id="list214859532033277" text:continue-list="list214859169345393" text:style-name="HRC-Text-Numbering">
        <text:list-item>
          <text:p text:style-name="P13">เรามักเข้าใจว่าสิทธิความเป็นส่วนตัวเป็นข้อกำหนดสำคัญที่นำไปสู่การปฏิบัติตามสิทธิที่จะมีเสรีภาพด้านการแสดงออก การแทรกแซงอย่างไม่เหมาะสมต่อความเป็นส่วนตัวของบุคคล อาจนำไปสู่การจำกัดการคิดค้นและแลกเปลี่ยนแนวคิดทั้งโดยทางตรงและทางอ้อม การจำกัดไม่ให้มีการปกปิดชื่อในระหว่างการสื่อสารมีผลกระทบร้ายแรงต่อเหยื่อของความรุนแรงและการปฏิบัติมิชอบในทุกรูปแบบ เป็นเหตุให้พวกเขาไม่กล้าจะรายงานข้อมูลเนื่องจากกลัวว่าจะตกเป็นเหยื่อซ้ำสอง ด้วยเหตุดังกล่าว ข้อ 17 ของกติกา ICCPR จึงกล่าวถึงการคุ้มครองให้ “การแลกเปลี่ยนข้อมูล” ปลอดจากการแทรกแซง ซึ่งตามเงื่อนไขดังกล่าวอาจตีความได้ว่าครอบคลุมรูปแบบการสื่อสารทุกประเภททั้งออนไลน์และออฟไลน์<text:span text:style-name="Footnote_20_Symbol"><text:note text:id="ftn7" text:note-class="footnote"><text:note-citation>5</text:note-citation><text:note-body><text:p text:style-name="Footnote">ICCPR commentary, น.401</text:p></text:note-body></text:note></text:span> ดังที่ผู้รายงานพิเศษมีข้อสังเกตในรายงานฉบับที่ผ่านมาว่า<text:span text:style-name="Footnote_20_Symbol"><text:note text:id="ftn8" text:note-class="footnote"><text:note-citation>6</text:note-citation><text:note-body><text:p text:style-name="Footnote">A/HRC/17/23</text:p></text:note-body></text:note></text:span> สิทธิการแลกเปลี่ยนข้อมูลอย่างเป็นส่วนตัว ทำให้รัฐมีพันธกรณีอย่างรอบด้านที่จะต้องประกันให้มีการส่งอีเมลและการสื่อสารออนไลน์รูปแบบอื่น ๆ ไปยังบุคคลที่ต้องการ โดยปลอดจากการแทรกแซง หรือการตรวจสอบของหน่วยงานของรัฐหรือบุคคลที่สาม<text:span text:style-name="Footnote_20_Symbol"><text:note text:id="ftn9" text:note-class="footnote"><text:note-citation>7</text:note-citation><text:note-body><text:p text:style-name="Footnote">ICCPR commentary, น.401</text:p></text:note-body></text:note></text:span></text:p>
        </text:list-item>
        <text:list-item>
          <text:p text:style-name="P13">คณะกรรมการสิทธิมนุษยชนวิเคราะห์เนื้อหาของสิทธิความเป็นส่วนตัว (ข้อ 17) ในความเห็นทั่วไป (General Comment ) ฉบับที่ 16 (2531) โดยระบุว่าข้อ 17 มีเป้าหมายเพื่อคุ้มครองบุคคลจากการแทรกแซงที่ไม่ชอบด้วยกฎหมายและโดยพลการต่อความเป็นส่วนตัว ครอบครัว บ้าน หรือการแลกเปลี่ยนข้อมูล และกรอบกฎหมายในประเทศต้องกำหนดให้มีการคุ้มครองสิทธิดังกล่าว ข้อบัญญัติดังกล่าวกำหนดให้มีพันธกรณีเพื่อคุ้มครองความเป็นส่วนตัวในการสื่อสาร เป็นการเน้นย้ำว่า “ข้อมูลในการสนทนาควรส่งไปยังผู้รับโดยตรง โดยปราศจากการดักรับและไม่ให้มีการเปิดข้อมูลหรืออ่านข้อมูลนั้น” “การสอดแนมทั้งในทางอิเล็กทรอนิกส์หรือช่องทางอื่น การดักรับรูปแบบการสื่อสารทั้งทางโทรศัพท์ โทรภาพ และอื่น ๆ การดักฟังและบันทึกบทสนทนาทางโทรศัพท์ ควรเป็นสิ่งต้องห้าม<text:span text:style-name="Footnote_20_Symbol"><text:note text:id="ftn10" text:note-class="footnote"><text:note-citation>8</text:note-citation><text:note-body><text:p text:style-name="Footnote">Centre for Civil and Political Rights (CCPR) General Comment No. 16. (General Comments), น.8</text:p></text:note-body></text:note></text:span> ความเห็นทั่วไปดังกล่าวยังระบุด้วยว่า “การรวบรวมและเก็บรักษาข้อมูลส่วนบุคคลในคอมพิวเตอร์ ธนาคารข้อมูลและอุปกรณ์อื่นใด ไม่ว่าเป็นการกระทำของหน่วยงานของรัฐหรือหน่วยงานหรือบุคคลเอกชน ต้องอยู่ภายใต้การกำกับดูแลตามกฎหมาย”<text:span text:style-name="Footnote_20_Symbol"><text:note text:id="ftn11" text:note-class="footnote"><text:note-citation>9</text:note-citation><text:note-body><text:p text:style-name="Footnote">อ้างแล้ว, น.10</text:p></text:note-body></text:note></text:span> ในช่วงที่มีการรับรองความเห็นทั่วไปฉบับนี้ เรายังมีความเข้าใจน้อยมากเกี่ยวกับผลกระทบจากความก้าวหน้าของเทคโนโลยีด้านข้อมูลและการสื่อสารที่มีต่อสิทธิความเป็นส่วนตัว</text:p>
        </text:list-item>
        <text:list-item>
          <text:p text:style-name="P13"><text:soft-page-break/>ในความเห็นทั่วไป ฉบับที่ 34 (2554) ว่าด้วยสิทธิที่จะมีเสรีภาพด้านการแสดงออก คณะกรรมการสิทธิมนุษยชนระบุว่า รัฐภาคีควรคำนึงถึงว่าการพัฒนาด้านเทคโนโลยีด้านข้อมูลและการสื่อสาร ส่งผลให้เกิดการเปลี่ยนแปลงการปฏิบัติด้านการสื่อสารเป็นอย่างมาก คณะกรรมการยังเรียกร้องให้รัฐภาคีปฏิบัติตามขั้นตอนทั้งหมดที่จำเป็นเพื่อสนับสนุนให้สื่อใหม่มีความเป็นอิสระ ความเห็นทั่วไปฉบับดังกล่าวยังวิเคราะห์ความสัมพันธ์ระหว่างการคุ้มครองความเป็นส่วนตัวกับเสรีภาพในการแสดงออก และมีข้อเสนอแนะให้รัฐภาคีเคารพองค์ประกอบของสิทธิที่จะมีเสรีภาพในการแสดงออก ซึ่งครอบคลุมกรณีที่ผู้สื่อข่าวมีเอกสิทธิในระดับหนึ่งที่จะปกปิดแหล่งข้อมูล<text:span text:style-name="Footnote_20_Symbol"><text:note text:id="ftn12" text:note-class="footnote"><text:note-citation>10</text:note-citation><text:note-body><text:p text:style-name="Footnote">CCPR General Comment No. 34</text:p></text:note-body></text:note></text:span></text:p>
        </text:list-item>
        <text:list-item>
          <text:p text:style-name="P13">ความตึงเครียดระหว่างสิทธิความเป็นส่วนตัวกับสิทธิที่จะมีเสรีภาพด้านการแสดงออกเกิดขึ้น ในกรณีที่มีการเผยแพร่ข้อมูลที่ถือว่าเป็นเรื่องส่วนตัวผ่านสื่อ ในกรณีดังกล่าว ข้อ 19(3) กำหนดให้มีการจำกัดเสรีภาพในการแสดงออกและด้านข้อมูล ทั้งนี้เพื่อคุ้มครองสิทธิของบุคคลอื่น อย่างไรก็ดี เช่นเดียวกับข้อจำกัดสิทธิที่จะมีเสรีภาพด้านการแสดงออกซึ่งสามารถกระทำได้ (โปรดดูด้านล่าง) เราจำเป็นต้องปฏิบัติตามหลักความได้สัดส่วนอย่างเคร่งครัด ไม่เช่นนั้นแล้วจะทำให้เกิดความเสี่ยงต่อการสกัดกั้นเสรีภาพในการแสดงออกนั้น โดยเฉพาะอย่างยิ่งในด้านการเมือง เราต้องไม่อนุญาตให้มีการวิจารณ์โจมตีชื่อเสียงที่ดีงามของนักการเมืองในทุกกรณี เนื่องจากเสรีภาพในการแสดงออกและด้านข้อมูลย่อมสูญเสียความสำคัญไป ในกรณีที่นำไปใช้เป็นส่วนหนึ่งของการแสดงความเห็นทางการเมือง<text:span text:style-name="Footnote_20_Symbol"><text:note text:id="ftn13" text:note-class="footnote"><text:note-citation>11</text:note-citation><text:note-body><text:p text:style-name="Footnote">Nowak, Manfred, United Nations Covenant on Civil and Political Rights: CCPR Commentary (1993), น.462</text:p></text:note-body></text:note></text:span> การรณรงค์ให้เกิดความโปร่งใสและต่อสู้กับการทุจริต ตามแนวนิติศาสตร์ระหว่างประเทศและระดับภูมิภาคสะท้อนว่า ในกรณีที่เกิดความขัดแย้งระหว่างความเป็นส่วนตัวกับเสรีภาพในการแสดงออก ให้คำนึงถึงผลประโยชน์โดยรวมของสาธารณะสำหรับเนื้อหาที่ต้องการรายงาน<text:span text:style-name="Footnote_20_Symbol"><text:note text:id="ftn14" text:note-class="footnote"><text:note-citation>12</text:note-citation><text:note-body><text:p text:style-name="Footnote">UNESCO, การสำรวจความเห็นระดับโลกเกี่ยวกับความเป็นส่วนตัวทางอินเทอร์เน็ตและเสรีภาพในการแสดงออก 2555, น. 53 และ 99</text:p></text:note-body></text:note></text:span></text:p>
        </text:list-item>
      </text:list>
      <text:list xml:id="list214860730810605" text:continue-list="list214858725227463" text:style-name="WW8Num4">
        <text:list-item>
          <text:list>
            <text:list-item>
              <text:h text:style-name="P10" text:outline-level="2"><text:bookmark-start text:name="__RefHeading__10848_981571041"/>การจำกัดที่เป็นไปได้กรณีความเป็นส่วนตัวและเสรีภาพในการแสดงออก<text:bookmark-end text:name="__RefHeading__10848_981571041"/></text:h>
            </text:list-item>
          </text:list>
        </text:list-item>
      </text:list>
      <text:list xml:id="list214860451183616" text:continue-list="list214859532033277" text:style-name="HRC-Text-Numbering">
        <text:list-item>
          <text:p text:style-name="P13">กรอบตามข้อ 17 ของกติกา ICCPR อนุญาตให้มีการจำกัดเท่าที่จำเป็น ที่ชอบด้วยกฎหมายและมีสัดส่วนเหมาะสมกรณีของสิทธิความเป็นส่วนตัว ทั้งนี้ตามวิธีการจำกัดที่ได้รับอนุญาต ตรงข้ามกับข้อบัญญัติในข้อ 19 ย่อหน้า 3 ซึ่งกำหนดองค์ประกอบของการจำกัดสิทธิที่สามารถกระทำได้<text:span text:style-name="Footnote_20_Symbol"><text:note text:id="ftn15" text:note-class="footnote"><text:note-citation>13</text:note-citation><text:note-body><text:p text:style-name="Footnote">สิทธิที่อาจถูกจำกัดได้ตามข้อ 12(3) ได้แก่ สิทธิที่จะมีอิสรภาพในการเดินทางและเสรีภาพในการเลือกถิ่นที่อยู่อาศัย ข้อ 18(3) สิทธิที่จะมีเสรีภาพทางความคิด มโนธรรมสำนึกและศาสนา ข้อ 21 สิทธิในการชุมนุมอย่างสงบและข้อ 22(2) สิทธิที่จะมีเสรีภาพในการสมาคม</text:p></text:note-body></text:note></text:span> ผู้จัดทำร่างข้อ 17 ไม่ได้ระบุเงื่อนไขการจำกัดสิทธิเอาไว้ แม้จะมีการใช้ถ้อยคำแตกต่างกันไปบ้าง แต่เป็นที่เข้าใจว่าข้อ 17 ของกติกาฉบับนี้ควรได้รับการตีความว่าครอบคลุมข้อจำกัดที่กระทำได้ ซึ่งมีการอธิบายไว้แล้วในความเห็นทั่วไปฉบับอื่นของคณะกรรมการสิทธิมนุษยชน<text:span text:style-name="Footnote_20_Symbol"><text:note text:id="ftn16" text:note-class="footnote"><text:note-citation>14</text:note-citation><text:note-body><text:p text:style-name="Footnote">อ้างแล้ว</text:p></text:note-body></text:note></text:span></text:p>
        </text:list-item>
        <text:list-item>
          <text:p text:style-name="P13"><text:tab/>ด้วยเหตุดังกล่าว ผู้รายงานพิเศษมีจุดยืนว่า สิทธิความเป็นส่วนตัวก็ควรอยู่ภายใต้เงื่อนไขที่ถูกจำกัดได้ เช่นเดียวกับสิทธิที่จะมีเสรีภาพในการเดินทาง ซึ่งอธิบายไว้อย่างชัดเจนตามความเห็นทั่วไปฉบับที่ 27<text:span text:style-name="Footnote_20_Symbol"><text:note text:id="ftn17" text:note-class="footnote"><text:note-citation>15</text:note-citation><text:note-body><text:p text:style-name="Footnote">และโปรดดู CCPR General Comment No. 34</text:p></text:note-body></text:note></text:span> หลักเกณฑ์ตามที่ระบุไว้ในความเห็นดังกล่าวครอบคลุมองค์ประกอบดังต่อไปนี้:</text:p>
          <text:list>
            <text:list-item>
              <text:p text:style-name="P13">การจำกัดใด ๆ ที่กระทำได้ตามกฎหมาย (ย่อหน้า 11-12)</text:p>
            </text:list-item>
            <text:list-item>
              <text:p text:style-name="P13">สารัตถะของสิทธิมนุษยชนต้องไม่ถูกจำกัด (ย่อหน้า 13)</text:p>
            </text:list-item>
            <text:list-item>
              <text:p text:style-name="P13">การจำกัดต้องเป็นไปเท่าที่จำเป็นในสังคมประชาธิปไตย (ย่อหน้า 11)</text:p>
            </text:list-item>
            <text:list-item>
              <text:p text:style-name="P13"><text:soft-page-break/>การใช้ดุลพินิจใด ๆ ในการจำกัดสิทธิดังกล่าว ต้องมีขอบเขต (ย่อหน้า 13)</text:p>
            </text:list-item>
            <text:list-item>
              <text:p text:style-name="P13">การจำกัดที่สามารถกระทำได้ ต้องไม่เป็นไปเพียงเพื่อตอบสนองเป้าหมายที่ชอบด้วยกฎหมายเพียงส่วนใดส่วนหนึ่งเท่านั้น หากต้องเป็นสิ่งจำเป็นเพื่อให้บรรลุเป้าหมายสูงสุด (ย่อหน้า 14)</text:p>
            </text:list-item>
            <text:list-item>
              <text:p text:style-name="P13">มาตรการที่ใช้จำกัดสิทธิต้องสอดคล้องกับหลักความได้สัดส่วน โดยต้องมีความเหมาะสมต่อการบรรลุหน้าที่ในการคุ้มครอง ต้องเป็นกฎหมายที่มีการล่วงล้ำความเป็นส่วนตัวน้อยสุดเพื่อให้บรรลุผลลัพธ์ที่ต้องการ และต้องได้สัดส่วนเมื่อเปรียบเทียบกับผลประโยชน์ที่จะได้รับการคุ้มครอง (ย่อหน้า 14-15)</text:p>
            </text:list-item>
          </text:list>
        </text:list-item>
      </text:list>
      <text:list xml:id="list214860131146717" text:continue-list="list214860730810605" text:style-name="WW8Num4">
        <text:list-item>
          <text:list>
            <text:list-item>
              <text:h text:style-name="P10" text:outline-level="2"><text:bookmark-start text:name="__RefHeading__10850_981571041"/>การพิจารณาล่าสุดของกลไกสิทธิมนุษยชนเพื่อคุ้มครองสิทธิมนุษยชน<text:bookmark-end text:name="__RefHeading__10850_981571041"/></text:h>
            </text:list-item>
          </text:list>
        </text:list-item>
      </text:list>
      <text:list xml:id="list214860268417546" text:continue-list="list214860451183616" text:style-name="HRC-Text-Numbering">
        <text:list-item>
          <text:p text:style-name="P13">ในรายงานฉบับก่อนหน้านี้ ผู้รายงานพิเศษได้ประเมินผลกระทบของอินเทอร์เน็ตต่อการบรรลุสิทธิที่จะมีเสรีภาพด้านความเห็นและการแสดงออก (A/HRC/17/27 และ A/66/290) โดยเขามีข้อสังเกตว่า แม้ผู้ใช้งานอินเทอร์เน็ตจะปกปิดตัวตนได้ในระดับหนึ่งระหว่างการใช้งาน แต่รัฐและภาคเอกชนสามารถเข้าถึงเทคโนโลยีใหม่ ๆ เพื่อติดตามและเก็บข้อมูลการสื่อสารและกิจกรรมอื่น ๆ ของบุคคลได้ เทคโนโลยีเช่นนั้นมีศักยภาพในการละเมิดสิทธิความเป็นส่วนตัว ทำลายความมั่นใจและความรู้สึกปลอดภัยในการใช้งานอินเทอร์เน็ตและสกัดกั้นการแลกเปลี่ยนข้อมูลและความเห็นอย่างเสรีทางอินเทอร์เน็ต ผู้รายงานพิเศษกระตุ้นให้รัฐนำกฎหมายคุ้มครองความเป็นส่วนตัวและข้อมูลที่เป็นผลมาใช้โดยให้สอดคล้องกับมาตรฐานสิทธิมนุษยชน และให้นำมาตรการใด ๆ ที่เหมาะสมมาใช้เพื่อประกันว่าบุคคลสามารถแสดงความเห็นได้โดยสามารถปกปิดตัวตนในทางอินเทอร์เน็ต<text:span text:style-name="Footnote_20_Symbol"><text:note text:id="ftn18" text:note-class="footnote"><text:note-citation>16</text:note-citation><text:note-body><text:p text:style-name="Footnote">A/HRC/17/27, น.22</text:p></text:note-body></text:note></text:span></text:p>
        </text:list-item>
        <text:list-item>
          <text:p text:style-name="P13">ผู้มีอำนาจหน้าที่ตามกลไกพิเศษอื่น ๆ ได้พิจารณาประเด็นการแทรกแซงสิทธิความเป็นส่วนตัวเช่นกัน ผู้รายงานพิเศษว่าด้วยการส่งเสริมและคุ้มครองสิทธิมนุษยชนและเสรีภาพขั้นพื้นฐานในระหว่างการต่อต้านการก่อการร้าย ได้ศึกษาพัฒนาการของการสอดแนมและเทคโนโลยีซึ่งส่งผลกระทบอย่างมากต่อสิทธิความเป็นส่วนตัว และได้ถูกใช้เพื่อสร้างความชอบธรรมให้กับการต่อต้านการก่อการร้าย<text:span text:style-name="Footnote_20_Symbol"><text:note text:id="ftn19" text:note-class="footnote"><text:note-citation>17</text:note-citation><text:note-body><text:p text:style-name="Footnote">A/HRC/13/37</text:p></text:note-body></text:note></text:span> ผู้รายงานพิเศษเน้นย้ำว่า มาตรการเหล่านี้ไม่เพียงนำไปสู่การละเมิดสิทธิความเป็นส่วนตัว แต่ยังมีผลกระทบต่อสิทธิตามกระบวนการอันควรตามกฎหมาย และสิทธิที่จะมีเสรีภาพในการเดินทาง เสรีภาพในการสมาคมและเสรีภาพในการแสดงออก เขากระตุ้นรัฐบาลให้พิจารณาโดยละเอียดว่า นโยบายการสอดแนมของตนสอดคล้องกับหลักความได้สัดส่วนและความจำเป็นหรือไม่ เป็นไปตามมาตรฐานสิทธิมนุษยชนระหว่างประเทศหรือไม่ และมีการนำมาตรการใดมาใช้เพื่อป้องกันไม่ให้เกิดการละเมิดเช่นนั้น ผู้รายงานพิเศษยังเรียกร้องให้นำกฎหมายการคุ้มครองข้อมูลและความเป็นส่วนตัวที่รอบด้านมาใช้ และให้จัดตั้งหน่วยงานกำกับดูแลที่เป็นอิสระเพื่อให้มีอำนาจหน้าที่ในการทบทวนการใช้เทคนิคการสอดแนมที่ล่วงล้ำความเป็นส่วนตัว และการนำข้อมูลส่วนบุคคลไปใช้งาน เขายังเรียกร้องให้มีการวิจัยและพัฒนาทรัพยากรเพื่อสนับสนุนเทคโนโลยีที่ส่งเสริมความเป็นส่วนตัว</text:p>
        </text:list-item>
        <text:list-item>
          <text:p text:style-name="P13">เมื่อเร็ว ๆ นี้กลไกคุ้มครองสิทธิมนุษยชนอื่น ๆ ยังให้ความสำคัญกับผลกระทบของการสอดแนมการสื่อสารที่มีต่อการคุ้มครองสิทธิความเป็นส่วนตัวและเสรีภาพในการแสดงออก ตัวอย่างเช่น คณะกรรมการสิทธิมนุษยชนแสดงข้อกังวลต่อข้อกล่าวหาว่ารัฐติดตามการใช้งานอินเทอร์เน็ตและปิดกั้นการเข้าถึงเว็บไซต์บางแห่ง<text:span text:style-name="Footnote_20_Symbol"><text:note text:id="ftn20" text:note-class="footnote"><text:note-citation>18</text:note-citation><text:note-body><text:p text:style-name="Footnote">CCPR/C/IRN/CO/3</text:p></text:note-body></text:note></text:span> และมีข้อเสนอแนะให้ทบทวนกฎหมายซึ่งให้อำนาจอย่างกว้างขวางต่อรัฐบาลในการ<text:soft-page-break/>สอดแนมการสื่อสารทางอิเล็กทรอนิกส์<text:span text:style-name="Footnote_20_Symbol"><text:note text:id="ftn21" text:note-class="footnote"><text:note-citation>19</text:note-citation><text:note-body><text:p text:style-name="Footnote">CCPR/C/SWE/CO/6</text:p></text:note-body></text:note></text:span> กลไกทบทวนสถานการณ์ด้านสิทธิมนุษยชนตามวาระ (Universal Periodic Review) ยังมีข้อเสนอแนะเพื่อประกันว่ากฎหมายเกี่ยวกับอินเทอร์เน็ตและเทคโนโลยีการสื่อสารอื่น ๆ สอดคล้องกับพันธกรณีด้านสิทธิมนุษยชน<text:span text:style-name="Footnote_20_Symbol"><text:note text:id="ftn22" text:note-class="footnote"><text:note-citation>20</text:note-citation><text:note-body><text:p text:style-name="Footnote">A/HRC/14/10</text:p></text:note-body></text:note></text:span></text:p>
        </text:list-item>
      </text:list>
      <text:list xml:id="list214859788590906" text:continue-list="list214860131146717" text:style-name="WW8Num4">
        <text:list-item>
          <text:h text:style-name="P15" text:outline-level="1"><text:bookmark-start text:name="__RefHeading__10852_981571041"/>วิธีการสอดแนมการสื่อสาร<text:bookmark-end text:name="__RefHeading__10852_981571041"/></text:h>
        </text:list-item>
      </text:list>
      <text:list xml:id="list214860634161204" text:continue-list="list214860268417546" text:style-name="HRC-Text-Numbering">
        <text:list-item>
          <text:p text:style-name="P13">เทคโนโลยีและโครงสร้างการสอดแนมสมัยใหม่ซึ่งช่วยให้รัฐรุกล้ำพื้นที่ชีวิตส่วนบุคคลได้ ทำให้มีโอกาสจะเกิดความพร่าเลือนของเส้นแบ่งระหว่างพื้นที่ส่วนบุคคลกับสาธารณะ สนับสนุนให้มีการติดตามบุคคลในลักษณะที่เป็นการรุกล้ำความเป็นส่วนตัวโดยพลการ ทำให้ผู้ถูกติดตามไม่ทราบด้วยซ้ำว่าตนเองตกเป็นเป้าของการสอดแนม ไม่ต้องพูดถึงการคิดที่จะขอให้ทบทวนการสอดแนมดังกล่าว ความก้าวหน้าด้านเทคโนโลยีทำให้ประสิทธิภาพของรัฐในการสอดแนมไม่ถูกจำกัดด้วยขนาดหรือระยะเวลาอีกต่อไป ต้นทุนด้านเทคโนโลยีและการจัดเก็บข้อมูลที่ลดลงทำให้อุปสรรคด้านการเงินหรือเชิงปฏิบัติต่อการสอดแนมลดน้อยลง ด้วยเหตุดังกล่าว รัฐจึงมีศักยภาพมากขึ้นในการสอดแนมหลายครั้งพร้อม ๆ กัน ในลักษณะที่เป็นการรุกล้ำความเป็นส่วนตัว เฉพาะเจาะจง และในวงกว้างมากกว่าที่เคยเป็นมา</text:p>
        </text:list-item>
      </text:list>
      <text:list xml:id="list214858907258491" text:continue-list="list214859788590906" text:style-name="WW8Num4">
        <text:list-item>
          <text:list>
            <text:list-item>
              <text:h text:style-name="P10" text:outline-level="2"><text:bookmark-start text:name="__RefHeading__10854_981571041"/>การสอดแนมการสื่อสารอย่างเจาะจงเป้าหมาย<text:bookmark-end text:name="__RefHeading__10854_981571041"/></text:h>
            </text:list-item>
          </text:list>
        </text:list-item>
      </text:list>
      <text:list xml:id="list214859415418599" text:continue-list="list214860634161204" text:style-name="HRC-Text-Numbering">
        <text:list-item>
          <text:p text:style-name="P13">รัฐสามารถเข้าถึงเทคนิคและเทคโนโลยีต่าง ๆ มากมายในการสอดแนมการสื่อสาร โดยเลือกการสอดแนมการสื่อสารของบุคคลบางคน การดักรับข้อมูลโดยทันทีระหว่างการรับฟัง ทำให้รัฐสามารถรับฟังและบันทึกการสนทนาทางโทรศัพท์ของบุคคลใดก็ได้ที่ใช้โทรศัพท์พื้นฐานหรือโทรศัพท์มือถือ ทั้งนี้โดยใช้คุณลักษณะการดักฟังซึ่งเป็นเงื่อนไขที่กำหนดให้โครงข่ายการสื่อสารทุกแห่งต้องมี เพื่อตอบสนองความต้องการในการสอดแนมของรัฐ<text:span text:style-name="Footnote_20_Symbol"><text:note text:id="ftn23" text:note-class="footnote"><text:note-citation>21</text:note-citation><text:note-body><text:p text:style-name="Footnote">โปรดดู อย่างเช่น พระราชบัญญัติการบังคับใช้กฎหมายเพื่อช่วยเหลือด้านการสื่อสารแห่งสหรัฐฯ พ.ศ. 2537 (United States Communications Assistance for Law Enforcement Act 1994) (สหรัฐฯ); พระราชบัญญัติการสื่อสาร พ.ศ. 2540 (Telecommunications Act 1997), Part 15 (ออสเตรเลีย); พระราชบัญญัติควบคุมอำนาจการสอบสวน พ.ศ. 2543 (Regulation of Investigatory Powers Act 2000), ss12-14 (สหราชอาณาจักร); พระราชบัญญัติการสื่อสาร (อำนาจในการดักฟัง) พ.ศ. 2547 (Telecommunications (Interception Capability) Act 2004)</text:p></text:note-body></text:note></text:span> ทำให้รัฐสามารถระบุตำแหน่งที่ตั้งของบุคคล สามารถอ่านและบันทึกข้อความสั้น การติดตั้งเครื่องดักฟังทางสายอินเทอร์เน็ตในบางตำแหน่งหรือการเลือกกระทำกับบางบุคคล ทำให้หน่วยงานของรัฐสามารถติดตามกิจกรรมทางออนไลน์ของบุคคลได้ รวมทั้งข้อมูลเกี่ยวกับการเข้าชมเว็บไซต์ต่าง ๆ</text:p>
        </text:list-item>
        <text:list-item>
          <text:p text:style-name="P13"><text:tab/>การเข้าถึงข้อมูล อีเมลและข้อความของบุคคลที่ถูกจัดเก็บไว้ นอกเหนือจากข้อมูลการสื่อสารที่เกี่ยวข้องอื่น ๆ เป็นสิ่งที่สามารถทำได้ผ่านบริษัทอินเทอร์เน็ตและผู้ให้บริการด้านอินเทอร์เน็ต ความริเริ่มของหน่วยงานกำหนดมาตรฐานของยุโรป สถาบันมาตรฐานการสื่อสารแห่งยุโรป (European Telecommunications Standards Institute) ในการบังคับผู้ให้บริการกลุ่มเมฆ (cloud providers)<text:span text:style-name="Footnote_20_Symbol"><text:note text:id="ftn24" text:note-class="footnote"><text:note-citation>22</text:note-citation><text:note-body><text:p text:style-name="Footnote">ผู้ให้บริการกลุ่มเมฆ (cloud provider) เป็นลักษณะการให้พื้นที่เพื่อจัดเก็บข้อมูลทางอินเทอร์เน็ต</text:p></text:note-body></text:note></text:span> ทั้งนี้เพื่อให้มี “ศักยภาพการดักฟังข้อมูลที่ชอบด้วยกฎหมาย” ในส่วนของเทคโนโลยีฝากข้อมูลทางอินเทอร์เน็ต ซึ่งช่วยให้หน่วยงานของรัฐสามารถเข้าถึงเนื้อหาที่ผู้ให้บริการจัดเก็บไว้ได้โดยตรง รวมทั้งอีเมล ข้อความสั้น และข้อความเสียง ทั้งหมดทำให้เกิดข้อกังวล<text:span text:style-name="Footnote_20_Symbol"><text:note text:id="ftn25" text:note-class="footnote"><text:note-citation>23</text:note-citation><text:note-body><text:p text:style-name="Footnote">ETSI DTR 101 567 VO.0.5 (2012-14), Draft Technical Report: Lawful Interception (LI); Cloud/Virtual Services (CLI)</text:p></text:note-body></text:note></text:span></text:p>
        </text:list-item>
        <text:list-item>
          <text:p text:style-name="P13">รัฐสามารถติดตามการเดินทางของโทรศัพท์มือถือบางเครื่อง สามารถจำแนกบุคคลทุกคนที่มีโทรศัพท์มือถืออยู่ภายในเขตที่กำหนด และสามารถดักฟังเสียงสนทนาและข้อความสั้นผ่านหลายวิธีการ รัฐบางแห่งได้ใช้อุปกรณ์ดักรับที่เรียกว่า International Mobile Subscriber Identity (IMSI) catcher เพื่อดักรับตัวเลขที่ระบุตัวตนของผู้ใช้งานจากสัญญาณในอากาศ โดยสามารถติดตั้งเป็นการชั่วคราวในบางจุดได้ (อย่างเช่นในพื้นที่ที่มีการประท้วงหรือเดินขบวน) หรือสามารถติดตั้งอย่างถาวร (อย่างเช่นที่สนามบินและจุดข้ามแดน) เครื่อง<text:soft-page-break/>ดักรับสัญญาณเหล่านี้ทำหน้าที่คล้ายกับสถานีส่งสัญญาณโทรศัพท์มือถือ มีการส่งและรับสัญญาณมือถือเพื่อคัดแยกข้อมูลตัวเลขระบุตัวตนของผู้ใช้หรือ subscriber identification module (SIM) และหมายเลขโทรศัพท์มือถือทุกเครื่องซึ่งอยู่ภายในพื้นที่</text:p>
        </text:list-item>
        <text:list-item>
          <text:p text:style-name="P13">รัฐยังได้พัฒนาซอฟต์แวร์มากขึ้นเพื่อใช้ในการแทรกซึมเข้าไปยังคอมพิวเตอร์ โทรศัพท์มือถือหรืออุปกรณ์ดิจิทัลอื่น ๆ ของบุคคล<text:span text:style-name="Footnote_20_Symbol"><text:note text:id="ftn26" text:note-class="footnote"><text:note-citation>24</text:note-citation><text:note-body><text:p text:style-name="Footnote">Toby Mendel, Andrew Puddephatt, Ben Wagner, Dixi Hawtin, and Natalia Torres, การสำรวจความเห็นระดับโลกเกี่ยวกับความเป็นส่วนตัวทางอินเทอร์เน็ตและเสรีภาพในการแสดงออก, UNESCO Series on Internet Freedom (2012), น. 41</text:p></text:note-body></text:note></text:span> ซอฟต์แวร์ที่มีลักษณะรุกล้ำความเป็นส่วนตัวรวมทั้งการใช้ “โทรจัน” (หรือที่เรียกว่าสปายแวร์หรือมัลแวร์) สามารถใช้เพื่อเปิดไมโครโฟนหรือกล้องถ่ายรูปบนโทรศัพท์ สามารถติดตามการใช้ประโยชน์จากโทรศัพท์ และสามารถเข้าถึง เปลี่ยนแปลง หรือลบข้อมูลที่ถูกเก็บไว้ในอุปกรณ์สื่อสาร ซอฟต์แวร์ดังกล่าวช่วยให้รัฐสามารถควบคุมอุปกรณ์ที่ถูกแทรกซึมได้อย่างเต็มที่ และโดยที่ผู้ถูกสอดแนมไม่ทราบเรื่องนี้เลย</text:p>
        </text:list-item>
      </text:list>
      <text:list xml:id="list214860716849224" text:continue-list="list214858907258491" text:style-name="WW8Num4">
        <text:list-item>
          <text:list>
            <text:list-item>
              <text:h text:style-name="P10" text:outline-level="2"><text:bookmark-start text:name="__RefHeading__10856_981571041"/>การสอดแนมการสื่อสารในวงกว้าง<text:bookmark-end text:name="__RefHeading__10856_981571041"/></text:h>
            </text:list-item>
          </text:list>
        </text:list-item>
      </text:list>
      <text:list xml:id="list214860721615256" text:continue-list="list214859415418599" text:style-name="HRC-Text-Numbering">
        <text:list-item>
          <text:p text:style-name="P13">ต้นทุนและอุปสรรคในการสอดแนมในวงกว้างเริ่มน้อยลงอย่างรวดเร็ว เทคโนโลยีสมัยใหม่ส่งเสริมให้มีการดักรับข้อมูล การติดตามและการวิเคราะห์การสื่อสารอย่างกว้างขวาง ในทุกวันนี้ รัฐบางแห่งสามารถติดตามและบันทึกการสื่อสารทางอินเทอร์เน็ตและโทรศัพท์ได้ในระดับประเทศ ทั้งนี้โดยการติดอุปกรณ์ดักรับข้อมูลที่เคเบิลเส้นใยนำแสง (ไฟเบอร์ออปติก) ซึ่งเป็นช่องทางหลักของการส่งข้อมูลการสื่อสารแบบดิจิทัล และการติดตั้งอุปกรณ์วิเคราะห์คำศัพท์ เสียง และคำพูด ทำให้รัฐแทบจะสามารถควบคุมการสื่อสารทางไกลและออนไลน์ได้ทั้งหมด มีรายงานว่าประเทศต่าง ๆ อย่างเช่น รัฐบาลอียิปต์และลิเบียได้นำระบบดักรับข้อมูลดังกล่าวมาใช้ในช่วงก่อนจะเกิดเหตุการณ์อาหรับสปริง<text:span text:style-name="Footnote_20_Symbol"><text:note text:id="ftn27" text:note-class="footnote"><text:note-citation>25</text:note-citation><text:note-body><text:p text:style-name="Footnote">รัฐสภายุโรป, Directorate-General for External Policies, Policy Department, After the Arab Spring: New Paths for Human Rights and the Internet in European Foreign Policy (2012), น. 9-10</text:p></text:note-body></text:note></text:span></text:p>
        </text:list-item>
        <text:list-item>
          <text:p text:style-name="P13">ในรัฐหลายแห่ง การบังคับให้เก็บรักษาข้อมูลส่งผลให้มีการเก็บข้อมูลการสื่อสารจำนวนมหาศาล ซึ่งสามารถนำมาคัดกรองและวิเคราะห์ได้ในภายหลัง เทคโนโลยีนี้ช่วยให้รัฐสามารถสแกนโทรศัพท์และข้อความเพื่อจำแนกการใช้คำบางคำ การใช้เสียง หรือวลี หรือการกรองข้อมูลการใช้งานอินเทอร์เน็ตเพื่อจำแนกว่าบุคคลดังกล่าวได้เข้าเยี่ยมชมเว็บไซต์ หรือได้ใช้ประโยชน์จากข้อมูลทางอินเทอร์เน็ตใดบ้าง มีการคิดค้น “กล่องดำ” (“Black boxes”) <text:s/>เพื่อตรวจค้นข้อมูลที่ส่งผ่านอินเทอร์เน็ต ทั้งนี้เพื่อกรองและถอดรหัสข้อมูลทุกประการที่เกี่ยวข้องกับการใช้งานอินเทอร์เน็ต เป็นวิธีการที่เรียกว่า “deep-packet inspection” ซึ่งทำให้รัฐได้ข้อมูลลึกกว่าแค่ข้อมูลการเข้าเยี่ยมชมเว็บไซต์ต่าง ๆ แต่ยังรวมถึงการวิเคราะห์เนื้อหาในเว็บไซต์เหล่านั้นด้วย ยกตัวอย่างเช่น มีรายงานว่ารัฐที่เผชิญกับการลุกฮือของประชาชนในช่วงที่ผ่านมาในตะวันออกกลางและแอฟริกาเหนือ มักใช้วิธีการกรองข้อมูลแบบ deep-packed inspection<text:span text:style-name="Footnote_20_Symbol"><text:note text:id="ftn28" text:note-class="footnote"><text:note-citation>26</text:note-citation><text:note-body><text:p text:style-name="Footnote">Mendel และคณะ, อ้างแล้ว, น. 43</text:p></text:note-body></text:note></text:span></text:p>
        </text:list-item>
        <text:list-item>
          <text:p text:style-name="P13">เครื่องมืออีกอย่างหนึ่งที่รัฐสมัยใหม่นำมาใช้ได้แก่การติดตามข้อมูลทางสื่อสังคมออนไลน์ รัฐมีศักยภาพในการติดตามการใช้งานสื่อสังคมออนไลน์ เว็บบล็อก และสื่ออื่น ๆ สามารถทำแผนที่ความเชื่อมโยงและความสัมพันธ์ ความคิดเห็นและการสมาคม และแม้แต่ตำแหน่งที่อยู่ รัฐยังสามารถใช้เทคโนโลยีการวิเคราะห์ข้อมูลที่ทันสมัยมากเพื่อจัดการกับข้อมูลหรือข้อมูลการสื่อสารของสาธารณะซึ่งทางผู้ให้บริการส่งมอบให้ ในระดับพื้นฐาน รัฐยังมีช่องทางการได้มาซึ่งชื่อผู้ใช้งานและรหัสที่ใช้งานในสื่อสังคมออนไลน์ อย่างเช่น เฟซบุ๊ก<text:span text:style-name="Footnote_20_Symbol"><text:note text:id="ftn29" text:note-class="footnote"><text:note-citation>27</text:note-citation><text:note-body><text:p text:style-name="Footnote">รัฐสภายุโรป, อ้างแล้ว, น. 6</text:p></text:note-body></text:note></text:span></text:p>
        </text:list-item>
      </text:list>
      <text:list xml:id="list214860272814788" text:continue-list="list214860716849224" text:style-name="WW8Num4">
        <text:list-item>
          <text:list>
            <text:list-item>
              <text:h text:style-name="P10" text:outline-level="2"><text:bookmark-start text:name="__RefHeading__10858_981571041"/>การเข้าถึงข้อมูลการสื่อสาร<text:bookmark-end text:name="__RefHeading__10858_981571041"/></text:h>
            </text:list-item>
          </text:list>
        </text:list-item>
      </text:list>
      <text:list xml:id="list214859230178787" text:continue-list="list214860721615256" text:style-name="HRC-Text-Numbering">
        <text:list-item>
          <text:p text:style-name="P13">นอกเหนือจากการดักรับและติดตามเนื้อหาการสื่อสารของบุคคล รัฐยังอาจพยายามเข้าถึงข้อมูลการสื่อสารที่จัดเก็บไว้โดยผู้ให้บริการและบริษัทอินเทอร์เน็ต เนื่องจากภาคเอกชนเก็บสะสมข้อมูลจำนวนมากในหลายด้าน ซึ่งอาจเผยให้เห็นข้อมูลที่อ่อนไหวเกี่ยวกับวิถี<text:soft-page-break/>ชีวิตประจำวันของบุคคล โดยบุคคลทั่วไปและธุรกิจอาจเลือกใช้บริการเพื่อเก็บข้อมูลการสื่อสารเหล่านั้นไว้ ทั้งในรูปของว็อยซ์เมล อีเมล และเอกสาร การเข้าถึงข้อมูลการสื่อสารเหล่านี้เป็นเทคนิคการสอดแนมที่มีค่ามากขึ้นที่รัฐนำมาใช้</text:p>
        </text:list-item>
        <text:list-item>
          <text:p text:style-name="P13">ข้อมูลการสื่อสารที่ผู้ให้บริการจัดเก็บไว้ รวมทั้งบริษัทอินเทอร์เน็ตขนาดใหญ่ อาจเป็นข้อมูลที่รัฐนำมาใช้เพื่อปะติดปะต่อเป็นข้อมูลพื้นฐานส่วนบุคคล บันทึกการติดต่อและการสื่อสารที่ดูเหมือนไม่มีความเสี่ยงใด ๆ แต่เมื่อสามารถเข้าถึงและวิเคราะห์ได้ อาจทำให้สามารถจัดทำประวัติความเป็นมาและข้อมูลเกี่ยวกับชีวิตส่วนตัวของบุคคลได้ ไม่ว่าจะเป็นข้อมูลเกี่ยวกับการรักษาพยาบาล ความเห็นและ/หรือการเข้าเป็นสมาชิกกลุ่มการเมืองและศาสนา การมีปฏิสัมพันธ์และความสนใจ โดยสามารถให้รายละเอียดเป็นอย่างมาก หรือให้รายละเอียดที่ลึกซึ้งยิ่งขึ้นเมื่อเปรียบเทียบเฉพาะการวิเคราะห์เนื้อหาการสื่อสารเพียงอย่างเดียว<text:span text:style-name="Footnote_20_Symbol"><text:note text:id="ftn30" text:note-class="footnote"><text:note-citation>28</text:note-citation><text:note-body><text:p text:style-name="Footnote">Alberto Escudero-Pascual and Gus Hosein, “Questioning lawful access to traffic data”, Communications of the ACM, Volume 47 Issue 3, มีนาคม 2547, น. 77–82</text:p></text:note-body></text:note></text:span> การนำข้อมูลเกี่ยวกับความสัมพันธ์ ตำแหน่งที่อยู่ อัตลักษณ์และกิจกรรมต่าง ๆ มารวมกัน ทำให้รัฐสามารถติดตามการเคลื่อนไหวของบุคคล และการดำเนินงานในหลายพื้นที่ ตั้งแต่จุดที่มีการเดินทางไปจนถึงสถานศึกษา หนังสือที่อ่าน และบุคคลที่เขามีปฏิสัมพันธ์ด้วย</text:p>
        </text:list-item>
        <text:list-item>
          <text:p text:style-name="P13">ตัวอย่างการเข้าถึงข้อมูลการสื่อสารโดยรัฐมีเพิ่มมากขึ้นอย่างรวดเร็ว ในช่วงสามปีที่กูเกิลรายงานจำนวนการร้องขอข้อมูลการสื่อสาร ปรากฏว่าในช่วงเวลานั้นจำนวนการร้องขอข้อมูลเพิ่มขึ้นเกือบสองเท่า จาก 12,539 ในช่วงหกเดือนหลังของปี 2552 เป็น 21,389 ในช่วงหกเดือนหลังของปี 2555<text:span text:style-name="Footnote_20_Symbol"><text:note text:id="ftn31" text:note-class="footnote"><text:note-citation>29</text:note-citation><text:note-body><text:p text:style-name="Footnote">โปรดดู <text:a xlink:type="simple" xlink:href="http://www.google.com/transparencyreport/userdatarequests/"><text:span text:style-name="Internet_20_link">http://www.google.com/transparencyreport/userdatarequests/</text:span></text:a> </text:p></text:note-body></text:note></text:span> ในสหราชอาณาจักร เจ้าพนักงานมีอำนาจในการอนุมัติการร้องขอข้อมูลการสื่อสารด้วยตนเอง มีรายงานว่าทางการได้มีคำสั่งร้องขอข้อมูลเช่นนั้นประมาณ 500,000 ครั้งต่อปี<text:span text:style-name="Footnote_20_Symbol"><text:note text:id="ftn32" text:note-class="footnote"><text:note-citation>30</text:note-citation><text:note-body><text:p text:style-name="Footnote">โปรดดู <text:a xlink:type="simple" xlink:href="http://www.intelligencecommissioners.com/docs/0496.pdf"><text:span text:style-name="Internet_20_link">http://www.intelligencecommissioners.com/docs/0496.pdf</text:span></text:a> </text:p></text:note-body></text:note></text:span> ในสาธารณรัฐเกาหลี ซึ่งมีประชากรเกือบ 50 ล้านคน มีคำร้องขอข้อมูลประมาณ 37 ล้านครั้งตามรายงานข่าวในทุกปี<text:span text:style-name="Footnote_20_Symbol"><text:note text:id="ftn33" text:note-class="footnote"><text:note-citation>31</text:note-citation><text:note-body><text:p text:style-name="Footnote">Money Today, 23 ตุลาคม 2555, อ้างถึงการเปิดโปงข้อมูลโดยคณะกรรมาธิการการสื่อสารแห่งเกาหลีที่มีต่อคณะกรรมการตรวจสอบบัญชีแห่งชาติประจำปี 2556 กรณีสมาชิกรัฐสภา Yoo Seung-Hui (Korean Communication Commission for the Annual National Audit of 2013 to Assemblywoman Yoo Seung-Hui), <text:a xlink:type="simple" xlink:href="http://www.mt.co.kr/view/mtview.php?type=1&amp;no=2012102309430241764&amp;outlink=1"><text:span text:style-name="Internet_20_link">http://www.mt.co.kr/view/mtview.php?type=1&amp;no=2012102309430241764&amp;outlink=1</text:span></text:a></text:p></text:note-body></text:note></text:span></text:p>
        </text:list-item>
      </text:list>
      <text:list xml:id="list214859915397794" text:continue-list="list214860272814788" text:style-name="WW8Num4">
        <text:list-item>
          <text:list>
            <text:list-item>
              <text:h text:style-name="P10" text:outline-level="2"><text:bookmark-start text:name="__RefHeading__10860_981571041"/>การกรองเนื้อหาอินเทอร์เน็ตและการเซ็นเซอร์<text:bookmark-end text:name="__RefHeading__10860_981571041"/></text:h>
            </text:list-item>
          </text:list>
        </text:list-item>
      </text:list>
      <text:list xml:id="list214859335992816" text:continue-list="list214859230178787" text:style-name="HRC-Text-Numbering">
        <text:list-item>
          <text:p text:style-name="P13">ความก้าวหน้าด้านเทคโนโลยีไม่เพียงส่งเสริมให้มีการดักรับและเข้าถึงการสื่อสารเฉพาะบางกรณี หากยังช่วยให้รัฐสามารถคัดกรองการใช้งานอินเทอร์เน็ตได้ในระดับประเทศ ในหลายประเทศ มีการกรองเนื้อหาทางอินเทอร์เน็ตโดยอ้างว่าเพื่อสนับสนุนความสามัคคีในสังคม หรือเพื่อขจัดการใช้ถ้อยคำที่แสดงความเกลียดชัง แต่แท้จริงแล้วเป็นการใช้เพื่อขจัดคนที่เห็นต่างจากรัฐ ทำให้คนที่วิพากษ์วิจารณ์หรือเคลื่อนไหวต้องหยุดทำงาน</text:p>
        </text:list-item>
        <text:list-item>
          <text:p text:style-name="P13">เทคโนโลยีการกรองเนื้อหาอินเทอร์เน็ตที่กล่าวถึงข้างต้น ยังสนับสนุนให้มีการติดตามการดำเนินงานของเว็บไซต์ ทำให้รัฐสามารถตรวจสอบภาพต้องห้าม คำพูด แอดเดรสของเว็บไซต์หรือเนื้อหาอื่น ๆ และสามารถเซ็นเซอร์หรือดัดแปลงแก้ไขเนื้อหาเหล่านั้นได้ รัฐสามารถใช้เทคโนโลยีดังกล่าวเพื่อตรวจสอบการใช้ถ้อยคำและวลีบางอย่าง ทั้งนี้เพื่อเซ็นเซอร์หรือควบคุมการใช้งานคำพูดเหล่านั้น หรือเพื่อจำแนกบุคคลที่ใช้คำดังกล่าว ในประเทศที่มีการเข้าถึงอินเทอร์เน็ตค่อนข้างสูง มีรายงานว่ารัฐใช้การกรองเนื้อหาอินเทอร์เน็ตเพื่อเซ็นเซอร์เนื้อหาและการสื่อสารของเว็บไซต์ และสนับสนุนให้มีการสอดแนมข้อมูลของผู้พิทักษ์สิทธิมนุษยชนและนักเคลื่อนไหว<text:span text:style-name="Footnote_20_Symbol"><text:note text:id="ftn34" text:note-class="footnote"><text:note-citation>32</text:note-citation><text:note-body><text:p text:style-name="Footnote">รัฐสภายุโรป, Directorate-General for External Policies, Policy Department, After the Arab Spring: New Paths for Human Rights and the Internet in European Foreign Policy (2012), น. 12</text:p></text:note-body></text:note></text:span></text:p>
        </text:list-item>
        <text:list-item>
          <text:p text:style-name="P13"><text:soft-page-break/>นอกจากการใช้เทคโนโลยีเพื่อสนับสนุนการกรองเนื้อหาและการเซ็นเซอร์แล้ว รัฐหลายแห่งยังใช้เจ้าหน้าที่ทำการกรองเนื้อหาอินเทอร์เน็ต มีการจัดตั้งทีมเจ้าหน้าที่และผู้ตรวจเพื่อทำหน้าที่สอดส่องดูแลเนื้อหาตามเว็บไซต์ สื่อสังคมออนไลน์ เว็บบล็อก และสื่อรูปแบบอื่น ๆ ในรัฐบางแห่ง “หน่วยตำรวจไซเบอร์” (“cyber police forces”) ได้รับมอบหมายให้คอยตรวจตราและควบคุมเนื้อหาในอินเทอร์เน็ต ค้นหาเว็บไซต์และจุดสำคัญภายในเว็บไซต์ต่าง (โดยเฉพาะตามกระดานสนทนาออนไลน์) ทั้งนี้เพื่อหาทางปิดกั้นหรือสั่งให้เว็บไซต์หยุดดำเนินการ ในกรณีที่นำเสนอเนื้อหาที่ไม่ผ่านความเห็นชอบของรัฐบาล รวมทั้งการวิพากษ์วิจารณ์ผู้นำประเทศ ยังมีการมอบหมายให้ผู้ให้บริการเอกชนแบบรับภาระการตรวจตราดังกล่าวด้วย รวมทั้งบริษัทที่ให้บริการสืบค้นข้อมูลและสื่อสังคมออนไลน์ โดยรัฐได้ออกกฎหมายขยายความรับผิดต่อเนื้อหาต้องห้ามจากผู้ที่โพสต์เป็นคนแรกให้ครอบคลุมไปถึงหน่วยงานที่เป็นสื่อกลางด้วย</text:p>
        </text:list-item>
      </text:list>
      <text:list xml:id="list214860679762009" text:continue-list="list214859915397794" text:style-name="WW8Num4">
        <text:list-item>
          <text:list>
            <text:list-item>
              <text:h text:style-name="P10" text:outline-level="2"><text:bookmark-start text:name="__RefHeading__10862_981571041"/>การห้ามไม่ให้ปกปิดชื่อ<text:bookmark-end text:name="__RefHeading__10862_981571041"/></text:h>
            </text:list-item>
          </text:list>
        </text:list-item>
      </text:list>
      <text:list xml:id="list214859317989437" text:continue-list="list214859335992816" text:style-name="HRC-Text-Numbering">
        <text:list-item>
          <text:p text:style-name="P13">หนึ่งในความก้าวหน้าสำคัญสุดซึ่งเป็นผลมาจากพัฒนาการของอินเทอร์เน็ต ได้แก่ การที่ผู้ใช้งานสามารถเข้าถึงและเผยแพร่ข้อมูลโดยไม่ต้องเปิดเผยชื่อ และการสื่อสารอย่างเป็นความลับโดยบุคคลอื่นไม่ทราบว่าเราเป็นใคร เดิมเราสามารถทำแบบนั้นได้เนื่องจากไม่มี “ชั้นข้อมูลเกี่ยวกับเอกลักษณ์บุคคล” (“identity layer”) แต่เดิมเราไม่มีทางทราบว่าใครเป็นผู้ทำการสื่อสาร ใครเป็นเจ้าของอีเมล หรือเป็นการใช้งานจากคอมพิวเตอร์เครื่องไหน อย่างไรก็ดี รัฐได้อ้างเรื่องความมั่นคงและการบังคับใช้กฎหมาย และค่อย ๆ ปิดกั้นโอกาสการสื่อสารโดยการปกปิดชื่อ ในรัฐหลายแห่ง บุคคลต้องแจ้งชื่อของตนเองในการใช้อินเทอร์เน็ตคาเฟ่ และมีการบันทึกข้อมูลการทำธุรกรรมในคอมพิวเตอร์สาธารณะที่ใช้ ในเวลาต่อมาเริ่มมีการบังคับให้ต้องแสดงตัวบุคคลและจดทะเบียนในการซื้อซิมการ์ดหรือโทรศัพท์มือถือ หรือในการเข้าเยี่ยมชมเว็บไซต์ที่สำคัญบางแห่ง หรือในการโพสต์ความเห็นในเว็บไซต์หรือเว็บบล็อกต่าง ๆ</text:p>
        </text:list-item>
        <text:list-item>
          <text:p text:style-name="P13">การห้ามไม่ให้ปกปิดชื่อช่วยสนับสนุนการสอดแนมการสื่อสารโดยรัฐ โดยช่วยให้สามารถจำแนกตัวบุคคลที่เข้าถึงหรือเผยแพร่เนื้อหาต้องห้ามได้ง่ายขึ้น ทำให้บุคคลเสี่ยงต่อการสอดแนมรูปแบบอื่น ๆ ของรัฐ</text:p>
        </text:list-item>
        <text:list-item>
          <text:p text:style-name="P13">ด้วยเหตุดังกล่าว การห้ามไม่ให้ปกปิดชื่อย่อมส่งผลสะเทือนอย่างรุนแรง ปิดกั้นการแสดงข้อมูลและความเห็นอย่างเสรี ทั้งยังอาจส่งผลให้บุคคลปลีกตัวออกจากแวดวงสังคมออนไลน์ ปิดกั้นการใช้สิทธิในการแสดงออกและสิทธิด้านข้อมูล ทำให้ปัญหาความไม่เท่าเทียมทางสังคมรุนแรงขึ้น นอกจากนั้น การห้ามไม่ให้ปกปิดชื่อยังเปิดโอกาสให้ภาคเอกชนเก็บและรวบรวมข้อมูลจำนวนมหาศาล ทำให้เกิดภาระและความรับผิดชอบมากมายต่อบรรษัท ซึ่งต้องหาทางคุ้มครองความเป็นส่วนตัวและความปลอดภัยของข้อมูลเหล่านั้น</text:p>
        </text:list-item>
      </text:list>
      <text:list xml:id="list214860468521853" text:continue-list="list214860679762009" text:style-name="WW8Num4">
        <text:list-item>
          <text:h text:style-name="HRC-Heading_20_1" text:outline-level="1"><text:bookmark-start text:name="__RefHeading__10864_981571041"/>ข้อกังวลเกี่ยวกับมาตรฐานกฎหมายในประเทศ<text:bookmark-end text:name="__RefHeading__10864_981571041"/></text:h>
        </text:list-item>
      </text:list>
      <text:list xml:id="list214860627710859" text:continue-list="list214859317989437" text:style-name="HRC-Text-Numbering">
        <text:list-item>
          <text:p text:style-name="P13">โดยทั่วไปแล้ว กฎหมายมักตามไม่ทันการเปลี่ยนแปลงทางเทคโนโลยี ในรัฐส่วนใหญ่มักไม่มีมาตรฐานกฎหมาย หรือมีแต่มีข้อบกพร่องในแง่การจัดการกับการสอดแนมการสื่อสารและสภาพแวดล้อมสมัยใหม่ ส่งผลให้รัฐสามารถสร้างความชอบธรรมให้กับการใช้เทคโนโลยีสมัยใหม่ได้มากขึ้นภายใต้กรอบกฎหมายแบบเดิม และโดยไม่ตระหนักว่าตนเองมีศักยภาพเพิ่มขึ้นมากมาย มากกว่าที่คาดการณ์ไว้ตามกรอบดังกล่าว ในหลายประเทศ จึงมีการอ้างข้อบัญญัติที่คลุมเครือและกว้างขวางเพื่อสร้างความชอบธรรมและแทรกแซงการใช้เทคนิคที่ล่วงล้ำความเป็นส่วนตัวอย่างรุนแรง หากปราศจากกฎหมายที่อนุญาตให้ใช้เทคโนโลยีและเทคนิคนั้นอย่างชัดเจน และหากไม่มีการกำหนดขอบเขตการใช้งาน จะทำให้บุคคลไม่สามารถคาดการณ์ หรือไม่รู้ตัวด้วยซ้ำว่ามีการใช้กฎหมายดังกล่าว ในเวลาเดียวกัน มีการนำกฎหมายมาใช้เพื่อขยายข้อยกเว้นด้านความมั่นคงของรัฐ ทั้งนี้เพื่อสร้างความชอบธรรมให้กับเทคนิคการสอดแนมที่รุกล้ำความเป็นส่วนตัว โดยขาดการกำกับดูแลของหน่วยงานอิสระ </text:p>
        </text:list-item>
        <text:list-item>
          <text:p text:style-name="P13">มาตรฐานกฎหมายที่บกพร่องทำให้บุคคลเกิดความเสี่ยงมากขึ้นที่จะถูกละเมิดสิทธิมนุษยชน ไม่ว่าจะเป็นสิทธิความเป็นส่วนตัว และสิทธิที่จะมีเสรีภาพด้านการแสดงออก ทั้งยังส่งผลกระทบร้ายแรงต่อกลุ่มบุคคลบางกลุ่ม อย่างเช่น สมาชิกของพรรคการเมืองบางแห่ง นักสหภาพแรงงาน หรือชนกลุ่มน้อยในประเทศ ชนกลุ่มน้อยด้านชาติพันธุ์และภาษา ทำให้พวกเขาเสี่ยงมากขึ้นที่จะถูกสอดแนมการสื่อสารจากรัฐ หากไม่มีมาตรการคุ้มครองด้านกฎหมายที่เข้มแข็ง ผู้สื่อข่าว ผู้พิทักษ์สิทธิมนุษยชน และนักเคลื่อนไหวด้านการเมืองย่อมเสี่ยงที่จะถูกสอดแนมโดยพลการ </text:p>
        </text:list-item>
        <text:list-item>
          <text:p text:style-name="P13"><text:soft-page-break/>ที่ผ่านมามีการเก็บข้อมูลอย่างเป็นระบบเกี่ยวกับการสอดแนมผู้พิทักษ์สิทธิมนุษยชนในหลายประเทศ โดยผู้พิทักษ์สิทธิมนุษยชนและนักเคลื่อนไหวทางการเมืองรายงานข้อมูลว่ามีการดักฟังโทรศัพท์และดักรับอีเมลของพวกเขา และมีการติดตามการเดินทางของพวกเขา ผู้สื่อข่าวมักเสี่ยงที่จะตกเป็นเป้าของการสอดแนมการสื่อสาร เนื่องจากต้องพึ่งพาการสื่อสารทางอินเทอร์เน็ตมาก เพื่อให้สามารถรับและติดตามข้อมูลจากแหล่งข้อมูลที่ปิดลับ รวมทั้งคนในองค์กรที่ต้องการเปิดโปงความลับที่เป็นประโยชน์ต่อสาธารณะ ผู้สื่อข่าวต้องสามารถสื่อสารได้อย่างเป็นส่วนตัว ปลอดภัย และมีการปกปิดชื่อ โครงสร้างการสอดแนมที่ขยายตัวมากขึ้น และไม่ถูกจำกัดตามกระบวนการอันควรตามกฎหมายหรือการกำกับดูแลของศาล ทำให้ความพยายามในการคุ้มครองแหล่งข้อมูลเป็นไปได้ยาก แม้แต่การใช้การสอดแนมแบบแคบ ๆ ไม่โปร่งใส และไม่มีการบันทึกข้อมูล ยังอาจส่งผลกระทบรุนแรง และไม่มีการบันทึกข้อมูลการสอดแนมในพื้นที่สาธารณะ และไม่มีการถ่วงดุลตรวจสอบเพื่อป้องกันการสอดแนมอย่างมิชอบ</text:p>
        </text:list-item>
        <text:list-item>
          <text:p text:style-name="P13">ย่อหน้าต่อไปนี้อธิบายถึงข้อกังวลพื้นฐานเกี่ยวกับกฎหมายที่อนุญาตให้รัฐสอดแนมการสื่อสาร ในสภาพแวดล้อมที่คุกคามต่อสิทธิที่จะมีเสรีภาพในการแสดงออกและความเป็นส่วนตัว</text:p>
        </text:list-item>
      </text:list>
      <text:list xml:id="list214858913688480" text:continue-list="list214860468521853" text:style-name="WW8Num4">
        <text:list-item>
          <text:list>
            <text:list-item>
              <text:h text:style-name="P10" text:outline-level="2"><text:bookmark-start text:name="__RefHeading__10866_981571041"/>การขาดการกำกับดูแลจากศาล<text:bookmark-end text:name="__RefHeading__10866_981571041"/></text:h>
            </text:list-item>
          </text:list>
        </text:list-item>
      </text:list>
      <text:list xml:id="list214860037698308" text:continue-list="list214860627710859" text:style-name="HRC-Text-Numbering">
        <text:list-item>
          <text:p text:style-name="P13">โดยทั่วไปแล้ว การใช้อำนาจเพื่อสอดแนมการสื่อสารต้องได้รับความเห็นชอบจากศาล แต่ที่ผ่านมาเริ่มมีการผ่อนคลายหลักเกณฑ์ดังกล่าวมากขึ้น หรือยกเลิกหลักเกณฑ์ดังกล่าวไปเลย ในบางประเทศ รัฐมนตรี ตัวแทนที่ได้รับมอบหมายหรือคณะกรรมการมีอำนาจสั่งการให้ดักฟังการสื่อสารได้ ตัวอย่างเช่นในสหราชอาณาจักร รัฐมนตรีกระทรวงการต่างประเทศสามารถอนุมัติให้มีการดักฟังข้อมูลการสื่อสารได้<text:span text:style-name="Footnote_20_Symbol"><text:note text:id="ftn35" text:note-class="footnote"><text:note-citation>33</text:note-citation><text:note-body><text:p text:style-name="Footnote">มาตรา 5, พระราชบัญญัติควบคุมอำนาจในการสอบสวน พ.ศ. 2543 (Regulation of Investigatory Powers Act 2000)</text:p></text:note-body></text:note></text:span> ในซิมบับเว รัฐมนตรีคมนาคมและการสื่อสารมีอำนาจดักรับข้อมูลการสื่อสารได้<text:span text:style-name="Footnote_20_Symbol"><text:note text:id="ftn36" text:note-class="footnote"><text:note-citation>34</text:note-citation><text:note-body><text:p text:style-name="Footnote">มาตรา 5, พระราชบัญญัติการดักรับการสื่อสาร พ.ศ. 2549 (Interception of Communications Act 2006)</text:p></text:note-body></text:note></text:span> และในปัจจุบันยังมีการอนุญาตการสอดแนมการสื่อสารในวงกว้างและโดยไม่เลือกเป้าหมายมากขึ้น ทั้งนี้โดยไม่มีเงื่อนไขบังคับให้เจ้าพนักงานผู้ใช้กฎหมายต้องจำแนกข้อเท็จจริงเพื่อการสอดแนมเป็นรายกรณี</text:p>
        </text:list-item>
        <text:list-item>
          <text:p text:style-name="P13">รัฐหลายแห่งไม่กำหนดให้หน่วยงานที่บังคับใช้กฎหมายต้องคอยรายงานต่อศาลอย่างต่อเนื่อง ภายหลังได้รับหมายศาลให้ดักรับข้อมูลได้แล้ว ตามพระราชบัญญัติป้องกันการก่อการร้าย พ.ศ. 2555 (Kenyan Prevention of Terrorism Act) ของเคนยา การดักฟังการสื่อสารสามารถทำได้ในช่วงระยะเวลาไม่จำกัด โดยหน่วยงานที่บังคับใช้กฎหมายไม่จำเป็นต้องรายงานให้ศาลทราบ หรือไม่ต้องขอขยายระยะเวลาการใช้หมายศาล รัฐบางแห่งกำหนดข้อจำกัดในการปฏิบัติตามคำสั่งอนุญาต แต่เปิดโอกาสให้หน่วยงานที่บังคับใช้กฎหมายสามารถต่ออายุคำสั่งได้หลายครั้งและไม่จำกัดจำนวน</text:p>
        </text:list-item>
        <text:list-item>
          <text:p text:style-name="P13">แม้ในกรณีที่กฎหมายกำหนดให้ต้องขออำนาจศาล แต่ก็มักเป็นการทำพอเป็นพิธี โดยมักมีการอนุญาตตามคำขอของหน่วยงานที่บังคับใช้กฎหมาย โดยเฉพาะกรณีที่หลักเกณฑ์การยื่นคำร้องมีอยู่น้อย ตัวอย่างเช่น พระราชบัญญัติกำกับดูแลและดักรับการสื่อสาร พ.ศ. 2553 (Regulation of Interception of Communications Act) ของยูกันดากำหนดเพียงให้หน่วยงานที่บังคับใช้กฎหมายแสดง “เหตุผลที่เหมาะสม” เพื่ออนุญาตให้การดักรับข้อมูล ในกรณีดังกล่าว ทางหน่วยงานมีภาระพิสูจน์เพื่อแสดงถึงความจำเป็นของการสอดแนมน้อยมาก แม้ว่าการสอดแนมเช่นนั้นอาจส่งผลกระทบรุนแรงต่อการสอบสวน การเลือกปฏิบัติ หรือการละเมิดสิทธิมนุษยชน ในประเทศอื่น ๆ ระบบกฎหมายที่ซับซ้อนอนุญาตให้มีการเข้าถึงและการสอดแนมการสื่อสารตามพฤติการณ์ที่แตกต่างกันไป ตัวอย่างเช่น ในอินโดนีเซีย พระราชบัญญัติวัตถุออกฤทธิ์ทางจิตประสาท พระราชบัญญัติยาเสพติด พระราชบัญญัติข้อมูลและธุรกรรมทางอิเล็กทรอนิกส์ พระราชบัญญัติการสื่อสาร และพระราชบัญญัติการทุจริต ต่างมีองค์ประกอบของการสอดแนมข้อมูล ในสหราชอาณาจักร กว่า 200 หน่วยงานรวมทั้งตำรวจและศาลมีอำนาจในการร้องขอข้อมูลการสื่อสาร ทั้งนี้โดยเป็นไปตามพระราชบัญญัติควบคุมอำนาจในการสอบสวน พ.ศ. 2543 (Regulation of Investigatory Powers Act) ส่งผลให้บุคคลทั่วไปไม่สามารถคาดการณ์ได้ว่าจะถูกหน่วยงานของรัฐใดสอดแนม และได้ถูกสอดแนมเมื่อใด</text:p>
        </text:list-item>
        <text:list-item>
          <text:p text:style-name="P13"><text:soft-page-break/>ในรัฐหลายแห่ง ผู้ให้บริการมักถูกบังคับให้ต้องดัดแปลงโครงสร้างพื้นฐานเพื่อเปิดโอกาสให้มีการสอดแนมข้อมูลโดยตรง ปิดโอกาสการกำกับดูแลจากศาลไป ตัวอย่างเช่น ในปี 2555 กระทรวงยุติธรรมและเทคโนโลยีข้อมูลและการสื่อสารของโคลอมเบียได้ออกพระราชกฤษฎีกากำหนดให้ผู้ให้บริการด้านการสื่อสารต้องจัดทำโครงข่ายซึ่งเปิดโอกาสให้ตำรวจสามารถเข้าถึงข้อมูลการสื่อสารโดยตรง โดยไม่จำเป็นต้องมีคำสั่งจากสำนักงานอัยการสูงสุด<text:span text:style-name="Footnote_20_Symbol"><text:note text:id="ftn37" text:note-class="footnote"><text:note-citation>35</text:note-citation><text:note-body><text:p text:style-name="Footnote">Ministries of Justice and ICTs Decree 1704 มีที่มาจากประมวลกฎหมายวิธีพิจารณาความอาญา พ.ศ. 2547 (Criminal Procedure Code) <text:s/></text:p></text:note-body></text:note></text:span> พระราชบัญญัติกำกับดูแลและดักรับการสื่อสาร พ.ศ. 2553 ที่กล่าวถึงข้างต้นกำหนดให้มีการจัดตั้งศูนย์ควบคุม และกำหนดให้ผู้ให้บริการมีอำนาจหน้าที่ในการดูแลให้มีการส่งมอบข้อมูลการสื่อสารที่ถูกดักรับให้กับศูนย์ควบคุม (มาตรา 8(1)(f)) รัฐบาลอินเดียกำลังเสนอให้ติดตั้งระบบควบคุมจากส่วนกลาง (Centralized Monitoring System) ซึ่งจะหันเหทิศทางของข้อมูลการสื่อสารเข้ามาสู่รัฐบาลส่วนกลางทั้งหมด เปิดโอกาสให้หน่วยงานความมั่นคงไม่จำเป็นต้องติดต่อขอความร่วมมือจากผู้ให้บริการ<text:span text:style-name="Footnote_20_Symbol"><text:note text:id="ftn38" text:note-class="footnote"><text:note-citation>36</text:note-citation><text:note-body><text:p text:style-name="Footnote">รายงานประจำปี 2554-2555 กรมการสื่อสาร (Department of Communications) รัฐบาลอินเดีย น. 58 - <text:a xlink:type="simple" xlink:href="http://www.dot.gov.in/annualreport/AR%20Englsih%2011-12.pdf"><text:span text:style-name="Internet_20_link">http://www.dot.gov.in/annualreport/AR%20Englsih%2011-12.pdf</text:span></text:a> </text:p></text:note-body></text:note></text:span> โครงสร้างเช่นนี้ทำให้การสอดแนมการสื่อสารอยู่นอกเหนืออำนาจศาล และเปิดโอกาสให้มีการสอดแนมข้อมูลโดยขาดการควบคุมและทำได้อย่างเป็นความลับ ทำให้ขาดความโปร่งใสหรือการตรวจสอบได้ต่อการดำเนินงานของรัฐ</text:p>
        </text:list-item>
      </text:list>
      <text:list xml:id="list214860625299139" text:continue-list="list214858913688480" text:style-name="WW8Num4">
        <text:list-item>
          <text:list>
            <text:list-item>
              <text:h text:style-name="P10" text:outline-level="2"><text:bookmark-start text:name="__RefHeading__10868_981571041"/>ข้อยกเว้นด้านความมั่นคงของชาติ<text:bookmark-end text:name="__RefHeading__10868_981571041"/></text:h>
            </text:list-item>
          </text:list>
        </text:list-item>
      </text:list>
      <text:list xml:id="list214859961500143" text:continue-list="list214860037698308" text:style-name="HRC-Text-Numbering">
        <text:list-item>
          <text:p text:style-name="P13">คำนิยามที่กำกวมและไม่ชัดเจนของ “ความมั่นคงของชาติ” ได้สร้างความชอบธรรมให้กับการดักฟังและการเข้าถึงข้อมูลการสื่อสารในหลายประเทศ ตัวอย่างเช่นในอินเดีย พระราชบัญญัติเทคโนโลยีข้อมูลข่าวสาร พ.ศ. 2551 (Information Technology Act) อนุญาตให้มีการดักฟังการสื่อสารเพื่อประโยชน์ต่อ “ความเป็นเอกราช ความสมบูรณ์ของประเทศ หรือการป้องกันประเทศอินเดีย เพื่อความสัมพันธ์ฉันท์มิตรกับประเทศอื่น เพื่อความสงบเรียบร้อยของสาธารณะ และเพื่อการสอบสวนการกระทำความผิดใด ๆ” (มาตรา 69)</text:p>
        </text:list-item>
        <text:list-item>
          <text:p text:style-name="P13">ในหลายกรณี หน่วยงานข่าวกรองแห่งชาติมักมีข้อยกเว้นอย่างกว้าง ๆ ทำให้ไม่จำเป็นต้องขอหมายศาล ตัวอย่างเช่น ในสหรัฐฯ พระราชบัญญัติการสอดแนมข่าวกรองของต่างประเทศ (Foreign Intelligence Surveillance Act) ให้อำนาจหน่วยงานความมั่นคงแห่งชาติ (National Security Agency) ในการดักฟังการสื่อสารโดยไม่ต้องขอหมายศาล กรณีที่ฝ่ายหนึ่งฝ่ายใดอยู่นอกประเทศสหรัฐฯ และมีความเชื่อได้ว่าฝ่ายหนึ่งฝ่ายใดเป็นสมาชิกของกลุ่มก่อการร้ายตามการจัดประเภทของรัฐ กฎหมายเยอรมนีอนุญาตให้หน่วยข่าวกรองของรัฐสามารถติดตั้งอุปกรณ์เพื่อดักฟังการสื่อสารภายในและระหว่างประเทศอย่างอัตโนมัติ ทั้งนี้เพื่อจุดประสงค์ในการคุ้มครองระบอบประชาธิปไตยเสรี และการคุ้มครองการดำรงอยู่หรือความมั่นคงของรัฐ<text:span text:style-name="Footnote_20_Symbol"><text:note text:id="ftn39" text:note-class="footnote"><text:note-citation>37</text:note-citation><text:note-body><text:p text:style-name="Footnote"><text:span text:style-name="T15">กฎหมาย </text:span>G-10</text:p></text:note-body></text:note></text:span> ในสวีเดน พระราชบัญญัติข้อมูลด้านสัญญาณเพื่อภารกิจป้องกันประเทศ (Law on Signals Intelligence in Defense Operations) ให้อำนาจหน่วยข่าวกรองสวีเดนในการดักรับข้อมูลโดยไม่ต้องขอหมายหรือขออำนาจจากศาล กรณีที่เป็นการดักฟังโทรศัพท์และข้อมูลทางอินเทอร์เน็ตที่เกิดขึ้นภายในพรมแดนประเทศสวีเดน ในสาธารณรัฐแทนซาเนีย พระราชบัญญัติข่าวกรองและบริการด้านความมั่นคง พ.ศ. 2539 (Intelligence and Security Service Act) อนุญาตให้หน่วยข่าวกรองของประเทศสามารถสอบสวนคดี และสอบปากคำบุคคลหรือการค้นตัว กรณีที่มีเหตุผลเชื่อได้ว่าเป็นบุคคลที่มีความเสี่ยง หรือเป็นต้นเหตุให้เกิดความเสี่ยง หรือเป็นภัยคุกคามต่อความมั่นคงของชาติ</text:p>
        </text:list-item>
        <text:list-item>
          <text:p text:style-name="P13">การอ้างแนวคิดที่คลุมเครือเกี่ยวกับความมั่นคงของชาติเพื่อสร้างความชอบธรรมให้กับข้อจำกัดที่เป็นอุปสรรคต่อการเข้าถึงสิทธิมนุษยชน นับเป็นข้อกังวลร้ายแรง<text:span text:style-name="Footnote_20_Symbol"><text:note text:id="ftn40" text:note-class="footnote"><text:note-citation>38</text:note-citation><text:note-body><text:p text:style-name="Footnote">มติของคณะมนตรีสิทธิมนุษยชนแห่งสหประชาชาติด้านการต่อต้านการก่อการร้าย</text:p></text:note-body></text:note></text:span> แนวคิดดังกล่าวได้รับการกำหนดไว้อย่างหลวม ๆ ทำให้เสี่ยงที่รัฐจะบิดเบือน และใช้เพื่อสร้างความชอบธรรมให้กับการดำเนินงานที่มีเป้าหมายเป็นกลุ่มเสี่ยง อย่างเช่น ผู้พิทักษ์สิทธิมนุษยชน ผู้สื่อข่าวหรือนักเคลื่อนไหว ทั้งยังทำหน้าที่ให้อำนาจในการปกปิดข้อมูลการสอบสวน หรือการบังคับใช้กฎหมายเป็นความลับทั้งที่ไม่จำเป็น ซึ่งย่อมทำลายหลักการความโปร่งใสและการตรวจสอบได้</text:p>
        </text:list-item>
      </text:list>
      <text:list xml:id="list214860217620830" text:continue-list="list214860625299139" text:style-name="WW8Num4">
        <text:list-item>
          <text:list>
            <text:list-item>
              <text:h text:style-name="P10" text:outline-level="2"><text:bookmark-start text:name="__RefHeading__10870_981571041"/><text:soft-page-break/>การเข้าถึงข้อมูลการสื่อสารที่ขาดการควบคุม<text:bookmark-end text:name="__RefHeading__10870_981571041"/></text:h>
            </text:list-item>
          </text:list>
        </text:list-item>
      </text:list>
      <text:list xml:id="list214858860322474" text:continue-list="list214859961500143" text:style-name="HRC-Text-Numbering">
        <text:list-item>
          <text:p text:style-name="P13">การเข้าถึงข้อมูลการสื่อสารที่จัดเก็บไว้โดยผู้ให้บริการในประเทศ มักเป็นไปตามอำนาจตามกฎหมาย หรือเป็นไปตามเงื่อนไขการจดทะเบียนของบริษัท ส่งผลให้รัฐมักจะมีอำนาจที่ไม่จำกัดในการเข้าถึงข้อมูลการสื่อสารโดยแทบไม่มีการกำกับดูแลหรือการควบคุม ตัวอย่างเช่น กฎหมายในปี 2555 ของบราซิลเกี่ยวกับการฟอกเงินให้อำนาจตำรวจในการเข้าถึงข้อมูลการจดทะเบียนของผู้ให้บริการด้านอินเทอร์เน็ตและการสื่อสาร โดยไม่ต้องขอหมายศาล<text:span text:style-name="Footnote_20_Symbol"><text:note text:id="ftn41" text:note-class="footnote"><text:note-citation>39</text:note-citation><text:note-body><text:p text:style-name="Footnote">Brazilian Federal Law 12683/2012 มาตรา 17-B. จาก <text:a xlink:type="simple" xlink:href="http://www.planalto.gov.br/ccivil_03/_Ato2011-2014/2012/Lei/L12683.htm"><text:span text:style-name="Internet_20_link">http://www.planalto.gov.br/ccivil_03/_Ato2011-2014/2012/Lei/L12683.htm</text:span></text:a></text:p></text:note-body></text:note></text:span> ในระดับสากล การอนุญาตให้เข้าถึงข้อมูลการสื่อสารมักอยู่ใต้การกำกับดูแลของสนธิสัญญาความช่วยเหลือในคดีอาญา (Mutual Legal Assistance Treaties) ซึ่งเป็นข้อตกลงระดับทวิภาคี อย่างไรก็ดี ความร่วมมือในบางส่วนมักเกิดขึ้นนอกกรอบกฎหมาย โดยเป็นความร่วมมืออย่างสมัครใจของผู้ให้บริการหรือบริษัทอินเทอร์เน็ตเอง ด้วยเหตุดังกล่าว รัฐหลายแห่งจึงสามารถเข้าถึงข้อมูลการสื่อสาร โดยไม่จำเป็นต้องขออำนาจจากหน่วยงานอิสระและมีการกำกับดูแลที่จำกัด</text:p>
        </text:list-item>
      </text:list>
      <text:list xml:id="list214860509835851" text:continue-list="list214860217620830" text:style-name="WW8Num4">
        <text:list-item>
          <text:list>
            <text:list-item>
              <text:h text:style-name="P10" text:outline-level="2"><text:bookmark-start text:name="__RefHeading__10872_981571041"/>การสอดแนมนอกเหนือจากกฎหมา<text:span text:style-name="T11">ย</text:span><text:bookmark-end text:name="__RefHeading__10872_981571041"/></text:h>
            </text:list-item>
          </text:list>
        </text:list-item>
      </text:list>
      <text:list xml:id="list214860369731555" text:continue-list="list214858860322474" text:style-name="HRC-Text-Numbering">
        <text:list-item>
          <text:p text:style-name="P13">ศักยภาพในการสอดแนมหลายประการตามที่ระบุไว้ข้างต้น อยู่นอกกรอบกฎหมายที่มีผลบังคับใช้ แต่ก็มีรัฐหลายแห่งนำมาตรการเหล่านั้นมาใช้ ซอฟต์แวร์ที่รุกล้ำความเป็นส่วนตัวอย่างมาก อย่างเช่น การใช้โทรจัน หรือการดักรับข้อมูลจำนวนมาก ถือเป็นข้อท้าทายอย่างมากต่อแนวคิดทั่วไปเกี่ยวกับการสอดแนม เนื่องจากวิธีการสอดแนมเช่นนี้ไม่สอดคล้องกับกฎหมายที่มีอยู่ในแง่การสอดแนมและการเข้าถึงข้อมูลส่วนบุคคล การสอดแนมเช่นนี้ไม่เพียงเป็นวิธีการใหม่ แต่ยังเป็นการสอดแนมในรูปแบบใหม่ จากมุมมองทางสิทธิมนุษยชน การใช้เทคโนโลยีเช่นนี้ทำให้เกิดปัญหาอย่างมาก ตัวอย่างเช่น การใช้โทรจันไม่เพียงทำให้รัฐสามารถเข้าถึงอุปกรณ์การสื่อสาร หากยังทำให้รัฐสามารถเปลี่ยนแปลงข้อมูลที่อยู่ในอุปกรณ์ได้โดยพลการและเพื่อจุดประสงค์บางอย่าง การทำเช่นนี้ส่งผลคุกคามไม่เพียงต่อสิทธิความเป็นส่วนตัวและสิทธิที่จะได้รับความเป็นธรรมในขั้นตอนปฏิบัติในแง่การใช้อุปกรณ์ตามกระบวนการกฎหมาย เทคโนโลยีการดักรับข้อมูลในวงกว้างทำให้ละเลยต่อข้อพิจารณาเรื่องการใช้งานตามสัดส่วน ทำให้เกิดการสอดแนมข้อมูลอย่างไม่เลือกเป้าหมาย เป็นเหตุให้รัฐสามารถทำสำเนาและติดตามการสื่อสารใด ๆ ในประเทศหรือพื้นที่ใด ๆ โดยไม่จำเป็นต้องขออำนาจจากหน่วยงานใดสำหรับการดักรับข้อมูลแต่ละครั้ง</text:p>
        </text:list-item>
        <text:list-item>
          <text:p text:style-name="P13">รัฐบาลมักไม่ยอมรับว่าใช้เทคโนโลยีเหล่านี้เพื่อสอดแนมข้อมูล หรือแย้งว่าเทคโนโลยีเหล่านี้ได้ถูกนำมาใช้อย่างชอบด้วยกฎหมายภายใต้ขอบเขตอำนาจของกฎหมายการสอดแนมข้อมูลที่มีอยู่ แม้จะเป็นที่ชัดเจนว่า รัฐหลายแห่งใช้ซอฟต์แวร์ที่รุกล้ำความเป็นส่วนตัวอย่างมาก เช่น เทคโนโลยีโทรจัน แต่ที่ผ่านมาไม่เคยมีการถกเถียงเกี่ยวกับพื้นฐานกฎหมายเพื่อสนับสนุนการใช้งานเทคโนโลยีดังกล่าวในรัฐแห่งนั้น ยกเว้นในเยอรมนี ซึ่งในกรณีนั้น ทางรัฐนอร์ทไรน์-เวสท์ฟาเลียได้ผ่านกฎหมายในปี 2549 ให้อำนาจใน “การเข้าถึงระบบเทคโนโลยีข้อมูลอย่างเป็นความลับ” (§ 5.2 ข้อ 11, พระราชบัญญัติคุ้มครองรัฐธรรมนูญแห่งรัฐนอร์ทไรน์-เวสท์ฟาเลีย - North Rhine-Westphalia Constitution Protection Act) ซึ่งถือว่าเป็นการดักข้อมูลเชิงเทคนิค ทั้งนี้โดยใช้โปรแกรมสอดแนมข้อมูล หรือการใช้ประโยชน์จากช่องว่างในระบบความปลอดภัยทางคอมพิวเตอร์ ในเดือนกุมภาพันธ์ 2551 ศาลรัฐธรรมนูญแห่งสหพันธรัฐเยอรมนีได้ยกเลิกกฎหมายดังกล่าว โดยมีคำสั่งว่ามาตรการดังกล่าวจะสอดคล้องตามหลักสิทธิมนุษยชน หากเป็นการดำเนินงานโดยขออำนาจและได้รับการพิจารณาจากศาล และอาจกระทำได้เพียงในสถานการณ์ที่เกิดอันตรายอย่างเป็นรูปธรรมต่อผลประโยชน์ด้านกฎหมายที่สำคัญ<text:span text:style-name="Footnote_20_Symbol"><text:note text:id="ftn42" text:note-class="footnote"><text:note-citation>40</text:note-citation><text:note-body><text:p text:style-name="Footnote">เป็นภาษาเยอรมัน BVerfG, 1 BvR 370/07 vom 27.2.2008, Absatz-Nr. (1 -67), <text:a xlink:type="simple" xlink:href="http://www.bverfg.de/entscheidungen/rs20080227_1bvr037007.html"><text:span text:style-name="Internet_20_link">http://www.bverfg.de/entscheidungen/rs20080227_1bvr037007.html</text:span></text:a></text:p></text:note-body></text:note></text:span></text:p>
        </text:list-item>
      </text:list>
      <text:list xml:id="list214859533561383" text:continue-list="list214860509835851" text:style-name="WW8Num4">
        <text:list-item>
          <text:list>
            <text:list-item>
              <text:h text:style-name="P11" text:outline-level="2"><text:bookmark-start text:name="__RefHeading__10874_981571041"/>การใช้กฎหมายการสอดแนมข้อมูลนอกอาณาเขต<text:bookmark-end text:name="__RefHeading__10874_981571041"/></text:h>
            </text:list-item>
          </text:list>
        </text:list-item>
      </text:list>
      <text:list xml:id="list214859645206723" text:continue-list="list214860369731555" text:style-name="HRC-Text-Numbering">
        <text:list-item>
          <text:p text:style-name="P13">เนื่องจากในปัจจุบันมีการไหลเวียนของข้อมูลข้ามพรมแดนมากขึ้น และข้อมูลการสื่อสารส่วนใหญ่มักจัดเก็บไว้กับผู้ให้บริการในต่างประเทศ รัฐหลายแห่งจึงเริ่มนำกฎหมายที่ให้อำนาจตนเองในการสอดแนมข้อมูลนอกอาณาเขต หรือการดักรับข้อมูลการสื่อสารในเขตอำนาจของต่างประเทศ ทำให้เกิดข้อกังวลอย่างมากในแง่การละเมิดสิทธิมนุษยชนนอกอาณาเขตและการที่บุคคลไม่ทราบว่าตนเองตกเป็นเป้าการสอดแนมจากต่างชาติ ส่งผลกระทบต่อการขอให้ศาลทบทวนการสอดแนมข้อมูลจากต่างชาติ หรือการร้องขอการเยียวยา ตัวอย่างเช่นในแอฟริกาใต้ พระราชบัญญัติแก้ไขเพิ่มเติมกฎหมายข่าวกรองทั่วไป (General Intelligence Laws Amendment Bill) เปิดโอกาสให้มีการสอดแนมการสื่อสารนอกอาณาเขตของแอฟริกาใต้ หรือการสื่อสารที่ผ่านเข้ามาในแอฟริกาใต้<text:span text:style-name="Footnote_20_Symbol"><text:note text:id="ftn43" text:note-class="footnote"><text:note-citation>41</text:note-citation><text:note-body><text:p text:style-name="Footnote">มาตรา 1. c. General Intelligence Laws Amendment Bill. จาก <text:a xlink:type="simple" xlink:href="http://www.parliament.gov.za/live/commonrepository/Processed/20111201/385713_1.pdf"><text:span text:style-name="Internet_20_link">http://www.parliament.gov.za/live/commonrepository/Processed/20111201/385713_1.pdf</text:span></text:a></text:p></text:note-body></text:note></text:span> ในเดือนตุลาคม 2555 กระทรวงยุติธรรมและความมั่นคงของเนเธอร์แลนด์เสนอต่อรัฐสภาให้แก้ไขกฎหมาย ทั้งนี้เพื่ออนุญาตให้ตำรวจสามารถเจาะระบบคอมพิวเตอร์และโทรศัพท์มือถือทั้งภายในประเทศและภายนอกประเทศ ทั้งนี้เพื่อติดตั้งสปายแวร์ เพื่อการค้นหาและทำลายข้อมูล<text:span text:style-name="Footnote_20_Symbol"><text:note text:id="ftn44" text:note-class="footnote"><text:note-citation>42</text:note-citation><text:note-body><text:p text:style-name="Footnote">โปรดดู <text:a xlink:type="simple" xlink:href="http://www.edri.org/edrigram/number10.20/dutch-proposal-state-spyware"><text:span text:style-name="Internet_20_link">http://www.edri.org/edrigram/number10.20/dutch-proposal-state-spyware</text:span></text:a></text:p></text:note-body></text:note></text:span> ในเดือนธันวาคม 2555 สภานิติบัญญัติแห่งปากีสถานได้ผ่านพระราชบัญญัติการพิจารณาคดีที่เป็นธรรม พ.ศ. 2555 (Fair Trial Act) ซึ่งในย่อหน้า 31 กำหนดให้สามารถปฏิบัติตามคำสั่งศาลเพื่อสอดแนมข้อมูลในเขตอำนาจของต่างประเทศได้ ในปลายเดือนดังกล่าว สหรัฐฯ ได้รื้อฟื้นเพื่อใช้พระราชบัญญัติแก้ไขเพิ่มเติมการสอดแนมข้อมูลในต่างประเทศ พ.ศ. 2551 (Foreign Intelligence Surveillance Amendment Act) ซึ่งขยายอำนาจของรัฐบาลในการสอดแนมข้อมูลบุคคลที่ไม่ใช่พลเมืองอเมริกันและอยู่นอกประเทศสหรัฐฯ (§1881a) รวมทั้งบุคคลต่างชาติใด ๆ ซึ่งมีการสื่อสารโดยผ่านบริการเก็บข้อมูลทางอินเทอร์เน็ตและตั้งอยู่ในสหรัฐฯ (เช่นบริการของกูเกิลและบริษัทอินเทอร์เน็ตขนาดใหญ่อื่น ๆ)<text:span text:style-name="Footnote_20_Symbol"><text:note text:id="ftn45" text:note-class="footnote"><text:note-citation>43</text:note-citation><text:note-body><text:p text:style-name="Footnote">โปรดดู รัฐสภายุโรป Directorate-General for Internal Policies Policy Department C: Citizens Rights and Constitutional Affairs, Fighting crime and protecting privacy in the cloud: study, 2012</text:p></text:note-body></text:note></text:span> และในปี 2555 สถาบันมาตรฐานการสื่อสารแห่งยุโรป (European Telecommunications Standards Institute) กำหนดร่างมาตรฐานเพื่อให้รัฐบาลในยุโรปสามารถดักรับข้อมูลในบริการรับฝากข้อมูลทางอินเทอร์เน็ตในต่างประเทศ<text:span text:style-name="Footnote_20_Symbol"><text:note text:id="ftn46" text:note-class="footnote"><text:note-citation>44</text:note-citation><text:note-body><text:p text:style-name="Footnote">Draft ESTI DTR 101 567 Lawful Interception (LI) Vo.1.0 (2012 - 05); Cloud/Virtual Services (CLI) จาก <text:a xlink:type="simple" xlink:href="http://www.3gp.org/"><text:span text:style-name="Internet_20_link">www.3gp.org</text:span></text:a> </text:p></text:note-body></text:note></text:span> พัฒนาการเหล่านี้สะท้อนให้เห็นแนวโน้มที่น่าตกใจต่อการขยายอำนาจการสอดแนมข้อมูลนอกเหนือพรมแดนประเทศ ทำให้เกิดความเสี่ยงมากขึ้นว่าจะเกิดข้อตกลงความร่วมมือระหว่างหน่วยงานที่บังคับใช้กฎหมายและหน่วยงานความมั่นคงของรัฐ เพื่อหลีกเลี่ยงการปฏิบัติตามข้อจำกัดของกฎหมายในประเทศ </text:p>
        </text:list-item>
      </text:list>
      <text:list xml:id="list214859733596919" text:continue-list="list214859533561383" text:style-name="WW8Num4">
        <text:list-item>
          <text:list>
            <text:list-item>
              <text:h text:style-name="P10" text:outline-level="2"><text:bookmark-start text:name="__RefHeading__10876_981571041"/>การบังคับให้เก็บข้อมูล<text:bookmark-end text:name="__RefHeading__10876_981571041"/></text:h>
            </text:list-item>
          </text:list>
        </text:list-item>
      </text:list>
      <text:list xml:id="list214859070755719" text:continue-list="list214859645206723" text:style-name="HRC-Text-Numbering">
        <text:list-item>
          <text:p text:style-name="P13">เพื่อเพิ่มโอกาสเข้าถึงข้อมูลการสื่อสารที่ถูกเก็บรักษาไว้ รัฐบางแห่งกำหนดเป็นกฎหมายให้ผู้ให้บริการอินเทอร์เน็ตและการสื่อสาร (เรียกโดยรวมว่า “ผู้ให้บริการการสื่อสาร”) ต้องเก็บและรักษาเนื้อหาและข้อมูลการสื่อสารของผู้ใช้งานอินเทอร์เน็ตเอาไว้ กฎหมายดังกล่าวอนุญาตให้เก็บข้อมูลที่ผ่านมาเกี่ยวกับอีเมล ข้อความ ตำแหน่ง การปฏิสัมพันธ์กับเพื่อนและครอบครัว ฯลฯ ไว้ได้ </text:p>
        </text:list-item>
        <text:list-item>
          <text:p text:style-name="P13">ในการให้บริการกับผู้ใช้งาน ผู้ให้บริการการสื่อสารจะกำหนดที่อยู่ไอพีให้กับอุปกรณ์หรือเครือข่ายของผู้สมัครใช้งาน<text:span text:style-name="Footnote_20_Symbol"><text:note text:id="ftn47" text:note-class="footnote"><text:note-citation>45</text:note-citation><text:note-body><text:p text:style-name="Footnote">ที่อยู่ไอพีหรือไอพีแอดเดรส (IP address) เป็นรหัสตัวเลขที่จำแนกคอมพิวเตอร์และอุปกรณ์อื่น ๆ ที่เชื่อมต่อกับระบบอินเทอร์เน็ต</text:p></text:note-body></text:note></text:span> ซึ่งจะมีการเปลี่ยนแปลงตามเวลา ข้อมูลเกี่ยวกับไอพีแอดเดรสสามารถใช้เพื่อจำแนกบุคคลและที่อยู่ของบุคคล และติดตามการเคลื่อนไหวทางอินเทอร์เน็ตได้ กฎหมายที่บังคับให้ต้องเก็บรักษาข้อมูลส่งผลให้ผู้ให้บริการการสื่อสารต้องเก็บข้อมูลเกี่ยวกับการจัดสรรไอพีแอดเดรสไว้ช่วง<text:soft-page-break/>เวลาหนึ่ง ทำให้รัฐมีโอกาสมากขึ้นในการร้องขอให้ผู้ให้บริการการสื่อสารจำแนกตัวบุคคลที่ได้รับไอพีแอดเดรสดังกล่าวในช่วงเวลาใดช่วงเวลาหนึ่ง รัฐบางแห่งยังพยายามบังคับให้ผู้ให้บริการเก็บและรักษาข้อมูลซึ่งปรกติไม่ได้เก็บเอาไว้ด้วย</text:p>
        </text:list-item>
        <text:list-item>
          <text:p text:style-name="P13"><text:tab/>กฎหมายที่บังคับให้ต้องเก็บรักษาข้อมูลระดับประเทศเป็นการล่วงล้ำความเป็นส่วนตัวและทำให้เกิดค่าใช้จ่าย คุกคามต่อสิทธิความเป็นส่วนตัวและการแสดงออกอย่างเสรี การบังคับให้ผู้ให้บริการการสื่อสารต้องจัดทำฐานข้อมูลขนาดใหญ่เกี่ยวกับบุคคลที่มีการสื่อสารผ่านโทรศัพท์หรืออินเทอร์เน็ต ระยะเวลาของติดต่อ และตำแหน่งของผู้ใช้งาน และบังคับให้เก็บข้อมูลนั้นไว้ (บางครั้งเป็นเวลาหลายปี) เป็นเหตุให้กฎหมายบังคับให้เก็บข้อมูลเพิ่มโอกาสให้กับรัฐในการสอดแนมข้อมูลอย่างมาก ทำให้ขอบเขตการละเมิดสิทธิมนุษยชนเพิ่มขึ้นไปด้วย ฐานข้อมูลของข้อมูลการสื่อสารยังเสี่ยงต่อการจารกรรม การฉ้อโกงและการเปิดเผยข้อมูลโดยไม่ตั้งใจ</text:p>
        </text:list-item>
      </text:list>
      <text:list xml:id="list214860619624543" text:continue-list="list214859733596919" text:style-name="WW8Num4">
        <text:list-item>
          <text:list>
            <text:list-item>
              <text:h text:style-name="P10" text:outline-level="2"><text:bookmark-start text:name="__RefHeading__10878_981571041"/>กฎหมายบังคับให้เปิดเผยตัวตน<text:bookmark-end text:name="__RefHeading__10878_981571041"/></text:h>
            </text:list-item>
          </text:list>
        </text:list-item>
      </text:list>
      <text:list xml:id="list214859740132753" text:continue-list="list214859070755719" text:style-name="HRC-Text-Numbering">
        <text:list-item>
          <text:p text:style-name="P13">ในรัฐหลายแห่ง มีกฎหมายกำหนดให้ต้องแจ้งข้อมูลส่วนบุคคลระหว่างใช้งานอินเทอร์เน็ตคาเฟ่ กฎหมายเช่นนี้เป็นปัญหามากในประเทศที่อัตราการครอบครองคอมพิวเตอร์ส่วนบุคคลมีน้อย และประชาชนต้องพึ่งพาคอมพิวเตอร์สาธารณะเป็นส่วนใหญ่ ตัวอย่างเช่นในอินเดีย ระเบียบว่าด้วยเทคโนโลยีข้อมูลสนเทศ (แนวปฏิบัติสำหรับอินเทอร์เน็ตคาเฟ่) พ.ศ. 2554 กำหนดให้เจ้าของอินเทอร์เน็ตคาเฟ่ต้องขอเอกสารแสดงความเป็นตัวตนของบุคคลที่เข้ามาใช้บริการ และต้องเก็บไว้เป็นหลักฐานเป็นเวลาอย่างน้อยหนึ่งปี (ข้อ 4(2)) โดยอินเทอร์เน็ตคาเฟ่ต้องเก็บข้อมูลการใช้งานซึ่งประกอบด้วยช่วงเวลาการล็อกอินและข้อมูลที่จำแนกเครื่องคอมพิวเตอร์ที่ใช้งานไว้เป็นอย่างน้อยหนึ่งปี (ข้อ 5(1) และ 5(2)) เก็บและรักษาฐานข้อมูลสำรองของข้อมูลการใช้งานกรณีที่มีการเข้าถึงหรือการล็อกอินของผู้ใช้งานใด ๆ เป็นเวลาอย่างน้อยหนึ่งปี (ข้อ 5(4))</text:p>
        </text:list-item>
        <text:list-item>
          <text:p text:style-name="P13">ในปัจจุบันรัฐหลายแห่งยังกำหนดให้บุคคลใช้ชื่อจริงเวลาใช้งานอินเทอร์เน็ต และต้องให้ข้อมูลส่วนบุคคลอย่างเป็นทางการเพื่อการจำแนกตัวผู้ใช้งาน ในสาธารณรัฐเกาหลี พระราชบัญญัติการสื่อสารข้อมูล (Information Communications Law) ซึ่งนำมาใช้เมื่อปี 2550 กำหนดให้ผู้ใช้งานต้องลงทะเบียนด้วยชื่อจริงก่อนเข้าไปยังเว็บไซต์ที่มีผู้เยี่ยมชมกว่า 100,000 คนต่อวัน ทั้งนี้เพื่อลดการใช้อิทธิพลข่มขู่และการใช้ถ้อยคำที่แสดงความเกลียดชังทางอินเทอร์เน็ต เมื่อเร็ว ๆ นี้ศาลรัฐธรรมนูญได้ยกเลิกคำสั่งดังกล่าวด้วยเหตุผลว่าเป็นการจำกัดเสรีภาพในการพูดและเป็นการบั่นทอนประชาธิปไตย<text:span text:style-name="Footnote_20_Symbol"><text:note text:id="ftn48" text:note-class="footnote"><text:note-citation>46</text:note-citation><text:note-body><text:p text:style-name="Footnote">คำวินิจฉัยของศาลรัฐธรรมนูญ 2553 (Constitutional Court Decision 2010) Hun-Ma47 (“Real names” decision), 23 สิงหาคม 2555 โปรดดูสรุปอย่างเป็นทางการของคำวินิจฉัยของศาลที่เว็บไซต์ของศาล <text:a xlink:type="simple" xlink:href="http://www.ccourt.go.kr/home/bpm/sentence01_list.jsp"><text:span text:style-name="Internet_20_link">http://www.ccourt.go.kr/home/bpm/sentence01_list.jsp</text:span></text:a> ภาษาเกาหลีเท่านั้น</text:p></text:note-body></text:note></text:span> เมื่อเร็ว ๆ นี้จีนได้นำข้อวินิจฉัยเพื่อสนับสนุนและคุ้มครองข้อมูลทางอินเทอร์เน็ต (Decision to Strengthen the Protection of Online Information) มาใช้ โดยกำหนดให้พระราชบัญญัติการสื่อสารและอินเทอร์เน็ตต้องเก็บข้อมูลส่วนบุคคลของผู้ใช้งานตอนที่ล็อกอินเพื่อใช้อินเทอร์เน็ต ตอนที่ใช้โทรศัพท์พื้นฐานหรือบริการโทรศัพท์มือถือ ผู้ให้บริการซึ่งอนุญาตให้ผู้ใช้งานสามารถโพสต์ข้อความได้ จะต้องสามารถเชื่อมโยงชื่อที่ปรากฏบนจอกับชื่อจริงของผู้ใช้งานได้ ข้อกำหนดให้ลงทะเบียนด้วยชื่อจริงเปิดโอกาสให้ทางการสามารถจำแนกตัวผู้โพสต์ข้อความได้อย่างง่ายดาย และสามารถเชื่อมโยงข้อมูลในระบบเคลื่อนที่กับบุคคลได้ ทำให้การแสดงออกโดยการปกปิดชื่อสูญหายไป<text:span text:style-name="Footnote_20_Symbol"><text:note text:id="ftn49" text:note-class="footnote"><text:note-citation>47</text:note-citation><text:note-body><text:p text:style-name="Footnote">“จีนเพิ่มความเข้มงวดในการคุ้มครองข้อมูลทางอินเทอร์เน็ต” (“China to Strengthen Internet Information Protection”) - <text:a xlink:type="simple" xlink:href="http://www.ebeijing.gov.cn/BeijingInformation/BeijingNewsUpdate/t1292298.htm"><text:span text:style-name="Internet_20_link">http://www.ebeijing.gov.cn/BeijingInformation/BeijingNewsUpdate/t1292298.htm</text:span></text:a></text:p></text:note-body></text:note></text:span></text:p>
        </text:list-item>
        <text:list-item>
          <text:p text:style-name="P13">อีกมาตรการหนึ่งที่ใช้เพื่อป้องกันการปกปิดชื่อในระหว่างการสื่อสาร คือการนำนโยบายที่กำหนดให้มีการลงทะเบียนซิมการ์ดโดยใช้ชื่อจริงของผู้สมัคร หรือใช้บัตรประชาชน เป็นนโยบายที่มีการนำมาใช้มากขึ้นเรื่อย ๆ ใน 48 ประเทศในแอฟริกา มีกฎหมายกำหนดให้บุคคลต้องลงทะเบียนด้วยข้อมูลส่วนบุคคลกับผู้ให้บริการ ก่อนที่จะมีการเปิดใช้งานซิมการ์ดแบบเติมเงิน ซึ่งมีรายงานข่าวว่าการทำเช่นนั้นทำให้ต้องมีการเก็บฐานข้อมูลผู้ใช้งานขนาดใหญ่ ปิดกั้นโอกาสในการสื่อสารด้วยการปกปิดชื่อ ทำให้มีการติดตามตำแหน่งของผู้ใช้งานได้ และทำให้ขั้นตอนการสอดแนมการสื่อสารรวบรัดเกินไป<text:span text:style-name="Footnote_20_Symbol"><text:note text:id="ftn50" text:note-class="footnote"><text:note-citation>48</text:note-citation><text:note-body><text:p text:style-name="Footnote">Kevin P. Donovan and Aaron K. Martin, “The Rise of African SIM Registration: Mobility, Identity, Surveillance and Resistance,” Information Systems and Innovation Group Working Paper Series, no. 186, London School of Economics and Political Science (2555)</text:p></text:note-body></text:note></text:span> เมื่อไม่มีกฎหมายคุ้มครองข้อมูล เป็นเหตุให้หน่วยราชการนำข้อมูลจากซิมของผู้ใช้งานมาใช้ประโยชน์ และมีการเปรียบเทียบกับฐานข้อมูลของเอกชนและรัฐอื่น ๆ ทำให้รัฐสามารถทำประวัติอย่างละเอียดของบุคคลแต่ละ<text:soft-page-break/>คนได้ ประชาชนยังมีความเสี่ยงที่จะถูกกีดกันจากการใช้บริการโทรศัพท์มือถือ (ซึ่งจะทำให้มีการสื่อสาร และยังทำให้สามารถเข้าถึงบริการด้านการเงิน) ในกรณีที่ไม่สามารถหรือไม่ประสงค์จะแจ้งข้อมูลส่วนบุคคลในการลงทะเบียน</text:p>
        </text:list-item>
      </text:list>
      <text:list xml:id="list214859818307818" text:continue-list="list214860619624543" text:style-name="WW8Num4">
        <text:list-item>
          <text:list>
            <text:list-item>
              <text:h text:style-name="P10" text:outline-level="2"><text:bookmark-start text:name="__RefHeading__10880_981571041"/>ข้อจำกัดต่อการเข้ารหัสและกฎหมายบังคับให้เปิดเผยกุญแจ<text:bookmark-end text:name="__RefHeading__10880_981571041"/></text:h>
            </text:list-item>
          </text:list>
        </text:list-item>
      </text:list>
      <text:list xml:id="list214859527220190" text:continue-list="list214859740132753" text:style-name="HRC-Text-Numbering">
        <text:list-item>
          <text:p text:style-name="P13">ความปลอดภัยและการปกปิดตัวตนในการสื่อสาร ยังได้รับผลกระทบจากกฎหมายที่จำกัดการใช้เครื่องมือเพื่อรักษาความเป็นส่วนตัว ซึ่งเป็นเครื่องมือที่ใช้เพื่อคุ้มครองการสื่อสาร อย่างเช่น การเข้ารหัสข้อมูลได้ รัฐหลายแห่งได้นำกฎหมายบังคับให้บุคคลถอดรหัสข้อมูลตามคำสั่งของทางการได้ พระราชบัญญัติการควบคุมการดักฟังการสื่อสารและการเผยแพร่ข้อมูลเกี่ยวกับการสื่อสาร (Regulation of Interception of Communications and Provisions of Communication-Related Information Act) พ.ศ. 2545 ของแอฟริกาใต้ กำหนดให้บุคคลที่มีกุญแจถอดรหัสต้องให้ความช่วยเหลือในการถอดรหัสข้อมูล<text:span text:style-name="Footnote_20_Symbol"><text:note text:id="ftn51" text:note-class="footnote"><text:note-citation>49</text:note-citation><text:note-body><text:p text:style-name="Footnote">มาตรา 29. South African Regulation of Interception of Communications and Provisions of Communication - Related Information Act 2002. จาก <text:a xlink:type="simple" xlink:href="http://www.dac.gov.za/acts/Regulation%20of%20Interception%20of%20Communications%20Act.pdf"><text:span text:style-name="Internet_20_link">http://www.dac.gov.za/acts/Regulation%20of%20Interception%20of%20Communications%20Act.pdf</text:span></text:a></text:p></text:note-body></text:note></text:span> ฟินแลนด์ก็มีกฎหมายในลักษณะเดียวกัน (มาตรา 4(4)(a) พระราชบัญญัติมาตรการเชิงบังคับ 2530/450) (Coercive Measures Act 1987/450) เบลเยียม (มาตรา 9 พระราชบัญญัติว่าด้วยอาชญากรรมทางคอมพิวเตอร์ ลงวันที่ 28 พฤศจิกายน 2543) และออสเตรเลีย (มาตรา 12 และ 28 พระราชบัญญัติว่าด้วยอาชญากรรมทางคอมพิวเตอร์ พ.ศ. 2544</text:p>
        </text:list-item>
      </text:list>
      <text:list xml:id="list214860102881554" text:continue-list="list214859818307818" text:style-name="WW8Num4">
        <text:list-item>
          <text:h text:style-name="P15" text:outline-level="1"><text:bookmark-start text:name="__RefHeading__10882_981571041"/>บทบาทและความรับผิดชอบของภาคเอกชน<text:bookmark-end text:name="__RefHeading__10882_981571041"/></text:h>
        </text:list-item>
      </text:list>
      <text:list xml:id="list214860450208096" text:continue-list="list214859527220190" text:style-name="HRC-Text-Numbering">
        <text:list-item>
          <text:p text:style-name="P13">พัฒนาการที่สำคัญของเทคโนโลยีทำให้เกิดรูปแบบการสื่อสารแบบใหม่ที่มีพลวัต โดยเฉพาะในภาคเอกชน ด้วยเหตุดังกล่าว การเปลี่ยนแปลงวิธีการสื่อสาร รับและส่งต่อข้อมูลของเรา จึงเป็นผลมาจากงานวิจัยและนวัตกรรมของบรรษัท</text:p>
        </text:list-item>
        <text:list-item>
          <text:p text:style-name="P13">ภาคเอกชนยังมีบทบาทสำคัญในการสนับสนุนการสอดแนมข้อมูลบุคคลโดยรัฐในหลายรูปแบบ บรรษัทต้องกระทำตามข้อกำหนดของรัฐที่ระบุว่าเครือข่ายดิจิทัลและโครงสร้างการสื่อสาร ต้องได้รับการออกแบบเพื่อรองรับการแทรกแซงของรัฐ ข้อกำหนดดังกล่าวมีการรับรองเป็นครั้งแรกโดยรัฐต่าง ๆ ในช่วงทศวรรษ 1990 และกำลังกลายเป็นกฎบังคับสำหรับผู้ให้บริการการสื่อสารทุกหน่วยงาน รัฐได้นำกฎหมายที่กำหนดให้ผู้ให้บริการการสื่อสารต้องเปิดโอกาสให้รัฐเข้าถึงข้อมูลการสื่อสารได้โดยตรง หรือทำการดัดแปลงโครงสร้างพื้นฐานเพื่อสนับสนุนการรุกล้ำความเป็นส่วนตัวรูปแบบใหม่ของรัฐ</text:p>
        </text:list-item>
        <text:list-item>
          <text:p text:style-name="P13"><text:tab/>ในการจัดทำและนำเทคโนโลยีและเครื่องมือสื่อสารใหม่มาใช้ในบางพื้นที่ บรรษัทได้ยินยอมใช้มาตรการเพื่อสนับสนุนการสอดแนมของรัฐ ในรูปแบบพื้นฐาน ความร่วมมือดังกล่าวอยู่ในรูปการตัดสินใจว่าบรรษัทจะเข้ามาเก็บและวิเคราะห์ข้อมูลซึ่งจะทำให้กลายเป็นแหล่งพักขนาดใหญ่ของข้อมูลส่วนบุคคล ซึ่งรัฐสามารถเรียกดูเมื่อไรก็ได้ บรรษัทยังกำหนดมาตรการที่ช่วยให้รัฐเข้าถึงหรือรุกล้ำความเป็นส่วนตัว เก็บข้อมูลที่ถูกเปิดเผยไว้เป็นจำนวนมาก หรือจำกัดการใช้การเข้ารหัสและเทคนิคอื่น ๆ เพื่อจำกัดการเข้าถึงข้อมูลโดยบริษัทและรัฐบาล ภาคเอกชนยังมักล้มเหลวในการใช้เทคโนโลยีเพื่อส่งเสริมความเป็นส่วนตัวและนำมาใช้น้อยลง ซึ่งทำให้เป็นมาตรการรักษาความปลอดภัยที่มีคุณภาพต่ำ</text:p>
        </text:list-item>
        <text:list-item>
          <text:p text:style-name="P13"><text:tab/>ในกรณีร้ายแรงสุด ภาคเอกชนได้มีส่วนร่วมในการจัดทำเทคโนโลยีที่สนับสนุนให้มีการสอดแนมข้อมูลในวงกว้างหรือรุกล้ำความเป็นส่วนตัวซึ่งขัดกับมาตรฐานกฎหมายที่เป็นอยู่<text:span text:style-name="Footnote_20_Symbol"><text:note text:id="ftn52" text:note-class="footnote"><text:note-citation>50</text:note-citation><text:note-body><text:p text:style-name="Footnote">ตัวอย่างของเทคโนโลยีการสอดแนมข้อมูลที่ออกแบบโดยภาคเอกชนแล้วมีการนำมาใช้ในลิเบีย บาห์เรน สาธารณรัฐอาหรับซีเรีย อียิปต์และตูนีเซีย โปรดดู รัฐสภายุโรป, Directorate-General for External Policies, Policy Department, After the Arab Spring: New Paths for Human Rights and the Internet in European Foreign Policy (2555), น. 9-10</text:p></text:note-body></text:note></text:span> ส่วนบรรษัทได้พัฒนาอุตสาหกรรมระดับโลกที่เน้นการแลกเปลี่ยนเทคโนโลยีการสอดแนม<text:soft-page-break/>ข้อมูล โดยมักมีการขายเทคโนโลยีเหล่านี้ให้กับประเทศที่มีความเสี่ยงอย่างยิ่งว่าจะถูกนำไปใช้เพื่อละเมิดสิทธิมนุษยชน โดยเฉพาะผู้พิทักษ์สิทธิมนุษยชน ผู้สื่อข่าวหรือกลุ่มเสี่ยงอื่น ๆ อุตสาหกรรมดังกล่าวแทบไม่อยู่ภายใต้การควบคุมใด ๆ เนื่องจากรัฐไม่สามารถตามทันพัฒนาการด้านเทคโนโลยีและการเมืองได้ </text:p>
        </text:list-item>
        <text:list-item>
          <text:p text:style-name="P13">พันธกรณีด้านสิทธิมนุษยชนของรัฐกำหนดให้ต้องมีการเคารพและส่งเสริมสิทธิที่จะมีเสรีภาพในการแสดงออกและความเป็นส่วนตัว นอกจากนั้น ยังต้องคุ้มครองบุคคลจากการละเมิดสิทธิมนุษยชนที่เป็นผลจากการกระทำของบรรษัท และรัฐควรทำหน้าที่กำกับดูแลอย่างเพียงพอเพื่อปฏิบัติตามพันธกรณีด้านสิทธิมนุษยชนระหว่างประเทศ ในกรณีที่รัฐต้องเข้าไปทำสัญญา หรือออกกฎหมายเพื่อบรรษัท ซึ่งอาจส่งผลกระทบต่อการเข้าถึงสิทธิมนุษยชน<text:span text:style-name="Footnote_20_Symbol"><text:note text:id="ftn53" text:note-class="footnote"><text:note-citation>51</text:note-citation><text:note-body><text:p text:style-name="Footnote">หลักการที่เป็นแนวปฏิบัติด้านธุรกิจและสิทธิมนุษยชน: การปฏิบัติตามกรอบของหลักการที่ 5 ขององค์การสหประชาชาติว่าด้วย “การคุ้มครอง การเคารพ และการเยียวยา” (Guiding Principles on Business and Human Rights: Implementing the United Nations “Protect, Respect and Remedy” Framework, Principle 5)</text:p></text:note-body></text:note></text:span><text:span text:style-name="Footnote_20_Symbol"> </text:span>พันธกรณีด้านสิทธิมนุษยชนในแง่ดังกล่าวยังมีผลบังคับใช้กรณีที่บรรษัทดำเนินงานในต่างประเทศ<text:span text:style-name="Footnote_20_Symbol"><text:note text:id="ftn54" text:note-class="footnote"><text:note-citation>52</text:note-citation><text:note-body><text:p text:style-name="Footnote">คณะกรรมการสิทธิมนุษยชน, Concluding Observations, เยอรมนี, ธันวาคม 2555</text:p></text:note-body></text:note></text:span></text:p>
        </text:list-item>
        <text:list-item>
          <text:p text:style-name="P13">รัฐต้องประกันว่าภาคเอกชนปฏิบัติหน้าที่อย่างเป็นอิสระ ในลักษณะที่ส่งเสริมสิทธิมนุษยชนของบุคคล ในเวลาเดียวกัน จะต้องไม่อนุญาตให้บรรษัทเข้าร่วมในกิจกรรมที่เป็นการละเมิดสิทธิมนุษยชน และรัฐมีความรับผิดชอบต้องตรวจสอบบรรษัทหากเกิดกรณีดังกล่าวขึ้น</text:p>
        </text:list-item>
      </text:list>
      <text:list xml:id="list214859139365591" text:continue-list="list214860102881554" text:style-name="WW8Num4">
        <text:list-item>
          <text:h text:style-name="P15" text:outline-level="1"><text:bookmark-start text:name="__RefHeading__10884_981571041"/>ข้อสรุปและข้อเสนอแนะ<text:bookmark-end text:name="__RefHeading__10884_981571041"/></text:h>
        </text:list-item>
      </text:list>
      <text:list xml:id="list214859869707863" text:continue-list="list214860450208096" text:style-name="HRC-Text-Numbering">
        <text:list-item>
          <text:p text:style-name="P17"><text:span text:style-name="Strong_20_Emphasis">เทคนิคและเทคโนโลยีการสื่อสารได้พัฒนาไปอย่างมาก เปลี่ยนแปลงวิธีการสอดแนมการสื่อสารของรัฐ ด้วยเหตุดังกล่าว รัฐจะต้องเปลี่ยนแปลงความเข้าใจและปรับระเบียบด้านการสอดแนมการสื่อสารให้เข้ากับยุคสมัย และเปลี่ยนแปลงแนวปฏิบัติเพื่อประกันว่ามีการเคารพและคุ้มครองสิทธิมนุษยชนของบุคคล</text:span></text:p>
        </text:list-item>
        <text:list-item>
          <text:p text:style-name="P17"><text:span text:style-name="Strong_20_Emphasis">รัฐยังไม่สามารถประกันให้บุคคลค้นหาและได้รับ หรือแสดงความเห็นได้อย่างเสรี หากไม่มีการเคารพ คุ้มครอง และส่งเสริมสิทธิความเป็นส่วนตัวของพวกเขา ความเป็นส่วนตัวและเสรีภาพในการแสดงออกเชื่อมโยงกันและพึ่งพากัน การละเมิดสิทธิใดสิทธิหนึ่งอาจเป็นทั้งเหตุและผลของการละเมิดสิทธิอีกด้านหนึ่ง หากไม่มีกฎหมายและมาตรฐานด้านกฎหมายที่เพียงพอเพื่อประกันความเป็นส่วนตัว ความปลอดภัย และการปกปิดตัวตนในระหว่างการสื่อสาร ย่อมเป็นเหตุให้ผู้สื่อข่าว ผู้พิทักษ์สิทธิมนุษยชน และผู้เปิดโปงข้อมูลไม่สามารถมั่นใจได้ว่า การสื่อสารของพวกเขาจะไม่ถูกตรวจสอบจากรัฐ</text:span></text:p>
        </text:list-item>
        <text:list-item>
          <text:p text:style-name="P17"><text:span text:style-name="Strong_20_Emphasis">เพื่อปฏิบัติตามพันธกรณีด้านสิทธิมนุษยชน รัฐต้องประกันว่าสิทธิที่จะมีเสรีภาพในการแสดงออกและความเป็นส่วนตัว เป็นหัวใจของกรอบกำหนดการสอดแนมการสื่อสาร ด้วยเหตุดังกล่าว ผู้รายงานพิเศษจึงมีข้อเสนอแนะดังต่อไปนี้</text:span></text:p>
        </text:list-item>
      </text:list>
      <text:list xml:id="list214860666955409" text:continue-list="list214859139365591" text:style-name="WW8Num4">
        <text:list-item>
          <text:list>
            <text:list-item>
              <text:h text:style-name="P11" text:outline-level="2"><text:bookmark-start text:name="__RefHeading__10886_981571041"/>การปรับปรุงและพัฒนากฎหมายและมาตรฐานกฎหมาย<text:bookmark-end text:name="__RefHeading__10886_981571041"/></text:h>
            </text:list-item>
          </text:list>
        </text:list-item>
      </text:list>
      <text:list xml:id="list214860724297280" text:continue-list="list214859869707863" text:style-name="HRC-Text-Numbering">
        <text:list-item>
          <text:p text:style-name="P17"><text:span text:style-name="Strong_20_Emphasis">ควรถือว่าการสอดแนมการสื่อสารเป็นพฤติการณ์ที่รุกล้ำความเป็นส่วนตัวอย่างมาก และเสี่ยงที่จะเป็นการแทรกแซงสิทธิที่จะมีเสรีภาพในการแสดงออกและความเป็นส่วนตัว และคุกคามพื้นฐานของสังคมประชาธิปไตย กฎหมายต้องกำหนดว่า การสอดแนมการสื่อสารของรัฐสามารถกระทำได้เฉพาะกรณีที่เป็นข้อยกเว้นมากสุดเท่านั้น และเฉพาะเมื่อมีการกำกับดูแลจากหน่วยงานศาลที่เป็นอิสระ กฎหมายต้องกำหนดให้มีหลักประกันที่ระบุรายละเอียด ขอบเขต และระยะเวลาที่อนุญาตให้ใช้มาตรการดังกล่าวได้ หลักเกณฑ์ให้อนุญาต หน่วยงานที่มีอำนาจซึ่งสามารถอนุมัติ ดำเนินการ และกำกับดูแล และการเยียวยาที่เป็นไปตามกฎหมายในประเทศ</text:span></text:p>
        </text:list-item>
        <text:list-item>
          <text:p text:style-name="P17"><text:span text:style-name="Strong_20_Emphasis">บุคคลควรมีสิทธิตามกฎหมายที่จะได้รับแจ้งกรณีที่ถูกสอดแนมการสื่อสาร หรือกรณีที่รัฐเข้าถึงข้อมูลการสื่อสารของตน แม้การแจ้งล่วงหน้าหรือการแจ้งในระหว่างการสอดแนม อาจส่งผลกระทบต่อประสิทธิภาพของการสอดแนมข้อมูล แต่บุคคลก็ควรได้รับแจ้งเมื่อการสอดแนมสิ้นสุดลงแล้ว และให้มีช่องทางเข้าถึงการเยียวยาในแง่ของการใช้มาตรการสอดแนมการสื่อสารและผลที่เกิดขึ้น</text:span></text:p>
          <text:list>
            <text:list-item>
              <text:p text:style-name="P17"><text:span text:style-name="Strong_20_Emphasis">กรอบกฎหมายต้องประกันว่ามาตรการสอดแนมการสื่อสาร:</text:span></text:p>
            </text:list-item>
            <text:list-item>
              <text:p text:style-name="P17"><text:span text:style-name="Strong_20_Emphasis">เป็นไปตามที่กฎหมายบัญญัติ ชัดเจนตามมาตรฐานที่กำหนด และมีความแม่นยำเพียงพอเพื่อประกันว่าบุคคลได้รับแจ้งล่วงหน้า และเล็งเห็นผลจากการใช้มาตรการดังกล่าว</text:span></text:p>
            </text:list-item>
            <text:list-item>
              <text:p text:style-name="P17"><text:span text:style-name="Strong_20_Emphasis">เป็นสิ่งที่จำเป็นอย่างเคร่งครัดและพิสูจน์ได้เพื่อบรรลุเป้าหมายที่ชอบด้วยกฎหมาย และ</text:span></text:p>
            </text:list-item>
          </text:list>
        </text:list-item>
        <text:list-item>
          <text:p text:style-name="P17"><text:span text:style-name="Strong_20_Emphasis">สอดคล้องกับหลักความได้สัดส่วน และจะต้องไม่นำมาใช้ในกรณีที่มีเทคนิคที่รุกล้ำความเป็นส่วนตัวน้อยกว่า หรือกรณีที่ยังไม่นำมาตรการอื่นมาใช้จนหมดสิ้น</text:span></text:p>
        </text:list-item>
        <text:list-item>
          <text:p text:style-name="P17"><text:span text:style-name="Strong_20_Emphasis">รัฐควรลงโทษการสอดแนมที่ไม่ชอบด้วยกฎหมายที่กระทำโดยหน่วยงานของรัฐหรือเอกชน กฎหมายดังกล่าวต้องไม่ถูกใช้เพื่อปราบปรามผู้เปิดโปงข้อมูล หรือเพื่อปิดกั้นไม่ให้บุคคลเปิดโปงข้อมูลการละเมิดสิทธิมนุษยชน และต้องไม่กระทบต่อการกำกับดูแลที่ชอบด้วยกฎหมายของประชาชนต่อการปฏิบัติงานของรัฐ</text:span></text:p>
        </text:list-item>
        <text:list-item>
          <text:p text:style-name="P17"><text:span text:style-name="Strong_20_Emphasis">ควรมีการกำกับดูแลอย่างเพียงพอกรณีที่ภาคเอกชนส่งมอบข้อมูลการสื่อสารให้กับรัฐ ทั้งนี้เพื่อประกันว่ามีการให้ความสำคัญเป็นลำดับแรกกับสิทธิมนุษยชนของบุคคลเสมอ การพยายามเข้าถึงข้อมูลการสื่อสารที่เก็บรักษาไว้โดยบรรษัทในประเทศ ให้กระทำได้ในกรณีที่ได้ลองใช้เทคนิคอื่นที่เป็นการรุกล้ำความเป็นส่วนตัวน้อยกว่านี้จนหมดสิ้นแล้ว</text:span></text:p>
        </text:list-item>
        <text:list-item>
          <text:p text:style-name="P17"><text:span text:style-name="Strong_20_Emphasis">ควรมีหน่วยงานอิสระ อย่างเช่น ศาลหรือกลไกกำกับดูแลทำหน้าที่ติดตามการส่งมอบข้อมูลการสื่อสารให้กับรัฐ ในระดับสากล รัฐควรออกกฎหมายความร่วมมือทางอาญาเพื่อควบคุมการเข้าถึงข้อมูลการสื่อสารที่เก็บรักษาไว้โดยบรรษัทต่างชาติ</text:span></text:p>
        </text:list-item>
        <text:list-item>
          <text:p text:style-name="P17"><text:span text:style-name="Strong_20_Emphasis">เทคนิคและการปฏิบัติเพื่อการสอดแนมข้อมูลที่นำมาใช้โดยขัดกับหลักนิติธรรม ต้องได้รับการแก้ไขให้อยู่ภายใต้การควบคุมตามกฎหมาย การใช้มาตรการนอกกฎหมายเช่นนี้ ทำลายหลักการพื้นฐานของประชาธิปไตย และมีแนวโน้มส่งผลกระทบด้านลบต่อการเมืองและสังคม</text:span></text:p>
        </text:list-item>
      </text:list>
      <text:list xml:id="list214859198092615" text:continue-list="list214860666955409" text:style-name="WW8Num4">
        <text:list-item>
          <text:list>
            <text:list-item>
              <text:h text:style-name="P10" text:outline-level="2"><text:bookmark-start text:name="__RefHeading__10888_981571041"/><text:soft-page-break/>สนับสนุนการสื่อสารอย่างเป็นส่วนตัว ปลอดภัย และมีการปกปิดชื่อ<text:bookmark-end text:name="__RefHeading__10888_981571041"/></text:h>
            </text:list-item>
          </text:list>
        </text:list-item>
      </text:list>
      <text:list xml:id="list214859253740315" text:continue-list="list214860724297280" text:style-name="HRC-Text-Numbering">
        <text:list-item>
          <text:p text:style-name="P17"><text:span text:style-name="Strong_20_Emphasis">รัฐควรงดเว้นจากการบังคับให้เปิดเผยข้อมูลส่วนบุคคลก่อนการเข้าถึงการสื่อสาร ไม่ว่าจะเป็นบริการอินเทอร์เน็ต อินเทอร์เน็ตคาเฟ่หรือโทรศัพท์มือถือ</text:span></text:p>
        </text:list-item>
        <text:list-item>
          <text:p text:style-name="P17"><text:span text:style-name="Strong_20_Emphasis"><text:tab/>บุคคลควรมีเสรีภาพในการใช้เทคโนโลยีใดก็ตามเพื่อคุ้มครองความปลอดภัยของการสื่อสารของตนเอง รัฐไม่ควรแทรกแซงการใช้เทคโนโลยีการเข้ารหัส หรือไม่บังคับให้ต้องส่งมอบคีย์ที่ใช้ในการเข้ารหัส</text:span></text:p>
        </text:list-item>
        <text:list-item>
          <text:p text:style-name="P17"><text:span text:style-name="Strong_20_Emphasis">รัฐไม่ควรเก็บรักษา หรือกำหนดให้ต้องเก็บรักษาข้อมูลใดเพื่อประโยชน์ในการสอดแนมเท่านั้น</text:span></text:p>
        </text:list-item>
      </text:list>
      <text:list xml:id="list214859122543417" text:continue-list="list214859198092615" text:style-name="WW8Num4">
        <text:list-item>
          <text:list>
            <text:list-item>
              <text:h text:style-name="P10" text:outline-level="2"><text:bookmark-start text:name="__RefHeading__10890_981571041"/>การเพิ่มโอกาสการเข้าถึงข้อมูลของสาธารณะ การเพิ่มความเข้าใจและความตระหนักรู้ถึงภัยคุกคามต่อความเป็นส่วนตัว<text:bookmark-end text:name="__RefHeading__10890_981571041"/></text:h>
            </text:list-item>
          </text:list>
        </text:list-item>
      </text:list>
      <text:list xml:id="list214860712023729" text:continue-list="list214859253740315" text:style-name="HRC-Text-Numbering">
        <text:list-item>
          <text:p text:style-name="P17"><text:span text:style-name="Strong_20_Emphasis">รัฐควรดำเนินการอย่างโปร่งใสจนเต็มที่ ในแง่ของการใช้และขอบเขตของเทคนิคและอำนาจในการสอดแนมการสื่อสาร โดยอย่างน้อยควรตีพิมพ์เผยแพร่ข้อมูลโดยรวมของจำนวนการร้องขอข้อมูลที่อนุมัติและปฏิเสธ การแยกประเภทคำร้องขอตามรายชื่อผู้ให้บริการ และตามการสอบสวนและจุดประสงค์การใช้งาน</text:span></text:p>
        </text:list-item>
        <text:list-item>
          <text:p text:style-name="P17"><text:span text:style-name="Strong_20_Emphasis">รัฐควรสนับสนุนให้บุคคลมีข้อมูลอย่างเพียงพอ เพื่อช่วยให้เข้าใจอย่างเต็มที่ถึงขอบเขต ลักษณะ และการใช้กฎหมายเพื่ออนุญาตให้มีการสอดแนมการสื่อสาร รัฐควรสนับสนุนให้ผู้ให้บริการตีพิมพ์เผยแพร่ขั้นตอนปฏิบัติที่นำมาใช้เมื่อรัฐทำหน้าที่สอดแนมการสื่อสาร ปฏิบัติตามขั้นตอนที่กำหนด และตีพิมพ์เผยแพร่คำร้องขอตามการสอดแนมการสื่อสารของรัฐ</text:span></text:p>
        </text:list-item>
        <text:list-item>
          <text:p text:style-name="P17"><text:span text:style-name="Strong_20_Emphasis">รัฐควรจัดตั้งกลไกกำกับดูแลที่เป็นอิสระ เพื่อประกันให้การสอดแนมการสื่อสารของรัฐมีความโปร่งใสและตรวจสอบได้</text:span></text:p>
        </text:list-item>
        <text:list-item>
          <text:p text:style-name="P17"><text:span text:style-name="Strong_20_Emphasis">รัฐควรสร้างความตระหนักรู้ต่อสาธารณะเกี่ยวกับการใช้เทคโนโลยีการสื่อสารใหม่ ๆ เพื่อสนับสนุนให้บุคคลสามารถประเมิน บริหารจัดการ ลดผลกระทบ และตัดสินใจอย่างมีความรู้เกี่ยวกับความเสี่ยงเนื่องจากการสื่อสาร</text:span></text:p>
        </text:list-item>
      </text:list>
      <text:list xml:id="list214860740585127" text:continue-list="list214859122543417" text:style-name="WW8Num4">
        <text:list-item>
          <text:list>
            <text:list-item>
              <text:h text:style-name="P10" text:outline-level="2"><text:bookmark-start text:name="__RefHeading__10998_981571041"/>ควบคุมการใช้ประโยชน์เชิงพาณิชย์ของเทคโนโลยีการสอดแนมข้อมูล<text:bookmark-end text:name="__RefHeading__10998_981571041"/></text:h>
            </text:list-item>
          </text:list>
        </text:list-item>
      </text:list>
      <text:list xml:id="list214859924110561" text:continue-list="list214860712023729" text:style-name="HRC-Text-Numbering">
        <text:list-item>
          <text:p text:style-name="P17"><text:span text:style-name="Strong_20_Emphasis">รัฐควรประกันว่าข้อมูลการสื่อสารที่เก็บรวบรวมไว้โดยบรรษัทจากการให้บริการเป็นไปตามมาตรฐานการคุ้มครองข้อมูลขั้นสูงสุด</text:span></text:p>
        </text:list-item>
        <text:list-item>
          <text:p text:style-name="P17"><text:span text:style-name="Strong_20_Emphasis"><text:tab/>รัฐต้องงดเว้นจากการบังคับให้ภาคเอกชนใช้มาตรการที่ส่งผลกระทบต่อความเป็นส่วนตัว ความปลอดภัย และการปกปิดชื่อตนเองในการใช้บริการการสื่อสาร รวมทั้งการกำหนดให้มีการพัฒนาความสามารถในการดักรับข้อมูลเพื่อประโยชน์ด้านการสอดแนมของรัฐ หรือการห้ามการเข้ารหัสข้อมูล</text:span></text:p>
        </text:list-item>
        <text:list-item>
          <text:p text:style-name="P17"><text:span text:style-name="Strong_20_Emphasis">รัฐต้องใช้มาตรการเพื่อป้องกันการใช้ประโยชน์เชิงพาณิชย์ของเทคโนโลยีการสอดแนมข้อมูล โดยให้ความใส่ใจกับการทำวิจัย การพัฒนา การค้า การส่งออก และการใช้เทคโนโลยีเหล่านี้ โดยคำนึงถึงศักยภาพที่ถูกใช้เพื่อการละเมิดสิทธิมนุษยชนอย่างเป็นระบบ</text:span></text:p>
        </text:list-item>
      </text:list>
      <text:list xml:id="list214860816947717" text:continue-list="list214860740585127" text:style-name="WW8Num4">
        <text:list-item>
          <text:list>
            <text:list-item>
              <text:h text:style-name="P11" text:outline-level="2"><text:bookmark-start text:name="__RefHeading__10894_981571041"/>ส่งเสริมการประเมินพันธกรณีด้านสิทธิมนุษยชนระหว่างประเทศที่เกี่ยวข้อง<text:bookmark-end text:name="__RefHeading__10894_981571041"/></text:h>
            </text:list-item>
          </text:list>
        </text:list-item>
      </text:list>
      <text:list xml:id="list214859437174255" text:continue-list="list214859924110561" text:style-name="HRC-Text-Numbering">
        <text:list-item>
          <text:p text:style-name="P17"><text:span text:style-name="Strong_20_Emphasis">เป็นสิ่งที่จำเป็นอย่างยิ่งที่จะต้องส่งเสริมความเข้าใจในระหว่างประเทศเกี่ยวกับการคุ้มครองสิทธิความเป็นส่วนตัว เมื่อคำนึงถึงพัฒนาการของเทคโนโลยีที่เป็นอยู่ คณะกรรมการสิทธิมนุษยชนควรพิจารณาออก “ความเห็นทั่วไป” ฉบับใหม่ว่าด้วยสิทธิความเป็นส่วนตัวเพื่อทดแทนความเห็นทั่วไป ฉบับที่ 16 (2531)</text:span></text:p>
        </text:list-item>
        <text:list-item>
          <text:p text:style-name="P18"><draw:line text:anchor-type="paragraph" draw:z-index="0" draw:style-name="gr1" draw:text-style-name="P21" svg:x1="4.953cm" svg:y1="2.354cm" svg:x2="11.404cm" svg:y2="2.354cm"><text:p/></draw:line><text:span text:style-name="Strong_20_Emphasis">กลไกสิทธิมนุษยชนควรประเมินเพิ่มเติมถึงพันธกรณีของภาคเอกชนในการจัดทำและการขายเทคโนโลยีการสอดแน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PCMyungjo" svg:font-family="PCMyungjo"/>
    <style:font-face style:name="TH Sarabun New" svg:font-family="'TH Sarabun New'"/>
    <style:font-face style:name="SimSun" svg:font-family="SimSun" style:font-pitch="variable"/>
    <style:font-face style:name="TH Sarabun New1" svg:font-family="'TH Sarabun New'"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 Sarabun New" fo:font-size="12pt" fo:language="en" fo:country="US" style:font-name-asian="PCMyungjo" style:font-size-asian="10.5pt" style:language-asian="zh" style:country-asian="CN" style:font-name-complex="TH Sarabun New"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 Sarabun New" fo:font-size="12pt" fo:language="en" fo:country="US" style:font-name-asian="PCMyungjo" style:font-size-asian="10.5pt" style:language-asian="zh" style:country-asian="CN" style:font-name-complex="TH Sarabun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H Sarabun New1" fo:font-size="14pt" fo:language="en" fo:country="US" style:font-name-asian="Times New Roman" style:font-size-asian="14pt" style:language-asian="zh" style:country-asian="CN" style:font-name-complex="TH Sarabun New1" style:font-size-complex="14pt" style:language-complex="th" style:country-complex="TH"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H Sarabun New" fo:font-size="18pt" style:font-name-asian="SimSun" style:font-size-asian="18pt" style:font-name-complex="TH Sarabun New" style:font-size-complex="18pt"/>
    </style:style>
    <style:style style:name="Text_20_body" style:display-name="Text body" style:family="paragraph" style:parent-style-name="Standard" style:class="text">
      <style:paragraph-properties fo:margin-top="0cm" fo:margin-bottom="0.212cm" style:contextual-spacing="false"/>
      <style:text-properties style:font-name="TH Sarabun New1" style:font-name-complex="TH Sarabun New1"/>
    </style:style>
    <style:style style:name="List" style:family="paragraph" style:parent-style-name="Text_20_body" style:class="list">
      <style:text-properties style:font-name="TH Sarabun New" style:font-name-asian="PCMyungjo" style:font-name-complex="TH Sarabun New"/>
    </style:style>
    <style:style style:name="Caption" style:family="paragraph" style:parent-style-name="Standard" style:class="extra">
      <style:paragraph-properties fo:margin-top="0.212cm" fo:margin-bottom="0.212cm" style:contextual-spacing="false" text:number-lines="false" text:line-number="0"/>
      <style:text-properties style:font-name="TH Sarabun New" fo:font-size="15pt" fo:font-style="italic" style:font-name-asian="PCMyungjo" style:font-size-asian="15pt" style:font-style-asian="italic" style:font-name-complex="TH Sarabun New" style:font-size-complex="15pt" style:font-style-complex="italic"/>
    </style:style>
    <style:style style:name="Index" style:family="paragraph" style:parent-style-name="Standard" style:class="index">
      <style:paragraph-properties text:number-lines="false" text:line-number="0"/>
      <style:text-properties style:font-name="TH Sarabun New" style:font-name-asian="PCMyungjo" style:font-name-complex="TH Sarabun New"/>
    </style:style>
    <style:style style:name="Heading_20_1" style:display-name="Heading 1" style:family="paragraph" style:parent-style-name="Heading" style:next-style-name="Text_20_body" style:list-style-name="WW8Num4" style:class="text">
      <style:paragraph-properties fo:margin-left="-0.7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background-color="transparent">
        <style:background-image/>
      </style:paragraph-properties>
      <style:text-properties style:font-name="TH Sarabun New1" fo:font-size="11pt" style:font-size-asian="11pt" style:font-name-complex="TH Sarabun New1" style:font-size-complex="11pt"/>
    </style:style>
    <style:style style:name="HRC-TOC" style:family="paragraph" style:parent-style-name="Standard" style:list-style-name="WW8Num2">
      <style:paragraph-properties>
        <style:tab-stops>
          <style:tab-stop style:position="12cm" style:type="right" style:leader-style="dotted" style:leader-text="."/>
          <style:tab-stop style:position="14cm" style:type="right"/>
          <style:tab-stop style:position="16cm" style:type="right"/>
        </style:tab-stops>
      </style:paragraph-properties>
      <style:text-properties fo:font-size="13pt" style:font-size-asian="13pt" style:font-size-complex="13pt"/>
    </style:style>
    <style:style style:name="Text" style:family="paragraph" style:parent-style-name="Caption" style:class="extra"/>
    <style:style style:name="HRC-Text" style:family="paragraph" style:parent-style-name="Text_20_body" style:list-style-name="HRC-Text-Numbering">
      <style:text-properties fo:font-size="13pt" style:font-size-asian="13pt" style:font-size-complex="13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default-outline-level="1" style:list-style-name="" style:class="chapter">
      <style:paragraph-properties fo:margin-left="2cm" fo:margin-right="0cm" fo:text-align="start" style:justify-single-word="false" fo:text-indent="0cm" style:auto-text-indent="false"/>
      <style:text-properties fo:font-size="20pt" fo:font-weight="bold" style:font-size-asian="18pt"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RC-Heading_20_1" style:display-name="HRC-Heading 1" style:family="paragraph" style:parent-style-name="Heading_20_1" style:default-outline-level="1">
      <style:paragraph-properties fo:margin-left="-0.801cm" fo:margin-right="0cm" fo:margin-top="0.55cm" fo:margin-bottom="0.199cm" style:contextual-spacing="false" fo:text-indent="0cm" style:auto-text-indent="false"/>
      <style:text-properties fo:font-size="20pt" style:font-size-asian="20pt" style:font-size-complex="20pt"/>
    </style:style>
    <style:style style:name="HRC-Heading_20_2" style:display-name="HRC-Heading 2" style:family="paragraph" style:parent-style-name="HRC-Heading_20_1" style:default-outline-level="2">
      <style:paragraph-properties fo:margin-top="0.4cm" fo:margin-bottom="0.199cm" style:contextual-spacing="false"/>
      <style:text-properties fo:font-size="18pt" style:font-size-asian="18pt" style:font-size-complex="18pt"/>
    </style:style>
    <style:style style:name="Header" style:family="paragraph" style:parent-style-name="Standard" style:class="extra">
      <style:paragraph-properties fo:margin-left="-0.801cm" fo:margin-right="-0.801cm" fo:text-indent="0cm" style:auto-text-indent="false" fo:padding="0.049cm" fo:border-left="none" fo:border-right="none" fo:border-top="none" fo:border-bottom="0.06pt solid #000000" style:shadow="none" text:number-lines="false" text:line-number="0">
        <style:tab-stops>
          <style:tab-stop style:position="7.96cm" style:type="center"/>
          <style:tab-stop style:position="17.2cm" style:type="right"/>
        </style:tab-stops>
      </style:paragraph-properties>
      <style:text-properties fo:font-size="12pt" fo:font-weight="bold" style:font-size-asian="12pt" style:font-size-complex="12pt" style:font-weight-complex="bold"/>
    </style:style>
    <style:style style:name="Footer" style:family="paragraph" style:parent-style-name="Standard" style:class="extra" style:master-page-name="">
      <style:paragraph-properties fo:margin-left="-0.801cm" fo:margin-right="-0.801cm" fo:text-indent="0cm" style:auto-text-indent="false" style:page-number="auto" fo:background-color="transparent" style:shadow="none" text:number-lines="false" text:line-number="0">
        <style:tab-stops>
          <style:tab-stop style:position="7.96cm" style:type="center"/>
          <style:tab-stop style:position="17.2cm" style:type="right"/>
        </style:tab-stops>
        <style:background-image/>
      </style:paragraph-properties>
      <style:text-properties fo:font-size="12pt" fo:font-weight="bold" style:font-size-asian="12pt"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RC-Text-Conclusion" style:family="paragraph" style:parent-style-name="HRC-Text">
      <style:text-properties fo:font-size="15pt" fo:font-weight="bold" style:font-size-asian="15pt" style:font-weight-asian="bold" style:font-size-complex="15pt" style:font-weight-complex="bold"/>
    </style:style>
    <style:style style:name="Contents_20_Heading" style:display-name="Contents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20pt" fo:font-weight="bold" style:font-size-asian="16pt" style:font-weight-asian="bold" style:font-size-complex="20pt" style:font-weight-complex="bold"/>
    </style:style>
    <style:style style:name="Footnote_20_Symbol" style:display-name="Footnote Symbol" style:family="text">
      <style:text-properties style:text-position="super 58%" fo:font-size="16pt" style:font-size-asian="16pt" style:font-size-complex="16pt"/>
    </style:style>
    <style:style style:name="Internet_20_link" style:display-name="Internet link" style:family="text">
      <style:text-properties style:use-window-font-color="true" fo:font-size="11pt" style:text-underline-style="none" style:font-size-asian="10.5pt" style:font-size-complex="11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efinition" style:family="text"/>
    <style:style style:name="Endnote_20_anchor" style:display-name="Endnote anchor" style:family="text">
      <style:text-properties style:text-position="super 58%"/>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style:use-window-font-color="true" fo:font-size="11pt" fo:language="zxx" fo:country="none" style:text-underline-style="none" style:font-size-asian="10.5pt" style:language-asian="zxx" style:country-asian="none" style:font-size-complex="11pt"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Zeichenformat"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Zeichenformat" style:num-format="">
        <style:list-level-properties text:list-level-position-and-space-mode="label-alignment">
          <style:list-level-label-alignment text:label-followed-by="nothing" fo:text-indent="-1.016cm" fo:margin-left="1.016cm"/>
        </style:list-level-properties>
      </text:outline-level-style>
      <text:outline-level-style text:level="3" text:style-name="Zeichenformat" style:num-format="">
        <style:list-level-properties text:list-level-position-and-space-mode="label-alignment">
          <style:list-level-label-alignment text:label-followed-by="nothing" fo:text-indent="-1.27cm" fo:margin-left="1.27cm"/>
        </style:list-level-properties>
      </text:outline-level-style>
      <text:outline-level-style text:level="4" text:style-name="Zeichenformat" style:num-format="">
        <style:list-level-properties text:list-level-position-and-space-mode="label-alignment">
          <style:list-level-label-alignment text:label-followed-by="nothing" fo:text-indent="-1.524cm" fo:margin-left="1.524cm"/>
        </style:list-level-properties>
      </text:outline-level-style>
      <text:outline-level-style text:level="5" text:style-name="Zeichenformat" style:num-format="">
        <style:list-level-properties text:list-level-position-and-space-mode="label-alignment">
          <style:list-level-label-alignment text:label-followed-by="nothing" fo:text-indent="-1.778cm" fo:margin-left="1.778cm"/>
        </style:list-level-properties>
      </text:outline-level-style>
      <text:outline-level-style text:level="6" text:style-name="Zeichenformat" style:num-format="">
        <style:list-level-properties text:list-level-position-and-space-mode="label-alignment">
          <style:list-level-label-alignment text:label-followed-by="nothing" fo:text-indent="-2.032cm" fo:margin-left="2.032cm"/>
        </style:list-level-properties>
      </text:outline-level-style>
      <text:outline-level-style text:level="7" text:style-name="Zeichenformat" style:num-format="">
        <style:list-level-properties text:list-level-position-and-space-mode="label-alignment">
          <style:list-level-label-alignment text:label-followed-by="nothing" fo:text-indent="-2.286cm" fo:margin-left="2.286cm"/>
        </style:list-level-properties>
      </text:outline-level-style>
      <text:outline-level-style text:level="8" text:style-name="Zeichenformat"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Zeichenformat"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RC-Text-Numbering">
      <text:list-level-style-number text:level="1" text:style-name="Zeichenformat" style:num-suffix="." style:num-format="1">
        <style:list-level-properties text:list-level-position-and-space-mode="label-alignment">
          <style:list-level-label-alignment text:label-followed-by="listtab" text:list-tab-stop-position="1.251cm"/>
        </style:list-level-properties>
      </text:list-level-style-number>
      <text:list-level-style-number text:level="2" text:style-name="Zeichenformat" style:num-prefix="(" style:num-suffix=")" style:num-format="a" style:num-letter-sync="true">
        <style:list-level-properties text:list-level-position-and-space-mode="label-alignment">
          <style:list-level-label-alignment text:label-followed-by="listtab" text:list-tab-stop-position="1.251cm" fo:text-indent="1.251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Zeichenformat" style:num-suffix="." style:num-format="I">
        <style:list-level-properties text:list-level-position-and-space-mode="label-alignment">
          <style:list-level-label-alignment text:label-followed-by="listtab"/>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Zeichenformat" style:num-suffix="." style:num-format="1">
        <style:list-level-properties text:list-level-position-and-space-mode="label-alignment">
          <style:list-level-label-alignment text:label-followed-by="listtab"/>
        </style:list-level-properties>
      </text:list-level-style-number>
      <text:list-level-style-number text:level="4" text:style-name="Zeichenformat" style:num-suffix="." style:num-format="1">
        <style:list-level-properties text:list-level-position-and-space-mode="label-alignment">
          <style:list-level-label-alignment text:label-followed-by="listtab"/>
        </style:list-level-properties>
      </text:list-level-style-number>
      <text:list-level-style-number text:level="5" text:style-name="Zeichenformat" style:num-suffix="." style:num-format="1">
        <style:list-level-properties text:list-level-position-and-space-mode="label-alignment">
          <style:list-level-label-alignment text:label-followed-by="listtab"/>
        </style:list-level-properties>
      </text:list-level-style-number>
      <text:list-level-style-number text:level="6" text:style-name="Zeichenformat" style:num-suffix="." style:num-format="1">
        <style:list-level-properties text:list-level-position-and-space-mode="label-alignment">
          <style:list-level-label-alignment text:label-followed-by="listtab"/>
        </style:list-level-properties>
      </text:list-level-style-number>
      <text:list-level-style-number text:level="7" text:style-name="Zeichenformat" style:num-suffix="." style:num-format="1">
        <style:list-level-properties text:list-level-position-and-space-mode="label-alignment">
          <style:list-level-label-alignment text:label-followed-by="listtab"/>
        </style:list-level-properties>
      </text:list-level-style-number>
      <text:list-level-style-number text:level="8" text:style-name="Zeichenformat" style:num-suffix="." style:num-format="1">
        <style:list-level-properties text:list-level-position-and-space-mode="label-alignment">
          <style:list-level-label-alignment text:label-followed-by="listtab"/>
        </style:list-level-properties>
      </text:list-level-style-number>
      <text:list-level-style-number text:level="9" text:style-name="Zeichenformat"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296de"/>
    </style:style>
    <style:style style:name="MT1" style:family="text"/>
    <style:page-layout style:name="Mpm1">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99cm" fo:margin-bottom="1.799cm" fo:margin-left="2.3cm" fo:margin-right="2.3cm" fo:background-color="#ffffff"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06cm" fo:margin-left="0cm" fo:margin-right="0cm" fo:margin-top="0.96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Header"><text:tab/><text:tab/><text:span text:style-name="Strong_20_Emphasis">A/HRC/23/40</text:span></text:p>
      </style:header>
      <style:header-first style:display="false">
        <text:p text:style-name="Header"><text:span text:style-name="Strong_20_Emphasis">A/HRC/23/40</text:span></text:p>
      </style:header-first>
      <style:header-left style:display="false">
        <text:p text:style-name="MP1"><text:span text:style-name="Strong_20_Emphasis">A/HRC/23/40</text:span></text:p>
      </style:header-left>
      <style:footer>
        <text:p text:style-name="Footer"><text:tab/><text:tab/><text:page-number text:select-page="current">5</text:page-number></text:p>
      </style:footer>
      <style:footer-first style:display="false">
        <text:p text:style-name="Footer"><text:page-number text:select-page="current">2</text:page-number></text:p>
      </style:footer-first>
      <style:footer-left style:display="false">
        <text:p text:style-name="Footer"><text:page-number text:select-page="current">14</text:page-number></text:p>
      </style:footer-lef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HRC/23/40 ผลกระทบของการสอดแนมการสื่อสารโดยรัฐต่อการใช้สิทธิมนุษยชนเพื่อเข้าถึงความเป็นส่วนตัวและเสรีภาพด้านความเห็นและการแสดงออก</dc:title>
    <dc:subject>Implications of States’ surveillance of communications on the exercise of the human rights to privacy and to freedom of opinion and expression</dc:subject>
    <dc:description>ฉบับแปลภาษาไทยอย่างไม่เป็นทางการของ A/HRC/23/40 รายงานของผู้รายงานพิเศษว่าด้วยการส่งเสริมและคุ้มครองสิทธิและเสรีภาพด้านความเห็นและการแสดงออก แฟรงค์ ลารัว

รายงานฉบับนี้ส่งมอบให้ตามมติของคณะมนตรีสิทธิมนุษยชนแห่งสหประชาชาติที่ 16/4 เป็นการวิเคราะห์ผลกระทบของการสอดแนมการสื่อสารโดยรัฐต่อการใช้สิทธิมนุษยชนเพื่อเข้าถึงความเป็นส่วนตัวและเสรีภาพด้านความเห็นและการแสดงออก เมื่อคำนึงถึงผลกระทบจากความก้าวหน้าด้านเทคโนโลยีที่สำคัญด้านการสื่อสาร รายงานเน้นย้ำถึงความจำเป็นเร่งด่วนที่จะต้องศึกษาวิธีการใหม่ ๆ ในการสอดแนมข้อมูล และการแก้ไขเพิ่มเติมกฎหมายในประเทศที่ควบคุมการปฏิบัติดังกล่าวให้สอดคล้องกับมาตรฐานสิทธิมนุษยชน

Unofficial Thai translation of A/HRC/23/40 Report of the Special Rapporteur on the promotion and protection of the right to freedom of opinion and expression, Frank La Rue

The present report, submitted in accordance with Human Rights Council resolution 16/4, analyses the implications of States’ surveillance of communications on the exercise of the human rights to privacy and to freedom of opinion and expression. While considering the impact of significant technological advances in communications, the report underlines the urgent need to further study new modalities of surveillance and to revise national laws regulating these practices in line with human rights standards.</dc:description>
    <meta:initial-creator>Arthit Suriyawongkul</meta:initial-creator>
    <meta:creation-date>2013-11-19T00:39:23.226972000</meta:creation-date>
    <meta:editing-cycles>17</meta:editing-cycles>
    <meta:editing-duration>PT21M30S</meta:editing-duration>
    <meta:generator>LibreOffice/4.1.2.3$MacOSX_x86 LibreOffice_project/40b2d7fde7e8d2d7bc5a449dc65df4d08a7dd38</meta:generator>
    <dc:date>2013-11-23T21:48:58.517357000</dc:date>
    <dc:creator>Arthit Suriyawongkul</dc:creator>
    <meta:keyword>surveillance</meta:keyword>
    <meta:keyword>privacy</meta:keyword>
    <meta:keyword>communications</meta:keyword>
    <meta:keyword>human rights</meta:keyword>
    <meta:keyword>UN</meta:keyword>
    <meta:keyword>freedom of expression</meta:keyword>
    <meta:keyword>interception</meta:keyword>
    <meta:keyword>online</meta:keyword>
    <meta:keyword>Internet</meta:keyword>
    <meta:keyword>digital</meta:keyword>
    <meta:keyword>media</meta:keyword>
    <meta:keyword>metadata</meta:keyword>
    <meta:keyword>telecommunications</meta:keyword>
    <meta:keyword>Frank La Rue</meta:keyword>
    <meta:keyword>law</meta:keyword>
    <meta:keyword>civil rights</meta:keyword>
    <meta:keyword>political rights</meta:keyword>
    <meta:keyword>legal standards</meta:keyword>
    <meta:keyword>security</meta:keyword>
    <meta:keyword>cybersecurity</meta:keyword>
    <meta:keyword>data protection</meta:keyword>
    <meta:keyword>impunity</meta:keyword>
    <meta:keyword>UNHRC</meta:keyword>
    <meta:keyword>UNESCO</meta:keyword>
    <meta:keyword>WSIS</meta:keyword>
    <meta:document-statistic meta:table-count="1" meta:image-count="0" meta:object-count="0" meta:page-count="23" meta:paragraph-count="243" meta:word-count="15580" meta:character-count="56372" meta:non-whitespace-character-count="54117"/>
    <meta:user-defined meta:name="Date completed" meta:value-type="date">2013-11-18</meta:user-defined>
    <meta:user-defined meta:name="Language">tha</meta:user-defined>
    <meta:user-defined meta:name="Publisher">Thai Netizen Network</meta:user-defined>
    <meta:user-defined meta:name="Source">http://www.ohchr.org/Documents/HRBodies/HRCouncil/RegularSession/Session23/A.HRC.23.40_EN.pdf</meta:user-defined>
    <meta:user-defined meta:name="URL" meta:value-type="string">https://thainetizen.org</meta:user-defined>
  </office:meta>
</office:document-meta>
</file>